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No page-breaks, no paragrahs</text:p>
          </table:table-cell>
          <table:table-cell table:number-columns-repeated="9"/>
        </table:table-row>
        <table:table-row table:style-name="ro1">
          <table:table-cell office:value-type="string">
            <text:p>File</text:p>
          </table:table-cell>
          <table:table-cell office:value-type="string">
            <text:p>nltk sentence</text:p>
          </table:table-cell>
          <table:table-cell office:value-type="string">
            <text:p>length by '.'</text:p>
          </table:table-cell>
          <table:table-cell office:value-type="string">
            <text:p>% capitalized after '.'</text:p>
          </table:table-cell>
          <table:table-cell office:value-type="string">
            <text:p>length by ','</text:p>
          </table:table-cell>
          <table:table-cell office:value-type="string">
            <text:p>% capitalized after ','</text:p>
          </table:table-cell>
          <table:table-cell office:value-type="string">
            <text:p>. or , and capital</text:p>
          </table:table-cell>
          <table:table-cell office:value-type="string">
            <text:p>length by capitals</text:p>
          </table:table-cell>
          <table:table-cell office:value-type="string">
            <text:p>length by tab</text:p>
          </table:table-cell>
          <table:table-cell office:value-type="string">
            <text:p>total length</text:p>
          </table:table-cell>
        </table:table-row>
        <table:table-row table:style-name="ro1">
          <table:table-cell office:value-type="string">
            <text:p>DL.xml</text:p>
          </table:table-cell>
          <table:table-cell office:value-type="float" office:value="5.48847457627">
            <text:p>5.4884745763</text:p>
          </table:table-cell>
          <table:table-cell office:value-type="float" office:value="4.86362270952">
            <text:p>4.8636227095</text:p>
          </table:table-cell>
          <table:table-cell office:value-type="float" office:value="0.124962451187">
            <text:p>0.1249624512</text:p>
          </table:table-cell>
          <table:table-cell office:value-type="float" office:value="8095.5">
            <text:p>8095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97.5361445783">
            <text:p>97.5361445783</text:p>
          </table:table-cell>
          <table:table-cell office:value-type="float" office:value="51.2373417722">
            <text:p>51.2373417722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ivan.xml</text:p>
          </table:table-cell>
          <table:table-cell office:value-type="float" office:value="26.135818067">
            <text:p>26.135818067</text:p>
          </table:table-cell>
          <table:table-cell office:value-type="float" office:value="30.4437086093">
            <text:p>30.4437086093</text:p>
          </table:table-cell>
          <table:table-cell office:value-type="float" office:value="0.70787343635">
            <text:p>0.7078734364</text:p>
          </table:table-cell>
          <table:table-cell office:value-type="float" office:value="16.7502024291">
            <text:p>16.7502024291</text:p>
          </table:table-cell>
          <table:table-cell office:value-type="float" office:value="0.00688259109312">
            <text:p>0.0068825911</text:p>
          </table:table-cell>
          <table:table-cell office:value-type="float" office:value="43.4590336134">
            <text:p>43.4590336134</text:p>
          </table:table-cell>
          <table:table-cell office:value-type="float" office:value="22.5711947627">
            <text:p>22.5711947627</text:p>
          </table:table-cell>
          <table:table-cell table:number-columns-repeated="2" office:value-type="float" office:value="41373">
            <text:p>41373</text:p>
          </table:table-cell>
        </table:table-row>
        <table:table-row table:style-name="ro1">
          <table:table-cell office:value-type="string">
            <text:p>Birg-no.xml</text:p>
          </table:table-cell>
          <table:table-cell office:value-type="float" office:value="10.072962963">
            <text:p>10.072962963</text:p>
          </table:table-cell>
          <table:table-cell office:value-type="float" office:value="10.0320914792">
            <text:p>10.0320914792</text:p>
          </table:table-cell>
          <table:table-cell office:value-type="float" office:value="0.357063814091">
            <text:p>0.3570638141</text:p>
          </table:table-cell>
          <table:table-cell office:value-type="float" office:value="58.9956616052">
            <text:p>58.9956616052</text:p>
          </table:table-cell>
          <table:table-cell office:value-type="float" office:value="0.331887201735">
            <text:p>0.3318872017</text:p>
          </table:table-cell>
          <table:table-cell office:value-type="float" office:value="24.6126696833">
            <text:p>24.6126696833</text:p>
          </table:table-cell>
          <table:table-cell office:value-type="float" office:value="16.7057739558">
            <text:p>16.7057739558</text:p>
          </table:table-cell>
          <table:table-cell office:value-type="float" office:value="1007.2962963">
            <text:p>1007.2962963</text:p>
          </table:table-cell>
          <table:table-cell office:value-type="float" office:value="27197">
            <text:p>27197</text:p>
          </table:table-cell>
        </table:table-row>
        <table:table-row table:style-name="ro1">
          <table:table-cell office:value-type="string">
            <text:p>MP1.xml</text:p>
          </table:table-cell>
          <table:table-cell office:value-type="float" office:value="73.7300509338">
            <text:p>73.7300509338</text:p>
          </table:table-cell>
          <table:table-cell office:value-type="float" office:value="71.1918032787">
            <text:p>71.1918032787</text:p>
          </table:table-cell>
          <table:table-cell office:value-type="float" office:value="0.252459016393">
            <text:p>0.2524590164</text:p>
          </table:table-cell>
          <table:table-cell office:value-type="float" office:value="33.6904577192">
            <text:p>33.6904577192</text:p>
          </table:table-cell>
          <table:table-cell office:value-type="float" office:value="0.077579519007">
            <text:p>0.077579519</text:p>
          </table:table-cell>
          <table:table-cell office:value-type="float" office:value="123.372159091">
            <text:p>123.372159091</text:p>
          </table:table-cell>
          <table:table-cell office:value-type="float" office:value="17.0770743217">
            <text:p>17.0770743217</text:p>
          </table:table-cell>
          <table:table-cell office:value-type="float" office:value="185.585470085">
            <text:p>185.585470085</text:p>
          </table:table-cell>
          <table:table-cell office:value-type="float" office:value="43427">
            <text:p>43427</text:p>
          </table:table-cell>
        </table:table-row>
        <table:table-row table:style-name="ro1">
          <table:table-cell office:value-type="string">
            <text:p>Birg4-8.xml</text:p>
          </table:table-cell>
          <table:table-cell office:value-type="float" office:value="925.213333333">
            <text:p>925.213333333</text:p>
          </table:table-cell>
          <table:table-cell office:value-type="float" office:value="885.842553191">
            <text:p>885.842553191</text:p>
          </table:table-cell>
          <table:table-cell office:value-type="float" office:value="0.421276595745">
            <text:p>0.4212765957</text:p>
          </table:table-cell>
          <table:table-cell office:value-type="float" office:value="131.505369551">
            <text:p>131.505369551</text:p>
          </table:table-cell>
          <table:table-cell office:value-type="float" office:value="0.455464308275">
            <text:p>0.4554643083</text:p>
          </table:table-cell>
          <table:table-cell office:value-type="float" office:value="252.637135922">
            <text:p>252.637135922</text:p>
          </table:table-cell>
          <table:table-cell office:value-type="float" office:value="19.6667926311">
            <text:p>19.6667926311</text:p>
          </table:table-cell>
          <table:table-cell office:value-type="float" office:value="20817.3">
            <text:p>20817.3</text:p>
          </table:table-cell>
          <table:table-cell office:value-type="float" office:value="208173">
            <text:p>208173</text:p>
          </table:table-cell>
        </table:table-row>
        <table:table-row table:style-name="ro1">
          <table:table-cell office:value-type="string">
            <text:p>Fara.xml</text:p>
          </table:table-cell>
          <table:table-cell table:number-columns-repeated="2"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8.51239669421">
            <text:p>8.5123966942</text:p>
          </table:table-cell>
          <table:table-cell office:value-type="float" office:value="0.123966942149">
            <text:p>0.1239669421</text:p>
          </table:table-cell>
          <table:table-cell office:value-type="float" office:value="60.5882352941">
            <text:p>60.5882352941</text:p>
          </table:table-cell>
          <table:table-cell office:value-type="float" office:value="42.9166666667">
            <text:p>42.9166666667</text:p>
          </table:table-cell>
          <table:table-cell office:value-type="float" office:value="343.333333333">
            <text:p>343.333333333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Troja.xml</text:p>
          </table:table-cell>
          <table:table-cell table:number-columns-repeated="2" office:value-type="float" office:value="45775">
            <text:p>45775</text:p>
          </table:table-cell>
          <table:table-cell office:value-type="float" office:value="1">
            <text:p>1</text:p>
          </table:table-cell>
          <table:table-cell office:value-type="float" office:value="31.3312799452">
            <text:p>31.3312799452</text:p>
          </table:table-cell>
          <table:table-cell office:value-type="float" office:value="0.220396988364">
            <text:p>0.2203969884</text:p>
          </table:table-cell>
          <table:table-cell office:value-type="float" office:value="147.186495177">
            <text:p>147.186495177</text:p>
          </table:table-cell>
          <table:table-cell office:value-type="float" office:value="20.8352298589">
            <text:p>20.8352298589</text:p>
          </table:table-cell>
          <table:table-cell office:value-type="float" office:value="117.071611253">
            <text:p>117.071611253</text:p>
          </table:table-cell>
          <table:table-cell office:value-type="float" office:value="45775">
            <text:p>45775</text:p>
          </table:table-cell>
        </table:table-row>
        <table:table-row table:style-name="ro1">
          <table:table-cell office:value-type="string">
            <text:p>Laek4.xml</text:p>
          </table:table-cell>
          <table:table-cell table:number-columns-repeated="2" office:value-type="float" office:value="481.8">
            <text:p>481.8</text:p>
          </table:table-cell>
          <table:table-cell office:value-type="float" office:value="0.2">
            <text:p>0.2</text:p>
          </table:table-cell>
          <table:table-cell office:value-type="float" office:value="27.375">
            <text:p>27.375</text:p>
          </table:table-cell>
          <table:table-cell office:value-type="float" office:value="0.159090909091">
            <text:p>0.1590909091</text:p>
          </table:table-cell>
          <table:table-cell office:value-type="float" office:value="120.45">
            <text:p>120.45</text:p>
          </table:table-cell>
          <table:table-cell office:value-type="float" office:value="21.1315789474">
            <text:p>21.1315789474</text:p>
          </table:table-cell>
          <table:table-cell office:value-type="float" office:value="120.45">
            <text:p>120.45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VM-A.xml</text:p>
          </table:table-cell>
          <table:table-cell office:value-type="float" office:value="21.1668839635">
            <text:p>21.1668839635</text:p>
          </table:table-cell>
          <table:table-cell office:value-type="float" office:value="21.1393229167">
            <text:p>21.1393229167</text:p>
          </table:table-cell>
          <table:table-cell office:value-type="float" office:value="0.205729166667">
            <text:p>0.2057291667</text:p>
          </table:table-cell>
          <table:table-cell office:value-type="float" office:value="1159.64285714">
            <text:p>1159.64285714</text:p>
          </table:table-cell>
          <table:table-cell office:value-type="float" office:value="0.142857142857">
            <text:p>0.1428571429</text:p>
          </table:table-cell>
          <table:table-cell office:value-type="float" office:value="106.809210526">
            <text:p>106.809210526</text:p>
          </table:table-cell>
          <table:table-cell office:value-type="float" office:value="14.5474910394">
            <text:p>14.5474910394</text:p>
          </table:table-cell>
          <table:table-cell office:value-type="float" office:value="345.425531915">
            <text:p>345.425531915</text:p>
          </table:table-cell>
          <table:table-cell office:value-type="float" office:value="16235">
            <text:p>16235</text:p>
          </table:table-cell>
        </table:table-row>
        <table:table-row table:style-name="ro1">
          <table:table-cell office:value-type="string">
            <text:p>SkaL.xml</text:p>
          </table:table-cell>
          <table:table-cell office:value-type="float" office:value="8.63578852237">
            <text:p>8.6357885224</text:p>
          </table:table-cell>
          <table:table-cell office:value-type="float" office:value="8.48623445826">
            <text:p>8.4862344583</text:p>
          </table:table-cell>
          <table:table-cell office:value-type="float" office:value="0.147868561279">
            <text:p>0.1478685613</text:p>
          </table:table-cell>
          <table:table-cell office:value-type="float" office:value="3822.2">
            <text:p>3822.2</text:p>
          </table:table-cell>
          <table:table-cell office:value-type="float" office:value="0.2">
            <text:p>0.2</text:p>
          </table:table-cell>
          <table:table-cell office:value-type="float" office:value="57.3903903904">
            <text:p>57.3903903904</text:p>
          </table:table-cell>
          <table:table-cell office:value-type="float" office:value="51.373655914">
            <text:p>51.373655914</text:p>
          </table:table-cell>
          <table:table-cell office:value-type="float" office:value="84.1894273128">
            <text:p>84.1894273128</text:p>
          </table:table-cell>
          <table:table-cell office:value-type="float" office:value="19111">
            <text:p>19111</text:p>
          </table:table-cell>
        </table:table-row>
        <table:table-row table:style-name="ro1">
          <table:table-cell office:value-type="string">
            <text:p>Joleida.xml</text:p>
          </table:table-cell>
          <table:table-cell table:number-columns-repeated="2"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7.40350877193">
            <text:p>7.4035087719</text:p>
          </table:table-cell>
          <table:table-cell office:value-type="float" office:value="0.140350877193">
            <text:p>0.1403508772</text:p>
          </table:table-cell>
          <table:table-cell office:value-type="float" office:value="42.2">
            <text:p>42.2</text:p>
          </table:table-cell>
          <table:table-cell office:value-type="float" office:value="38.3636363636">
            <text:p>38.3636363636</text:p>
          </table:table-cell>
          <table:table-cell office:value-type="float" office:value="422">
            <text:p>422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string">
            <text:p>SmLKB.xml</text:p>
          </table:table-cell>
          <table:table-cell office:value-type="float" office:value="7.50471698113">
            <text:p>7.5047169811</text:p>
          </table:table-cell>
          <table:table-cell office:value-type="float" office:value="5.56293706294">
            <text:p>5.5629370629</text:p>
          </table:table-cell>
          <table:table-cell office:value-type="float" office:value="0.159090909091">
            <text:p>0.1590909091</text:p>
          </table:table-cell>
          <table:table-cell office:value-type="float" office:value="25.0551181102">
            <text:p>25.0551181102</text:p>
          </table:table-cell>
          <table:table-cell office:value-type="float" office:value="0.338582677165">
            <text:p>0.3385826772</text:p>
          </table:table-cell>
          <table:table-cell office:value-type="float" office:value="109.724137931">
            <text:p>109.724137931</text:p>
          </table:table-cell>
          <table:table-cell office:value-type="float" office:value="102.64516129">
            <text:p>102.64516129</text:p>
          </table:table-cell>
          <table:table-cell office:value-type="float" office:value="90.9142857143">
            <text:p>90.9142857143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Sjusov.xml</text:p>
          </table:table-cell>
          <table:table-cell table:number-columns-repeated="2"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8.13596491228">
            <text:p>8.1359649123</text:p>
          </table:table-cell>
          <table:table-cell office:value-type="float" office:value="0.206140350877">
            <text:p>0.2061403509</text:p>
          </table:table-cell>
          <table:table-cell office:value-type="float" office:value="37.1">
            <text:p>37.1</text:p>
          </table:table-cell>
          <table:table-cell office:value-type="float" office:value="31.4406779661">
            <text:p>31.4406779661</text:p>
          </table:table-cell>
          <table:table-cell office:value-type="float" office:value="927.5">
            <text:p>927.5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string">
            <text:p>Rakel.xml</text:p>
          </table:table-cell>
          <table:table-cell table:number-columns-repeated="2"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7.76056338028">
            <text:p>7.7605633803</text:p>
          </table:table-cell>
          <table:table-cell office:value-type="float" office:value="0.12676056338">
            <text:p>0.1267605634</text:p>
          </table:table-cell>
          <table:table-cell office:value-type="float" office:value="53.756097561">
            <text:p>53.756097561</text:p>
          </table:table-cell>
          <table:table-cell office:value-type="float" office:value="43.2156862745">
            <text:p>43.2156862745</text:p>
          </table:table-cell>
          <table:table-cell office:value-type="float" office:value="440.8">
            <text:p>440.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string">
            <text:p>Mar41SLundversion.xml</text:p>
          </table:table-cell>
          <table:table-cell office:value-type="float" office:value="16.5751789976">
            <text:p>16.5751789976</text:p>
          </table:table-cell>
          <table:table-cell office:value-type="float" office:value="18.9754098361">
            <text:p>18.9754098361</text:p>
          </table:table-cell>
          <table:table-cell office:value-type="float" office:value="0.995901639344">
            <text:p>0.9959016393</text:p>
          </table:table-cell>
          <table:table-cell office:value-type="float" office:value="7.44372990354">
            <text:p>7.4437299035</text:p>
          </table:table-cell>
          <table:table-cell office:value-type="float" office:value="0.252411575563">
            <text:p>0.2524115756</text:p>
          </table:table-cell>
          <table:table-cell office:value-type="float" office:value="11.9125214408">
            <text:p>11.9125214408</text:p>
          </table:table-cell>
          <table:table-cell office:value-type="float" office:value="6.81550539745">
            <text:p>6.8155053975</text:p>
          </table:table-cell>
          <table:table-cell office:value-type="float" office:value="110.238095238">
            <text:p>110.238095238</text:p>
          </table:table-cell>
          <table:table-cell office:value-type="float" office:value="13890">
            <text:p>13890</text:p>
          </table:table-cell>
        </table:table-row>
        <table:table-row table:style-name="ro1">
          <table:table-cell office:value-type="string">
            <text:p>Apd26SLundversion.xml</text:p>
          </table:table-cell>
          <table:table-cell office:value-type="float" office:value="91.3023255814">
            <text:p>91.3023255814</text:p>
          </table:table-cell>
          <table:table-cell office:value-type="float" office:value="89.9083969466">
            <text:p>89.9083969466</text:p>
          </table:table-cell>
          <table:table-cell office:value-type="float" office:value="0.954198473282">
            <text:p>0.9541984733</text:p>
          </table:table-cell>
          <table:table-cell office:value-type="float" office:value="7.89410187668">
            <text:p>7.8941018767</text:p>
          </table:table-cell>
          <table:table-cell office:value-type="float" office:value="0.19235924933">
            <text:p>0.1923592493</text:p>
          </table:table-cell>
          <table:table-cell office:value-type="float" office:value="29.6675062972">
            <text:p>29.6675062972</text:p>
          </table:table-cell>
          <table:table-cell office:value-type="float" office:value="19.5323383085">
            <text:p>19.5323383085</text:p>
          </table:table-cell>
          <table:table-cell office:value-type="float" office:value="113.25">
            <text:p>113.25</text:p>
          </table:table-cell>
          <table:table-cell office:value-type="float" office:value="11778">
            <text:p>11778</text:p>
          </table:table-cell>
        </table:table-row>
        <table:table-row table:style-name="ro1">
          <table:table-cell office:value-type="string">
            <text:p>Apo41SLundversion.xml</text:p>
          </table:table-cell>
          <table:table-cell office:value-type="float" office:value="21.9436325678">
            <text:p>21.9436325678</text:p>
          </table:table-cell>
          <table:table-cell office:value-type="float" office:value="22.221987315">
            <text:p>22.221987315</text:p>
          </table:table-cell>
          <table:table-cell office:value-type="float" office:value="0.993657505285">
            <text:p>0.9936575053</text:p>
          </table:table-cell>
          <table:table-cell office:value-type="float" office:value="7.24396967609">
            <text:p>7.2439696761</text:p>
          </table:table-cell>
          <table:table-cell office:value-type="float" office:value="0.187456926258">
            <text:p>0.1874569263</text:p>
          </table:table-cell>
          <table:table-cell office:value-type="float" office:value="14.7419354839">
            <text:p>14.7419354839</text:p>
          </table:table-cell>
          <table:table-cell office:value-type="float" office:value="7.93882175227">
            <text:p>7.9388217523</text:p>
          </table:table-cell>
          <table:table-cell office:value-type="float" office:value="97.3240740741">
            <text:p>97.3240740741</text:p>
          </table:table-cell>
          <table:table-cell office:value-type="float" office:value="10511">
            <text:p>10511</text:p>
          </table:table-cell>
        </table:table-row>
        <table:table-row table:style-name="ro1">
          <table:table-cell office:value-type="string">
            <text:p>KrL-MEL.xml</text:p>
          </table:table-cell>
          <table:table-cell office:value-type="float" office:value="28.9371859296">
            <text:p>28.9371859296</text:p>
          </table:table-cell>
          <table:table-cell office:value-type="float" office:value="23.7790777701">
            <text:p>23.7790777701</text:p>
          </table:table-cell>
          <table:table-cell office:value-type="float" office:value="0.406744666208">
            <text:p>0.4067446662</text:p>
          </table:table-cell>
          <table:table-cell office:value-type="float" office:value="10.3477088949">
            <text:p>10.3477088949</text:p>
          </table:table-cell>
          <table:table-cell office:value-type="float" office:value="0.00299490865529">
            <text:p>0.0029949087</text:p>
          </table:table-cell>
          <table:table-cell office:value-type="float" office:value="127.025735294">
            <text:p>127.025735294</text:p>
          </table:table-cell>
          <table:table-cell office:value-type="float" office:value="126.098540146">
            <text:p>126.098540146</text:p>
          </table:table-cell>
          <table:table-cell office:value-type="float" office:value="17275.5">
            <text:p>17275.5</text:p>
          </table:table-cell>
          <table:table-cell office:value-type="float" office:value="34551">
            <text:p>34551</text:p>
          </table:table-cell>
        </table:table-row>
        <table:table-row table:style-name="ro1">
          <table:table-cell office:value-type="string">
            <text:p>ElisUng.xml</text:p>
          </table:table-cell>
          <table:table-cell table:number-columns-repeated="2" office:value-type="float" office:value="16.2878787879">
            <text:p>16.2878787879</text:p>
          </table:table-cell>
          <table:table-cell office:value-type="float" office:value="0.106060606061">
            <text:p>0.1060606061</text:p>
          </table:table-cell>
          <table:table-cell office:value-type="float" office:value="18.2203389831">
            <text:p>18.2203389831</text:p>
          </table:table-cell>
          <table:table-cell office:value-type="float" office:value="0.169491525424">
            <text:p>0.1694915254</text:p>
          </table:table-cell>
          <table:table-cell office:value-type="float" office:value="53.75">
            <text:p>53.75</text:p>
          </table:table-cell>
          <table:table-cell office:value-type="float" office:value="28.2894736842">
            <text:p>28.2894736842</text:p>
          </table:table-cell>
          <table:table-cell office:value-type="float" office:value="537.5">
            <text:p>537.5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Bo7.xml</text:p>
          </table:table-cell>
          <table:table-cell table:number-columns-repeated="2" office:value-type="float" office:value="25.6666666667">
            <text:p>25.6666666667</text:p>
          </table:table-cell>
          <table:table-cell office:value-type="float" office:value="0.030303030303">
            <text:p>0.0303030303</text:p>
          </table:table-cell>
          <table:table-cell office:value-type="float" office:value="20.4096385542">
            <text:p>20.4096385542</text:p>
          </table:table-cell>
          <table:table-cell office:value-type="float" office:value="0.0963855421687">
            <text:p>0.0963855422</text:p>
          </table:table-cell>
          <table:table-cell office:value-type="float" office:value="188.222222222">
            <text:p>188.222222222</text:p>
          </table:table-cell>
          <table:table-cell office:value-type="float" office:value="30.8">
            <text:p>30.8</text:p>
          </table:table-cell>
          <table:table-cell table:number-columns-repeated="2" office:value-type="float" office:value="1694">
            <text:p>1694</text:p>
          </table:table-cell>
        </table:table-row>
        <table:table-row table:style-name="ro1">
          <table:table-cell office:value-type="string">
            <text:p>Luk41SLundversion.xml</text:p>
          </table:table-cell>
          <table:table-cell office:value-type="float" office:value="17.2668128655">
            <text:p>17.2668128655</text:p>
          </table:table-cell>
          <table:table-cell office:value-type="float" office:value="19.4411522634">
            <text:p>19.4411522634</text:p>
          </table:table-cell>
          <table:table-cell office:value-type="float" office:value="0.997530864198">
            <text:p>0.9975308642</text:p>
          </table:table-cell>
          <table:table-cell office:value-type="float" office:value="7.55630198337">
            <text:p>7.5563019834</text:p>
          </table:table-cell>
          <table:table-cell office:value-type="float" office:value="0.256557901472">
            <text:p>0.2565579015</text:p>
          </table:table-cell>
          <table:table-cell office:value-type="float" office:value="12.1946308725">
            <text:p>12.1946308725</text:p>
          </table:table-cell>
          <table:table-cell office:value-type="float" office:value="6.7759609868">
            <text:p>6.7759609868</text:p>
          </table:table-cell>
          <table:table-cell office:value-type="float" office:value="82.8807017544">
            <text:p>82.8807017544</text:p>
          </table:table-cell>
          <table:table-cell office:value-type="float" office:value="23621">
            <text:p>23621</text:p>
          </table:table-cell>
        </table:table-row>
        <table:table-row table:style-name="ro1">
          <table:table-cell office:value-type="string">
            <text:p>FelPetr.xml</text:p>
          </table:table-cell>
          <table:table-cell table:number-columns-repeated="2" office:value-type="float" office:value="612">
            <text:p>612</text:p>
          </table:table-cell>
          <table:table-cell office:value-type="float" office:value="0.5">
            <text:p>0.5</text:p>
          </table:table-cell>
          <table:table-cell office:value-type="float" office:value="7.07514450867">
            <text:p>7.0751445087</text:p>
          </table:table-cell>
          <table:table-cell office:value-type="float" office:value="0.0924855491329">
            <text:p>0.0924855491</text:p>
          </table:table-cell>
          <table:table-cell office:value-type="float" office:value="47.0769230769">
            <text:p>47.0769230769</text:p>
          </table:table-cell>
          <table:table-cell office:value-type="float" office:value="34">
            <text:p>34</text:p>
          </table:table-cell>
          <table:table-cell office:value-type="float" office:value="612">
            <text:p>61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string">
            <text:p>GregStyl.xml</text:p>
          </table:table-cell>
          <table:table-cell table:number-columns-repeated="2"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7.97313432836">
            <text:p>7.9731343284</text:p>
          </table:table-cell>
          <table:table-cell office:value-type="float" office:value="0.120895522388">
            <text:p>0.1208955224</text:p>
          </table:table-cell>
          <table:table-cell office:value-type="float" office:value="61.4022988506">
            <text:p>61.4022988506</text:p>
          </table:table-cell>
          <table:table-cell office:value-type="float" office:value="51.8640776699">
            <text:p>51.8640776699</text:p>
          </table:table-cell>
          <table:table-cell table:number-columns-repeated="2" office:value-type="float" office:value="5342">
            <text:p>5342</text:p>
          </table:table-cell>
        </table:table-row>
        <table:table-row table:style-name="ro1">
          <table:table-cell office:value-type="string">
            <text:p>Karl.xml</text:p>
          </table:table-cell>
          <table:table-cell office:value-type="float" office:value="28876">
            <text:p>28876</text:p>
          </table:table-cell>
          <table:table-cell office:value-type="float" office:value="57752">
            <text:p>57752</text:p>
          </table:table-cell>
          <table:table-cell office:value-type="float" office:value="0">
            <text:p>0</text:p>
          </table:table-cell>
          <table:table-cell office:value-type="float" office:value="28876">
            <text:p>28876</text:p>
          </table:table-cell>
          <table:table-cell office:value-type="float" office:value="0">
            <text:p>0</text:p>
          </table:table-cell>
          <table:table-cell office:value-type="float" office:value="57752">
            <text:p>57752</text:p>
          </table:table-cell>
          <table:table-cell office:value-type="float" office:value="49.5725321888">
            <text:p>49.5725321888</text:p>
          </table:table-cell>
          <table:table-cell table:number-columns-repeated="2" office:value-type="float" office:value="57752">
            <text:p>57752</text:p>
          </table:table-cell>
        </table:table-row>
        <table:table-row table:style-name="ro1">
          <table:table-cell office:value-type="string">
            <text:p>GL.xml</text:p>
          </table:table-cell>
          <table:table-cell office:value-type="float" office:value="9.02232746955">
            <text:p>9.0223274696</text:p>
          </table:table-cell>
          <table:table-cell office:value-type="float" office:value="7.59829059829">
            <text:p>7.5982905983</text:p>
          </table:table-cell>
          <table:table-cell office:value-type="float" office:value="0.0974358974359">
            <text:p>0.0974358974</text:p>
          </table:table-cell>
          <table:table-cell office:value-type="float" office:value="13335">
            <text:p>13335</text:p>
          </table:table-cell>
          <table:table-cell office:value-type="float" office:value="0">
            <text:p>0</text:p>
          </table:table-cell>
          <table:table-cell office:value-type="float" office:value="86.5909090909">
            <text:p>86.5909090909</text:p>
          </table:table-cell>
          <table:table-cell office:value-type="float" office:value="86.0322580645">
            <text:p>86.0322580645</text:p>
          </table:table-cell>
          <table:table-cell office:value-type="float" office:value="99.5149253731">
            <text:p>99.5149253731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string">
            <text:p>Argus.xml</text:p>
          </table:table-cell>
          <table:table-cell office:value-type="float" office:value="20.7956873841">
            <text:p>20.7956873841</text:p>
          </table:table-cell>
          <table:table-cell office:value-type="float" office:value="23.0043173233">
            <text:p>23.0043173233</text:p>
          </table:table-cell>
          <table:table-cell office:value-type="float" office:value="0.813923367512">
            <text:p>0.8139233675</text:p>
          </table:table-cell>
          <table:table-cell office:value-type="float" office:value="10.124697164">
            <text:p>10.124697164</text:p>
          </table:table-cell>
          <table:table-cell office:value-type="float" office:value="0.0893069212864">
            <text:p>0.0893069213</text:p>
          </table:table-cell>
          <table:table-cell office:value-type="float" office:value="24.4057025077">
            <text:p>24.4057025077</text:p>
          </table:table-cell>
          <table:table-cell office:value-type="float" office:value="5.45116243382">
            <text:p>5.4511624338</text:p>
          </table:table-cell>
          <table:table-cell office:value-type="float" office:value="80.2768361582">
            <text:p>80.2768361582</text:p>
          </table:table-cell>
          <table:table-cell office:value-type="float" office:value="213135">
            <text:p>213135</text:p>
          </table:table-cell>
        </table:table-row>
        <table:table-row table:style-name="ro1">
          <table:table-cell office:value-type="string">
            <text:p>Bo63.xml</text:p>
          </table:table-cell>
          <table:table-cell table:number-columns-repeated="2"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9.76744186047">
            <text:p>9.7674418605</text:p>
          </table:table-cell>
          <table:table-cell office:value-type="float" office:value="0.220930232558">
            <text:p>0.2209302326</text:p>
          </table:table-cell>
          <table:table-cell office:value-type="float" office:value="38.1818181818">
            <text:p>38.1818181818</text:p>
          </table:table-cell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JohChris.xml</text:p>
          </table:table-cell>
          <table:table-cell table:number-columns-repeated="2"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float" office:value="7.63138686131">
            <text:p>7.6313868613</text:p>
          </table:table-cell>
          <table:table-cell office:value-type="float" office:value="0.166058394161">
            <text:p>0.1660583942</text:p>
          </table:table-cell>
          <table:table-cell office:value-type="float" office:value="40.2115384615">
            <text:p>40.2115384615</text:p>
          </table:table-cell>
          <table:table-cell office:value-type="float" office:value="35.4406779661">
            <text:p>35.4406779661</text:p>
          </table:table-cell>
          <table:table-cell table:number-columns-repeated="2" office:value-type="float" office:value="4182">
            <text:p>4182</text:p>
          </table:table-cell>
        </table:table-row>
        <table:table-row table:style-name="ro1">
          <table:table-cell office:value-type="string">
            <text:p>Stalham.xml</text:p>
          </table:table-cell>
          <table:table-cell office:value-type="float" office:value="15.946615492">
            <text:p>15.946615492</text:p>
          </table:table-cell>
          <table:table-cell office:value-type="float" office:value="14.0322382561">
            <text:p>14.0322382561</text:p>
          </table:table-cell>
          <table:table-cell office:value-type="float" office:value="0.708013509364">
            <text:p>0.7080135094</text:p>
          </table:table-cell>
          <table:table-cell office:value-type="float" office:value="23.717176959">
            <text:p>23.717176959</text:p>
          </table:table-cell>
          <table:table-cell office:value-type="float" office:value="0.0607161390763">
            <text:p>0.0607161391</text:p>
          </table:table-cell>
          <table:table-cell office:value-type="float" office:value="19.5311965812">
            <text:p>19.5311965812</text:p>
          </table:table-cell>
          <table:table-cell office:value-type="float" office:value="7.8151504788">
            <text:p>7.8151504788</text:p>
          </table:table-cell>
          <table:table-cell office:value-type="float" office:value="86.2320754717">
            <text:p>86.2320754717</text:p>
          </table:table-cell>
          <table:table-cell office:value-type="float" office:value="45703">
            <text:p>45703</text:p>
          </table:table-cell>
        </table:table-row>
        <table:table-row table:style-name="ro1">
          <table:table-cell office:value-type="string">
            <text:p>MESt.xml</text:p>
          </table:table-cell>
          <table:table-cell office:value-type="float" office:value="25.8131868132">
            <text:p>25.8131868132</text:p>
          </table:table-cell>
          <table:table-cell office:value-type="float" office:value="25.5634824667">
            <text:p>25.5634824667</text:p>
          </table:table-cell>
          <table:table-cell office:value-type="float" office:value="0.529625151149">
            <text:p>0.5296251511</text:p>
          </table:table-cell>
          <table:table-cell office:value-type="float" office:value="9.67994505495">
            <text:p>9.679945055</text:p>
          </table:table-cell>
          <table:table-cell office:value-type="float" office:value="0">
            <text:p>0</text:p>
          </table:table-cell>
          <table:table-cell office:value-type="float" office:value="110.109375">
            <text:p>110.109375</text:p>
          </table:table-cell>
          <table:table-cell office:value-type="float" office:value="109.538860104">
            <text:p>109.538860104</text:p>
          </table:table-cell>
          <table:table-cell table:number-columns-repeated="2" office:value-type="float" office:value="21141">
            <text:p>21141</text:p>
          </table:table-cell>
        </table:table-row>
        <table:table-row table:style-name="ro1">
          <table:table-cell office:value-type="string">
            <text:p>Stefan.xml</text:p>
          </table:table-cell>
          <table:table-cell table:number-columns-repeated="2" office:value-type="float" office:value="500.5">
            <text:p>500.5</text:p>
          </table:table-cell>
          <table:table-cell office:value-type="float" office:value="0.5">
            <text:p>0.5</text:p>
          </table:table-cell>
          <table:table-cell office:value-type="float" office:value="8.48305084746">
            <text:p>8.4830508475</text:p>
          </table:table-cell>
          <table:table-cell office:value-type="float" office:value="0.161016949153">
            <text:p>0.1610169492</text:p>
          </table:table-cell>
          <table:table-cell office:value-type="float" office:value="45.5">
            <text:p>45.5</text:p>
          </table:table-cell>
          <table:table-cell office:value-type="float" office:value="29.4411764706">
            <text:p>29.4411764706</text:p>
          </table:table-cell>
          <table:table-cell table:number-columns-repeated="2" office:value-type="float" office:value="1001">
            <text:p>1001</text:p>
          </table:table-cell>
        </table:table-row>
        <table:table-row table:style-name="ro1">
          <table:table-cell office:value-type="string">
            <text:p>StefP.xml</text:p>
          </table:table-cell>
          <table:table-cell table:number-columns-repeated="2"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44">
            <text:p>44</text:p>
          </table:table-cell>
          <table:table-cell office:value-type="float" office:value="16.9230769231">
            <text:p>16.9230769231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Mar26SLundversion.xml</text:p>
          </table:table-cell>
          <table:table-cell office:value-type="float" office:value="80.8021390374">
            <text:p>80.8021390374</text:p>
          </table:table-cell>
          <table:table-cell office:value-type="float" office:value="102.789115646">
            <text:p>102.789115646</text:p>
          </table:table-cell>
          <table:table-cell office:value-type="float" office:value="0.945578231293">
            <text:p>0.9455782313</text:p>
          </table:table-cell>
          <table:table-cell office:value-type="float" office:value="7.63516927741">
            <text:p>7.6351692774</text:p>
          </table:table-cell>
          <table:table-cell office:value-type="float" office:value="0.274381000505">
            <text:p>0.2743810005</text:p>
          </table:table-cell>
          <table:table-cell office:value-type="float" office:value="22.3520710059">
            <text:p>22.3520710059</text:p>
          </table:table-cell>
          <table:table-cell office:value-type="float" office:value="14.0689013035">
            <text:p>14.0689013035</text:p>
          </table:table-cell>
          <table:table-cell office:value-type="float" office:value="111.925925926">
            <text:p>111.925925926</text:p>
          </table:table-cell>
          <table:table-cell office:value-type="float" office:value="15110">
            <text:p>15110</text:p>
          </table:table-cell>
        </table:table-row>
        <table:table-row table:style-name="ro1">
          <table:table-cell office:value-type="string">
            <text:p>Blasius.xml</text:p>
          </table:table-cell>
          <table:table-cell office:value-type="float" office:value="10.2896551724">
            <text:p>10.2896551724</text:p>
          </table:table-cell>
          <table:table-cell office:value-type="float" office:value="10.2191780822">
            <text:p>10.2191780822</text:p>
          </table:table-cell>
          <table:table-cell office:value-type="float" office:value="0.5">
            <text:p>0.5</text:p>
          </table:table-cell>
          <table:table-cell office:value-type="float" office:value="186.5">
            <text:p>186.5</text:p>
          </table:table-cell>
          <table:table-cell office:value-type="float" office:value="0">
            <text:p>0</text:p>
          </table:table-cell>
          <table:table-cell office:value-type="float" office:value="20.7222222222">
            <text:p>20.7222222222</text:p>
          </table:table-cell>
          <table:table-cell office:value-type="float" office:value="16.5777777778">
            <text:p>16.5777777778</text:p>
          </table:table-cell>
          <table:table-cell table:number-columns-repeated="2" office:value-type="float" office:value="1492">
            <text:p>1492</text:p>
          </table:table-cell>
        </table:table-row>
        <table:table-row table:style-name="ro1">
          <table:table-cell office:value-type="string">
            <text:p>Macra.xml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0.333333333333">
            <text:p>0.3333333333</text:p>
          </table:table-cell>
          <table:table-cell office:value-type="float" office:value="310.5">
            <text:p>310.5</text:p>
          </table:table-cell>
          <table:table-cell office:value-type="float" office:value="0.25">
            <text:p>0.25</text:p>
          </table:table-cell>
          <table:table-cell office:value-type="float" office:value="32.6842105263">
            <text:p>32.6842105263</text:p>
          </table:table-cell>
          <table:table-cell office:value-type="float" office:value="17.7428571429">
            <text:p>17.7428571429</text:p>
          </table:table-cell>
          <table:table-cell office:value-type="float" office:value="414">
            <text:p>414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string">
            <text:p>Joakim.xml</text:p>
          </table:table-cell>
          <table:table-cell table:number-columns-repeated="2"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9.66285714286">
            <text:p>9.6628571429</text:p>
          </table:table-cell>
          <table:table-cell office:value-type="float" office:value="0.0914285714286">
            <text:p>0.0914285714</text:p>
          </table:table-cell>
          <table:table-cell office:value-type="float" office:value="99.4705882353">
            <text:p>99.4705882353</text:p>
          </table:table-cell>
          <table:table-cell office:value-type="float" office:value="21.6794871795">
            <text:p>21.6794871795</text:p>
          </table:table-cell>
          <table:table-cell office:value-type="float" office:value="422.75">
            <text:p>422.75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ErikReg.xml</text:p>
          </table:table-cell>
          <table:table-cell table:number-columns-repeated="2" office:value-type="float" office:value="52.6787878788">
            <text:p>52.6787878788</text:p>
          </table:table-cell>
          <table:table-cell office:value-type="float" office:value="0.90303030303">
            <text:p>0.903030303</text:p>
          </table:table-cell>
          <table:table-cell office:value-type="float" office:value="72.4333333333">
            <text:p>72.4333333333</text:p>
          </table:table-cell>
          <table:table-cell office:value-type="float" office:value="0">
            <text:p>0</text:p>
          </table:table-cell>
          <table:table-cell office:value-type="float" office:value="59.1292517007">
            <text:p>59.1292517007</text:p>
          </table:table-cell>
          <table:table-cell office:value-type="float" office:value="36.2166666667">
            <text:p>36.2166666667</text:p>
          </table:table-cell>
          <table:table-cell office:value-type="float" office:value="91.4947368421">
            <text:p>91.4947368421</text:p>
          </table:table-cell>
          <table:table-cell office:value-type="float" office:value="8692">
            <text:p>8692</text:p>
          </table:table-cell>
        </table:table-row>
        <table:table-row table:style-name="ro1">
          <table:table-cell office:value-type="string">
            <text:p>OgL-E.xml</text:p>
          </table:table-cell>
          <table:table-cell table:number-columns-repeated="2" office:value-type="float" office:value="11.9310344828">
            <text:p>11.9310344828</text:p>
          </table:table-cell>
          <table:table-cell office:value-type="float" office:value="0.344827586207">
            <text:p>0.344827586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number-columns-repeated="2" office:value-type="float" office:value="15.7272727273">
            <text:p>15.7272727273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Moses-B.xml</text:p>
          </table:table-cell>
          <table:table-cell office:value-type="float" office:value="33.7461430575">
            <text:p>33.7461430575</text:p>
          </table:table-cell>
          <table:table-cell office:value-type="float" office:value="33.0130345301">
            <text:p>33.0130345301</text:p>
          </table:table-cell>
          <table:table-cell office:value-type="float" office:value="0.146581294306">
            <text:p>0.1465812943</text:p>
          </table:table-cell>
          <table:table-cell office:value-type="float" office:value="144366">
            <text:p>144366</text:p>
          </table:table-cell>
          <table:table-cell office:value-type="float" office:value="0">
            <text:p>0</text:p>
          </table:table-cell>
          <table:table-cell office:value-type="float" office:value="71.1863905325">
            <text:p>71.1863905325</text:p>
          </table:table-cell>
          <table:table-cell office:value-type="float" office:value="32.780653951">
            <text:p>32.780653951</text:p>
          </table:table-cell>
          <table:table-cell office:value-type="float" office:value="630.419213974">
            <text:p>630.419213974</text:p>
          </table:table-cell>
          <table:table-cell office:value-type="float" office:value="144366">
            <text:p>144366</text:p>
          </table:table-cell>
        </table:table-row>
        <table:table-row table:style-name="ro1">
          <table:table-cell office:value-type="string">
            <text:p>Swart.xml</text:p>
          </table:table-cell>
          <table:table-cell office:value-type="float" office:value="25.2890625">
            <text:p>25.2890625</text:p>
          </table:table-cell>
          <table:table-cell office:value-type="float" office:value="24.2471910112">
            <text:p>24.2471910112</text:p>
          </table:table-cell>
          <table:table-cell office:value-type="float" office:value="0.998127340824">
            <text:p>0.9981273408</text:p>
          </table:table-cell>
          <table:table-cell office:value-type="float" office:value="14.7387592487">
            <text:p>14.7387592487</text:p>
          </table:table-cell>
          <table:table-cell office:value-type="float" office:value="0.0546385885031">
            <text:p>0.0546385885</text:p>
          </table:table-cell>
          <table:table-cell office:value-type="float" office:value="23.0802139037">
            <text:p>23.0802139037</text:p>
          </table:table-cell>
          <table:table-cell office:value-type="float" office:value="6.99041706033">
            <text:p>6.9904170603</text:p>
          </table:table-cell>
          <table:table-cell office:value-type="float" office:value="195.441509434">
            <text:p>195.441509434</text:p>
          </table:table-cell>
          <table:table-cell office:value-type="float" office:value="51792">
            <text:p>51792</text:p>
          </table:table-cell>
        </table:table-row>
        <table:table-row table:style-name="ro1">
          <table:table-cell office:value-type="string">
            <text:p>Laek1.xml</text:p>
          </table:table-cell>
          <table:table-cell table:number-columns-repeated="2" office:value-type="float" office:value="286.272727273">
            <text:p>286.272727273</text:p>
          </table:table-cell>
          <table:table-cell office:value-type="float" office:value="0.545454545455">
            <text:p>0.5454545455</text:p>
          </table:table-cell>
          <table:table-cell office:value-type="float" office:value="157.45">
            <text:p>157.45</text:p>
          </table:table-cell>
          <table:table-cell office:value-type="float" office:value="0.2">
            <text:p>0.2</text:p>
          </table:table-cell>
          <table:table-cell office:value-type="float" office:value="51.6229508197">
            <text:p>51.6229508197</text:p>
          </table:table-cell>
          <table:table-cell office:value-type="float" office:value="13.1208333333">
            <text:p>13.1208333333</text:p>
          </table:table-cell>
          <table:table-cell office:value-type="float" office:value="53.3728813559">
            <text:p>53.3728813559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MP2-fragm.xml</text:p>
          </table:table-cell>
          <table:table-cell office:value-type="float" office:value="54.5168539326">
            <text:p>54.5168539326</text:p>
          </table:table-cell>
          <table:table-cell office:value-type="float" office:value="58.4578313253">
            <text:p>58.4578313253</text:p>
          </table:table-cell>
          <table:table-cell office:value-type="float" office:value="0.626506024096">
            <text:p>0.6265060241</text:p>
          </table:table-cell>
          <table:table-cell office:value-type="float" office:value="18.4486692015">
            <text:p>18.4486692015</text:p>
          </table:table-cell>
          <table:table-cell office:value-type="float" office:value="0.342205323194">
            <text:p>0.3422053232</text:p>
          </table:table-cell>
          <table:table-cell office:value-type="float" office:value="35.1594202899">
            <text:p>35.1594202899</text:p>
          </table:table-cell>
          <table:table-cell office:value-type="float" office:value="18.6615384615">
            <text:p>18.6615384615</text:p>
          </table:table-cell>
          <table:table-cell office:value-type="float" office:value="124.41025641">
            <text:p>124.41025641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string">
            <text:p>Petri.xml</text:p>
          </table:table-cell>
          <table:table-cell office:value-type="float" office:value="635.994117647">
            <text:p>635.994117647</text:p>
          </table:table-cell>
          <table:table-cell office:value-type="float" office:value="529.995098039">
            <text:p>529.995098039</text:p>
          </table:table-cell>
          <table:table-cell office:value-type="float" office:value="0.808823529412">
            <text:p>0.8088235294</text:p>
          </table:table-cell>
          <table:table-cell office:value-type="float" office:value="8.13169374248">
            <text:p>8.1316937425</text:p>
          </table:table-cell>
          <table:table-cell office:value-type="float" office:value="0.320547533093">
            <text:p>0.3205475331</text:p>
          </table:table-cell>
          <table:table-cell office:value-type="float" office:value="24.8321084061">
            <text:p>24.8321084061</text:p>
          </table:table-cell>
          <table:table-cell office:value-type="float" office:value="8.23387403853">
            <text:p>8.2338740385</text:p>
          </table:table-cell>
          <table:table-cell office:value-type="float" office:value="397.496323529">
            <text:p>397.496323529</text:p>
          </table:table-cell>
          <table:table-cell office:value-type="float" office:value="108119">
            <text:p>108119</text:p>
          </table:table-cell>
        </table:table-row>
        <table:table-row table:style-name="ro1">
          <table:table-cell office:value-type="string">
            <text:p>Did-B.xml</text:p>
          </table:table-cell>
          <table:table-cell office:value-type="float" office:value="46.7419354839">
            <text:p>46.7419354839</text:p>
          </table:table-cell>
          <table:table-cell office:value-type="float" office:value="47.2179226069">
            <text:p>47.2179226069</text:p>
          </table:table-cell>
          <table:table-cell office:value-type="float" office:value="0.0753564154786">
            <text:p>0.0753564155</text:p>
          </table:table-cell>
          <table:table-cell office:value-type="float" office:value="21.8716981132">
            <text:p>21.8716981132</text:p>
          </table:table-cell>
          <table:table-cell office:value-type="float" office:value="0.0518867924528">
            <text:p>0.0518867925</text:p>
          </table:table-cell>
          <table:table-cell office:value-type="float" office:value="260.494382022">
            <text:p>260.494382022</text:p>
          </table:table-cell>
          <table:table-cell office:value-type="float" office:value="53.1743119266">
            <text:p>53.1743119266</text:p>
          </table:table-cell>
          <table:table-cell office:value-type="float" office:value="120.75">
            <text:p>120.75</text:p>
          </table:table-cell>
          <table:table-cell office:value-type="float" office:value="23184">
            <text:p>23184</text:p>
          </table:table-cell>
        </table:table-row>
        <table:table-row table:style-name="ro1">
          <table:table-cell office:value-type="string">
            <text:p>PaulOmv.xml</text:p>
          </table:table-cell>
          <table:table-cell table:number-columns-repeated="2" office:value-type="float" office:value="190.6">
            <text:p>190.6</text:p>
          </table:table-cell>
          <table:table-cell office:value-type="float" office:value="0">
            <text:p>0</text:p>
          </table:table-cell>
          <table:table-cell office:value-type="float" office:value="86.6363636364">
            <text:p>86.6363636364</text:p>
          </table:table-cell>
          <table:table-cell office:value-type="float" office:value="0">
            <text:p>0</text:p>
          </table:table-cell>
          <table:table-cell office:value-type="float" office:value="105.888888889">
            <text:p>105.888888889</text:p>
          </table:table-cell>
          <table:table-cell office:value-type="float" office:value="38.12">
            <text:p>38.12</text:p>
          </table:table-cell>
          <table:table-cell table:number-columns-repeated="2" office:value-type="float" office:value="953">
            <text:p>953</text:p>
          </table:table-cell>
        </table:table-row>
        <table:table-row table:style-name="ro1">
          <table:table-cell office:value-type="string">
            <text:p>Trost.xml</text:p>
          </table:table-cell>
          <table:table-cell table:number-columns-repeated="2" office:value-type="float" office:value="7615.68421053">
            <text:p>7615.68421053</text:p>
          </table:table-cell>
          <table:table-cell office:value-type="float" office:value="0.0526315789474">
            <text:p>0.0526315789</text:p>
          </table:table-cell>
          <table:table-cell office:value-type="float" office:value="72349">
            <text:p>72349</text:p>
          </table:table-cell>
          <table:table-cell office:value-type="float" office:value="0">
            <text:p>0</text:p>
          </table:table-cell>
          <table:table-cell office:value-type="float" office:value="3445.19047619">
            <text:p>3445.19047619</text:p>
          </table:table-cell>
          <table:table-cell office:value-type="float" office:value="14.6782308785">
            <text:p>14.6782308785</text:p>
          </table:table-cell>
          <table:table-cell office:value-type="float" office:value="531.977941176">
            <text:p>531.977941176</text:p>
          </table:table-cell>
          <table:table-cell office:value-type="float" office:value="144698">
            <text:p>144698</text:p>
          </table:table-cell>
        </table:table-row>
        <table:table-row table:style-name="ro1">
          <table:table-cell office:value-type="string">
            <text:p>UL-Add.xml</text:p>
          </table:table-cell>
          <table:table-cell office:value-type="float" office:value="3.90607734807">
            <text:p>3.9060773481</text:p>
          </table:table-cell>
          <table:table-cell office:value-type="float" office:value="3.5">
            <text:p>3.5</text:p>
          </table:table-cell>
          <table:table-cell office:value-type="float" office:value="0.0841584158416">
            <text:p>0.0841584158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41.4">
            <text:p>141.4</text:p>
          </table:table-cell>
          <table:table-cell office:value-type="float" office:value="88.375">
            <text:p>88.375</text:p>
          </table:table-cell>
          <table:table-cell office:value-type="float" office:value="19.1081081081">
            <text:p>19.1081081081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string">
            <text:p>PetriA.xml</text:p>
          </table:table-cell>
          <table:table-cell office:value-type="float" office:value="670.224299065">
            <text:p>670.224299065</text:p>
          </table:table-cell>
          <table:table-cell office:value-type="float" office:value="583.040650407">
            <text:p>583.040650407</text:p>
          </table:table-cell>
          <table:table-cell office:value-type="float" office:value="0.715447154472">
            <text:p>0.7154471545</text:p>
          </table:table-cell>
          <table:table-cell office:value-type="float" office:value="8.4161483394">
            <text:p>8.4161483394</text:p>
          </table:table-cell>
          <table:table-cell office:value-type="float" office:value="0.316394789344">
            <text:p>0.3163947893</text:p>
          </table:table-cell>
          <table:table-cell office:value-type="float" office:value="26.1539022611">
            <text:p>26.1539022611</text:p>
          </table:table-cell>
          <table:table-cell office:value-type="float" office:value="8.89641483687">
            <text:p>8.8964148369</text:p>
          </table:table-cell>
          <table:table-cell office:value-type="float" office:value="381.457446809">
            <text:p>381.457446809</text:p>
          </table:table-cell>
          <table:table-cell office:value-type="float" office:value="71714">
            <text:p>71714</text:p>
          </table:table-cell>
        </table:table-row>
        <table:table-row table:style-name="ro1">
          <table:table-cell office:value-type="string">
            <text:p>fredrik.xml</text:p>
          </table:table-cell>
          <table:table-cell office:value-type="float" office:value="25.1162483487">
            <text:p>25.1162483487</text:p>
          </table:table-cell>
          <table:table-cell office:value-type="float" office:value="28.0014727541">
            <text:p>28.0014727541</text:p>
          </table:table-cell>
          <table:table-cell office:value-type="float" office:value="0.746686303387">
            <text:p>0.7466863034</text:p>
          </table:table-cell>
          <table:table-cell office:value-type="float" office:value="25.182781457">
            <text:p>25.182781457</text:p>
          </table:table-cell>
          <table:table-cell office:value-type="float" office:value="0.00927152317881">
            <text:p>0.0092715232</text:p>
          </table:table-cell>
          <table:table-cell office:value-type="float" office:value="38.487854251">
            <text:p>38.487854251</text:p>
          </table:table-cell>
          <table:table-cell office:value-type="float" office:value="18.6584887144">
            <text:p>18.6584887144</text:p>
          </table:table-cell>
          <table:table-cell table:number-columns-repeated="2" office:value-type="float" office:value="19013">
            <text:p>19013</text:p>
          </table:table-cell>
        </table:table-row>
        <table:table-row table:style-name="ro1">
          <table:table-cell office:value-type="string">
            <text:p>Gyllenb.xml</text:p>
          </table:table-cell>
          <table:table-cell office:value-type="float" office:value="16.2805017104">
            <text:p>16.2805017104</text:p>
          </table:table-cell>
          <table:table-cell office:value-type="float" office:value="18.0963244613">
            <text:p>18.0963244613</text:p>
          </table:table-cell>
          <table:table-cell office:value-type="float" office:value="0.797845373891">
            <text:p>0.7978453739</text:p>
          </table:table-cell>
          <table:table-cell office:value-type="float" office:value="8.59343966296">
            <text:p>8.593439663</text:p>
          </table:table-cell>
          <table:table-cell office:value-type="float" office:value="0.0857658742101">
            <text:p>0.0857658742</text:p>
          </table:table-cell>
          <table:table-cell office:value-type="float" office:value="19.4523160763">
            <text:p>19.4523160763</text:p>
          </table:table-cell>
          <table:table-cell office:value-type="float" office:value="6.23085315296">
            <text:p>6.230853153</text:p>
          </table:table-cell>
          <table:table-cell office:value-type="float" office:value="39.0109289617">
            <text:p>39.0109289617</text:p>
          </table:table-cell>
          <table:table-cell office:value-type="float" office:value="28556">
            <text:p>28556</text:p>
          </table:table-cell>
        </table:table-row>
        <table:table-row table:style-name="ro1">
          <table:table-cell office:value-type="string">
            <text:p>KarlMagnus-A.xml</text:p>
          </table:table-cell>
          <table:table-cell office:value-type="float" office:value="22.2126789366">
            <text:p>22.2126789366</text:p>
          </table:table-cell>
          <table:table-cell office:value-type="float" office:value="20.571969697">
            <text:p>20.571969697</text:p>
          </table:table-cell>
          <table:table-cell office:value-type="float" office:value="0.143939393939">
            <text:p>0.1439393939</text:p>
          </table:table-cell>
          <table:table-cell office:value-type="float" office:value="1086.2">
            <text:p>1086.2</text:p>
          </table:table-cell>
          <table:table-cell office:value-type="float" office:value="0.2">
            <text:p>0.2</text:p>
          </table:table-cell>
          <table:table-cell office:value-type="float" office:value="142.921052632">
            <text:p>142.921052632</text:p>
          </table:table-cell>
          <table:table-cell office:value-type="float" office:value="18.6953528399">
            <text:p>18.6953528399</text:p>
          </table:table-cell>
          <table:table-cell office:value-type="float" office:value="2172.4">
            <text:p>2172.4</text:p>
          </table:table-cell>
          <table:table-cell office:value-type="float" office:value="10862">
            <text:p>10862</text:p>
          </table:table-cell>
        </table:table-row>
        <table:table-row table:style-name="ro1">
          <table:table-cell office:value-type="string">
            <text:p>SdmL-Add.xml</text:p>
          </table:table-cell>
          <table:table-cell office:value-type="float" office:value="7.65165876777">
            <text:p>7.6516587678</text:p>
          </table:table-cell>
          <table:table-cell office:value-type="float" office:value="7.56206088993">
            <text:p>7.5620608899</text:p>
          </table:table-cell>
          <table:table-cell office:value-type="float" office:value="0.133489461358">
            <text:p>0.1334894614</text:p>
          </table:table-cell>
          <table:table-cell office:value-type="float" office:value="1614.5">
            <text:p>1614.5</text:p>
          </table:table-cell>
          <table:table-cell office:value-type="float" office:value="0.5">
            <text:p>0.5</text:p>
          </table:table-cell>
          <table:table-cell office:value-type="float" office:value="49.6769230769">
            <text:p>49.6769230769</text:p>
          </table:table-cell>
          <table:table-cell office:value-type="float" office:value="42.4868421053">
            <text:p>42.4868421053</text:p>
          </table:table-cell>
          <table:table-cell office:value-type="float" office:value="161.45">
            <text:p>161.45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string">
            <text:p>Sigfrid.xml</text:p>
          </table:table-cell>
          <table:table-cell office:value-type="float" office:value="1065.66666667">
            <text:p>1065.66666667</text:p>
          </table:table-cell>
          <table:table-cell office:value-type="float" office:value="1598.5">
            <text:p>1598.5</text:p>
          </table:table-cell>
          <table:table-cell office:value-type="float" office:value="0.5">
            <text:p>0.5</text:p>
          </table:table-cell>
          <table:table-cell office:value-type="float" office:value="3197">
            <text:p>3197</text:p>
          </table:table-cell>
          <table:table-cell office:value-type="float" office:value="0">
            <text:p>0</text:p>
          </table:table-cell>
          <table:table-cell office:value-type="float" office:value="94.0294117647">
            <text:p>94.0294117647</text:p>
          </table:table-cell>
          <table:table-cell office:value-type="float" office:value="35.9213483146">
            <text:p>35.9213483146</text:p>
          </table:table-cell>
          <table:table-cell office:value-type="float" office:value="188.058823529">
            <text:p>188.058823529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string">
            <text:p>Ordsprak.xml</text:p>
          </table:table-cell>
          <table:table-cell office:value-type="float" office:value="9451">
            <text:p>9451</text:p>
          </table:table-cell>
          <table:table-cell office:value-type="float" office:value="1050.11111111">
            <text:p>1050.11111111</text:p>
          </table:table-cell>
          <table:table-cell office:value-type="float" office:value="0">
            <text:p>0</text:p>
          </table:table-cell>
          <table:table-cell office:value-type="float" office:value="787.583333333">
            <text:p>787.583333333</text:p>
          </table:table-cell>
          <table:table-cell office:value-type="float" office:value="0">
            <text:p>0</text:p>
          </table:table-cell>
          <table:table-cell office:value-type="float" office:value="9451">
            <text:p>9451</text:p>
          </table:table-cell>
          <table:table-cell office:value-type="float" office:value="205.456521739">
            <text:p>205.456521739</text:p>
          </table:table-cell>
          <table:table-cell office:value-type="float" office:value="8.70257826888">
            <text:p>8.7025782689</text:p>
          </table:table-cell>
          <table:table-cell office:value-type="float" office:value="9451">
            <text:p>9451</text:p>
          </table:table-cell>
        </table:table-row>
        <table:table-row table:style-name="ro1">
          <table:table-cell office:value-type="string">
            <text:p>Amalberga.xml</text:p>
          </table:table-cell>
          <table:table-cell table:number-columns-repeated="2" office:value-type="float" office:value="9736">
            <text:p>9736</text:p>
          </table:table-cell>
          <table:table-cell office:value-type="float" office:value="0">
            <text:p>0</text:p>
          </table:table-cell>
          <table:table-cell office:value-type="float" office:value="8.73183856502">
            <text:p>8.731838565</text:p>
          </table:table-cell>
          <table:table-cell office:value-type="float" office:value="0.123766816143">
            <text:p>0.1237668161</text:p>
          </table:table-cell>
          <table:table-cell office:value-type="float" office:value="46.8076923077">
            <text:p>46.8076923077</text:p>
          </table:table-cell>
          <table:table-cell office:value-type="float" office:value="39.7387755102">
            <text:p>39.7387755102</text:p>
          </table:table-cell>
          <table:table-cell office:value-type="float" office:value="3245.33333333">
            <text:p>3245.33333333</text:p>
          </table:table-cell>
          <table:table-cell office:value-type="float" office:value="9736">
            <text:p>9736</text:p>
          </table:table-cell>
        </table:table-row>
        <table:table-row table:style-name="ro1">
          <table:table-cell office:value-type="string">
            <text:p>Germ.xml</text:p>
          </table:table-cell>
          <table:table-cell office:value-type="float" office:value="11.7650962177">
            <text:p>11.7650962177</text:p>
          </table:table-cell>
          <table:table-cell office:value-type="float" office:value="11.7184401851">
            <text:p>11.7184401851</text:p>
          </table:table-cell>
          <table:table-cell office:value-type="float" office:value="0.348975545274">
            <text:p>0.3489755453</text:p>
          </table:table-cell>
          <table:table-cell office:value-type="float" office:value="454.615384615">
            <text:p>454.615384615</text:p>
          </table:table-cell>
          <table:table-cell office:value-type="float" office:value="0.153846153846">
            <text:p>0.1538461538</text:p>
          </table:table-cell>
          <table:table-cell office:value-type="float" office:value="34.5614035088">
            <text:p>34.5614035088</text:p>
          </table:table-cell>
          <table:table-cell office:value-type="float" office:value="25.6584659913">
            <text:p>25.6584659913</text:p>
          </table:table-cell>
          <table:table-cell table:number-columns-repeated="2" office:value-type="float" office:value="17730">
            <text:p>17730</text:p>
          </table:table-cell>
        </table:table-row>
        <table:table-row table:style-name="ro1">
          <table:table-cell office:value-type="string">
            <text:p>SdmL-A.xml</text:p>
          </table:table-cell>
          <table:table-cell office:value-type="float" office:value="5.01732833312">
            <text:p>5.0173283331</text:p>
          </table:table-cell>
          <table:table-cell office:value-type="float" office:value="4.65439059501">
            <text:p>4.654390595</text:p>
          </table:table-cell>
          <table:table-cell office:value-type="float" office:value="0.312260076775">
            <text:p>0.3122600768</text:p>
          </table:table-cell>
          <table:table-cell office:value-type="float" office:value="19399.5">
            <text:p>19399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17.217522659">
            <text:p>117.217522659</text:p>
          </table:table-cell>
          <table:table-cell office:value-type="float" office:value="207.481283422">
            <text:p>207.481283422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office:value-type="string">
            <text:p>Laek9.xml</text:p>
          </table:table-cell>
          <table:table-cell office:value-type="float" office:value="299.8">
            <text:p>299.8</text:p>
          </table:table-cell>
          <table:table-cell office:value-type="float" office:value="267.678571429">
            <text:p>267.678571429</text:p>
          </table:table-cell>
          <table:table-cell office:value-type="float" office:value="0.178571428571">
            <text:p>0.1785714286</text:p>
          </table:table-cell>
          <table:table-cell office:value-type="float" office:value="5.59328358209">
            <text:p>5.5932835821</text:p>
          </table:table-cell>
          <table:table-cell office:value-type="float" office:value="0.266417910448">
            <text:p>0.2664179104</text:p>
          </table:table-cell>
          <table:table-cell office:value-type="float" office:value="21.0533707865">
            <text:p>21.0533707865</text:p>
          </table:table-cell>
          <table:table-cell office:value-type="float" office:value="15.0804828974">
            <text:p>15.0804828974</text:p>
          </table:table-cell>
          <table:table-cell office:value-type="float" office:value="46.5527950311">
            <text:p>46.5527950311</text:p>
          </table:table-cell>
          <table:table-cell office:value-type="float" office:value="7495">
            <text:p>7495</text:p>
          </table:table-cell>
        </table:table-row>
        <table:table-row table:style-name="ro1">
          <table:table-cell office:value-type="string">
            <text:p>Birg-aut.xml</text:p>
          </table:table-cell>
          <table:table-cell table:number-columns-repeated="2" office:value-type="float" office:value="123.333333333">
            <text:p>123.333333333</text:p>
          </table:table-cell>
          <table:table-cell office:value-type="float" office:value="0.533333333333">
            <text:p>0.5333333333</text:p>
          </table:table-cell>
          <table:table-cell office:value-type="float" office:value="231.25">
            <text:p>231.25</text:p>
          </table:table-cell>
          <table:table-cell office:value-type="float" office:value="0.375">
            <text:p>0.375</text:p>
          </table:table-cell>
          <table:table-cell office:value-type="float" office:value="154.166666667">
            <text:p>154.166666667</text:p>
          </table:table-cell>
          <table:table-cell office:value-type="float" office:value="63.7931034483">
            <text:p>63.7931034483</text:p>
          </table:table-cell>
          <table:table-cell office:value-type="float" office:value="132.142857143">
            <text:p>132.142857143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MEL.xml</text:p>
          </table:table-cell>
          <table:table-cell office:value-type="float" office:value="19.0159529807">
            <text:p>19.0159529807</text:p>
          </table:table-cell>
          <table:table-cell office:value-type="float" office:value="18.4881632653">
            <text:p>18.4881632653</text:p>
          </table:table-cell>
          <table:table-cell office:value-type="float" office:value="0.722040816327">
            <text:p>0.7220408163</text:p>
          </table:table-cell>
          <table:table-cell office:value-type="float" office:value="11.8482866858">
            <text:p>11.8482866858</text:p>
          </table:table-cell>
          <table:table-cell office:value-type="float" office:value="0.000784724038713">
            <text:p>0.000784724</text:p>
          </table:table-cell>
          <table:table-cell office:value-type="float" office:value="153.027027027">
            <text:p>153.027027027</text:p>
          </table:table-cell>
          <table:table-cell office:value-type="float" office:value="152">
            <text:p>152</text:p>
          </table:table-cell>
          <table:table-cell office:value-type="float" office:value="58.7496757458">
            <text:p>58.7496757458</text:p>
          </table:table-cell>
          <table:table-cell office:value-type="float" office:value="45296">
            <text:p>45296</text:p>
          </table:table-cell>
        </table:table-row>
        <table:table-row table:style-name="ro1">
          <table:table-cell office:value-type="string">
            <text:p>GB-1734.xml</text:p>
          </table:table-cell>
          <table:table-cell office:value-type="float" office:value="16.3652173913">
            <text:p>16.3652173913</text:p>
          </table:table-cell>
          <table:table-cell office:value-type="float" office:value="10.4749536178">
            <text:p>10.4749536178</text:p>
          </table:table-cell>
          <table:table-cell office:value-type="float" office:value="0.463821892393">
            <text:p>0.4638218924</text:p>
          </table:table-cell>
          <table:table-cell office:value-type="float" office:value="8.71296296296">
            <text:p>8.712962963</text:p>
          </table:table-cell>
          <table:table-cell office:value-type="float" office:value="0.00154320987654">
            <text:p>0.0015432099</text:p>
          </table:table-cell>
          <table:table-cell office:value-type="float" office:value="27.014354067">
            <text:p>27.014354067</text:p>
          </table:table-cell>
          <table:table-cell office:value-type="float" office:value="19.4689655172">
            <text:p>19.4689655172</text:p>
          </table:table-cell>
          <table:table-cell table:number-columns-repeated="2" office:value-type="float" office:value="5646">
            <text:p>5646</text:p>
          </table:table-cell>
        </table:table-row>
        <table:table-row table:style-name="ro1">
          <table:table-cell office:value-type="string">
            <text:p>Lydekin.xml</text:p>
          </table:table-cell>
          <table:table-cell office:value-type="float" office:value="12.0278688525">
            <text:p>12.0278688525</text:p>
          </table:table-cell>
          <table:table-cell office:value-type="float" office:value="7.73129610116">
            <text:p>7.7312961012</text:p>
          </table:table-cell>
          <table:table-cell office:value-type="float" office:value="0.0158061116965">
            <text:p>0.0158061117</text:p>
          </table:table-cell>
          <table:table-cell office:value-type="float" office:value="489.133333333">
            <text:p>489.133333333</text:p>
          </table:table-cell>
          <table:table-cell office:value-type="float" office:value="0">
            <text:p>0</text:p>
          </table:table-cell>
          <table:table-cell office:value-type="float" office:value="124.355932203">
            <text:p>124.355932203</text:p>
          </table:table-cell>
          <table:table-cell office:value-type="float" office:value="75.6391752577">
            <text:p>75.6391752577</text:p>
          </table:table-cell>
          <table:table-cell office:value-type="float" office:value="34.1255813953">
            <text:p>34.1255813953</text:p>
          </table:table-cell>
          <table:table-cell office:value-type="float" office:value="7337">
            <text:p>7337</text:p>
          </table:table-cell>
        </table:table-row>
        <table:table-row table:style-name="ro1">
          <table:table-cell office:value-type="string">
            <text:p>UL-A.xml</text:p>
          </table:table-cell>
          <table:table-cell office:value-type="float" office:value="4.70053423992">
            <text:p>4.7005342399</text:p>
          </table:table-cell>
          <table:table-cell office:value-type="float" office:value="4.2685013672">
            <text:p>4.2685013672</text:p>
          </table:table-cell>
          <table:table-cell office:value-type="float" office:value="0.102672664726">
            <text:p>0.1026726647</text:p>
          </table:table-cell>
          <table:table-cell office:value-type="float" office:value="16130.6666667">
            <text:p>16130.66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115.770334928">
            <text:p>115.770334928</text:p>
          </table:table-cell>
          <table:table-cell office:value-type="float" office:value="102.743099788">
            <text:p>102.743099788</text:p>
          </table:table-cell>
          <table:table-cell office:value-type="float" office:value="48392">
            <text:p>48392</text:p>
          </table:table-cell>
        </table:table-row>
        <table:table-row table:style-name="ro1">
          <table:table-cell office:value-type="string">
            <text:p>StrLegBil-I.xml</text:p>
          </table:table-cell>
          <table:table-cell table:number-columns-repeated="2" office:value-type="float" office:value="383.625">
            <text:p>383.625</text:p>
          </table:table-cell>
          <table:table-cell office:value-type="float" office:value="0.125">
            <text:p>0.125</text:p>
          </table:table-cell>
          <table:table-cell office:value-type="float" office:value="61.38">
            <text:p>61.38</text:p>
          </table:table-cell>
          <table:table-cell office:value-type="float" office:value="0.1">
            <text:p>0.1</text:p>
          </table:table-cell>
          <table:table-cell office:value-type="float" office:value="109.607142857">
            <text:p>109.607142857</text:p>
          </table:table-cell>
          <table:table-cell office:value-type="float" office:value="31.6391752577">
            <text:p>31.6391752577</text:p>
          </table:table-cell>
          <table:table-cell office:value-type="float" office:value="613.8">
            <text:p>613.8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Birg1-3.xml</text:p>
          </table:table-cell>
          <table:table-cell office:value-type="float" office:value="52.3104300544">
            <text:p>52.3104300544</text:p>
          </table:table-cell>
          <table:table-cell office:value-type="float" office:value="52.2845849802">
            <text:p>52.2845849802</text:p>
          </table:table-cell>
          <table:table-cell office:value-type="float" office:value="0.243577075099">
            <text:p>0.2435770751</text:p>
          </table:table-cell>
          <table:table-cell office:value-type="float" office:value="235.688195991">
            <text:p>235.688195991</text:p>
          </table:table-cell>
          <table:table-cell office:value-type="float" office:value="0.530066815145">
            <text:p>0.5300668151</text:p>
          </table:table-cell>
          <table:table-cell office:value-type="float" office:value="148.420757363">
            <text:p>148.420757363</text:p>
          </table:table-cell>
          <table:table-cell office:value-type="float" office:value="18.8231945927">
            <text:p>18.8231945927</text:p>
          </table:table-cell>
          <table:table-cell office:value-type="float" office:value="13228">
            <text:p>13228</text:p>
          </table:table-cell>
          <table:table-cell office:value-type="float" office:value="105824">
            <text:p>105824</text:p>
          </table:table-cell>
        </table:table-row>
        <table:table-row table:style-name="ro1">
          <table:table-cell office:value-type="string">
            <text:p>Judit.xml</text:p>
          </table:table-cell>
          <table:table-cell office:value-type="float" office:value="68.593495935">
            <text:p>68.593495935</text:p>
          </table:table-cell>
          <table:table-cell office:value-type="float" office:value="66.9603174603">
            <text:p>66.9603174603</text:p>
          </table:table-cell>
          <table:table-cell office:value-type="float" office:value="0.15873015873">
            <text:p>0.1587301587</text:p>
          </table:table-cell>
          <table:table-cell office:value-type="float" office:value="23.1150684932">
            <text:p>23.1150684932</text:p>
          </table:table-cell>
          <table:table-cell office:value-type="float" office:value="0.13698630137">
            <text:p>0.1369863014</text:p>
          </table:table-cell>
          <table:table-cell office:value-type="float" office:value="84.37">
            <text:p>84.37</text:p>
          </table:table-cell>
          <table:table-cell office:value-type="float" office:value="17.6506276151">
            <text:p>17.6506276151</text:p>
          </table:table-cell>
          <table:table-cell office:value-type="float" office:value="527.3125">
            <text:p>527.3125</text:p>
          </table:table-cell>
          <table:table-cell office:value-type="float" office:value="8437">
            <text:p>8437</text:p>
          </table:table-cell>
        </table:table-row>
        <table:table-row table:style-name="ro1">
          <table:table-cell office:value-type="string">
            <text:p>OgL-A.xml</text:p>
          </table:table-cell>
          <table:table-cell office:value-type="float" office:value="10.5714567317">
            <text:p>10.5714567317</text:p>
          </table:table-cell>
          <table:table-cell office:value-type="float" office:value="10.22478551">
            <text:p>10.22478551</text:p>
          </table:table-cell>
          <table:table-cell office:value-type="float" office:value="0.291706387035">
            <text:p>0.291706387</text:p>
          </table:table-cell>
          <table:table-cell office:value-type="float" office:value="5958.77777778">
            <text:p>5958.77777778</text:p>
          </table:table-cell>
          <table:table-cell office:value-type="float" office:value="0">
            <text:p>0</text:p>
          </table:table-cell>
          <table:table-cell office:value-type="float" office:value="188.834507042">
            <text:p>188.834507042</text:p>
          </table:table-cell>
          <table:table-cell office:value-type="float" office:value="179.361204013">
            <text:p>179.361204013</text:p>
          </table:table-cell>
          <table:table-cell office:value-type="float" office:value="89.9815436242">
            <text:p>89.9815436242</text:p>
          </table:table-cell>
          <table:table-cell office:value-type="float" office:value="53629">
            <text:p>53629</text:p>
          </table:table-cell>
        </table:table-row>
        <table:table-row table:style-name="ro1">
          <table:table-cell office:value-type="string">
            <text:p>Laek11.xml</text:p>
          </table:table-cell>
          <table:table-cell table:number-columns-repeated="2" office:value-type="float" office:value="935">
            <text:p>935</text:p>
          </table:table-cell>
          <table:table-cell office:value-type="float" office:value="0.25">
            <text:p>0.25</text:p>
          </table:table-cell>
          <table:table-cell office:value-type="float" office:value="113.333333333">
            <text:p>113.333333333</text:p>
          </table:table-cell>
          <table:table-cell office:value-type="float" office:value="0.242424242424">
            <text:p>0.2424242424</text:p>
          </table:table-cell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office:value-type="float" office:value="65.6140350877">
            <text:p>65.6140350877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Brahe.xml</text:p>
          </table:table-cell>
          <table:table-cell office:value-type="float" office:value="45.965095986">
            <text:p>45.965095986</text:p>
          </table:table-cell>
          <table:table-cell office:value-type="float" office:value="43.4620462046">
            <text:p>43.4620462046</text:p>
          </table:table-cell>
          <table:table-cell office:value-type="float" office:value="0.970297029703">
            <text:p>0.9702970297</text:p>
          </table:table-cell>
          <table:table-cell office:value-type="float" office:value="11.7527889335">
            <text:p>11.7527889335</text:p>
          </table:table-cell>
          <table:table-cell office:value-type="float" office:value="0.0240963855422">
            <text:p>0.0240963855</text:p>
          </table:table-cell>
          <table:table-cell office:value-type="float" office:value="42.7564935065">
            <text:p>42.7564935065</text:p>
          </table:table-cell>
          <table:table-cell office:value-type="float" office:value="12.1653579677">
            <text:p>12.1653579677</text:p>
          </table:table-cell>
          <table:table-cell office:value-type="float" office:value="253.25">
            <text:p>253.25</text:p>
          </table:table-cell>
          <table:table-cell office:value-type="float" office:value="26338">
            <text:p>26338</text:p>
          </table:table-cell>
        </table:table-row>
        <table:table-row table:style-name="ro1">
          <table:table-cell office:value-type="string">
            <text:p>VmL.xml</text:p>
          </table:table-cell>
          <table:table-cell office:value-type="float" office:value="5.39845758355">
            <text:p>5.3984575836</text:p>
          </table:table-cell>
          <table:table-cell office:value-type="float" office:value="4.99339498018">
            <text:p>4.9933949802</text:p>
          </table:table-cell>
          <table:table-cell office:value-type="float" office:value="0.267371202114">
            <text:p>0.267371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table:number-columns-repeated="2" office:value-type="float" office:value="123.529411765">
            <text:p>123.529411765</text:p>
          </table:table-cell>
          <table:table-cell office:value-type="float" office:value="52.6462395543">
            <text:p>52.6462395543</text:p>
          </table:table-cell>
          <table:table-cell office:value-type="float" office:value="18900">
            <text:p>18900</text:p>
          </table:table-cell>
        </table:table-row>
        <table:table-row table:style-name="ro1">
          <table:table-cell office:value-type="string">
            <text:p>Bo6.xml</text:p>
          </table:table-cell>
          <table:table-cell table:number-columns-repeated="2" office:value-type="float" office:value="29.6428571429">
            <text:p>29.6428571429</text:p>
          </table:table-cell>
          <table:table-cell office:value-type="float" office:value="0">
            <text:p>0</text:p>
          </table:table-cell>
          <table:table-cell office:value-type="float" office:value="16.9387755102">
            <text:p>16.9387755102</text:p>
          </table:table-cell>
          <table:table-cell office:value-type="float" office:value="0.102040816327">
            <text:p>0.1020408163</text:p>
          </table:table-cell>
          <table:table-cell office:value-type="float" office:value="166">
            <text:p>166</text:p>
          </table:table-cell>
          <table:table-cell office:value-type="float" office:value="31.9230769231">
            <text:p>31.9230769231</text:p>
          </table:table-cell>
          <table:table-cell office:value-type="float" office:value="415">
            <text:p>415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Hogstrom-Lm.xml</text:p>
          </table:table-cell>
          <table:table-cell office:value-type="float" office:value="26.0087591241">
            <text:p>26.0087591241</text:p>
          </table:table-cell>
          <table:table-cell office:value-type="float" office:value="25.0929577465">
            <text:p>25.0929577465</text:p>
          </table:table-cell>
          <table:table-cell office:value-type="float" office:value="0.711267605634">
            <text:p>0.7112676056</text:p>
          </table:table-cell>
          <table:table-cell office:value-type="float" office:value="9.6459122902">
            <text:p>9.6459122902</text:p>
          </table:table-cell>
          <table:table-cell office:value-type="float" office:value="0.0238224147266">
            <text:p>0.0238224147</text:p>
          </table:table-cell>
          <table:table-cell office:value-type="float" office:value="214.65060241">
            <text:p>214.65060241</text:p>
          </table:table-cell>
          <table:table-cell office:value-type="float" office:value="207.162790698">
            <text:p>207.162790698</text:p>
          </table:table-cell>
          <table:table-cell office:value-type="float" office:value="144.845528455">
            <text:p>144.845528455</text:p>
          </table:table-cell>
          <table:table-cell office:value-type="float" office:value="17816">
            <text:p>17816</text:p>
          </table:table-cell>
        </table:table-row>
        <table:table-row table:style-name="ro1">
          <table:table-cell office:value-type="string">
            <text:p>Laek10.xml</text:p>
          </table:table-cell>
          <table:table-cell office:value-type="float" office:value="236.8">
            <text:p>236.8</text:p>
          </table:table-cell>
          <table:table-cell office:value-type="float" office:value="197.333333333">
            <text:p>197.333333333</text:p>
          </table:table-cell>
          <table:table-cell office:value-type="float" office:value="0.416666666667">
            <text:p>0.4166666667</text:p>
          </table:table-cell>
          <table:table-cell office:value-type="float" office:value="10.0338983051">
            <text:p>10.0338983051</text:p>
          </table:table-cell>
          <table:table-cell office:value-type="float" office:value="0.182203389831">
            <text:p>0.1822033898</text:p>
          </table:table-cell>
          <table:table-cell office:value-type="float" office:value="43.0545454545">
            <text:p>43.0545454545</text:p>
          </table:table-cell>
          <table:table-cell office:value-type="float" office:value="12.5957446809">
            <text:p>12.5957446809</text:p>
          </table:table-cell>
          <table:table-cell office:value-type="float" office:value="27.8588235294">
            <text:p>27.8588235294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string">
            <text:p>PauloJoh.xml</text:p>
          </table:table-cell>
          <table:table-cell table:number-columns-repeated="2"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31.1904761905">
            <text:p>31.1904761905</text:p>
          </table:table-cell>
          <table:table-cell office:value-type="float" office:value="196.5">
            <text:p>196.5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Birg-8.xml</text:p>
          </table:table-cell>
          <table:table-cell office:value-type="float" office:value="9.00204394481">
            <text:p>9.0020439448</text:p>
          </table:table-cell>
          <table:table-cell office:value-type="float" office:value="8.99285349668">
            <text:p>8.9928534967</text:p>
          </table:table-cell>
          <table:table-cell office:value-type="float" office:value="0.269525267994">
            <text:p>0.269525268</text:p>
          </table:table-cell>
          <table:table-cell office:value-type="float" office:value="463.605263158">
            <text:p>463.605263158</text:p>
          </table:table-cell>
          <table:table-cell office:value-type="float" office:value="0.184210526316">
            <text:p>0.1842105263</text:p>
          </table:table-cell>
          <table:table-cell office:value-type="float" office:value="33.4605887939">
            <text:p>33.4605887939</text:p>
          </table:table-cell>
          <table:table-cell office:value-type="float" office:value="26.5716440422">
            <text:p>26.5716440422</text:p>
          </table:table-cell>
          <table:table-cell office:value-type="float" office:value="3914.88888889">
            <text:p>3914.88888889</text:p>
          </table:table-cell>
          <table:table-cell office:value-type="float" office:value="35234">
            <text:p>35234</text:p>
          </table:table-cell>
        </table:table-row>
        <table:table-row table:style-name="ro1">
          <table:table-cell office:value-type="string">
            <text:p>Barbara.xml</text:p>
          </table:table-cell>
          <table:table-cell office:value-type="float" office:value="6.58185404339">
            <text:p>6.5818540434</text:p>
          </table:table-cell>
          <table:table-cell office:value-type="float" office:value="6.5688976378">
            <text:p>6.5688976378</text:p>
          </table:table-cell>
          <table:table-cell office:value-type="float" office:value="0.442913385827">
            <text:p>0.4429133858</text:p>
          </table:table-cell>
          <table:table-cell office:value-type="float" office:value="104.28125">
            <text:p>104.28125</text:p>
          </table:table-cell>
          <table:table-cell office:value-type="float" office:value="0.0625">
            <text:p>0.0625</text:p>
          </table:table-cell>
          <table:table-cell office:value-type="float" office:value="14.8311111111">
            <text:p>14.8311111111</text:p>
          </table:table-cell>
          <table:table-cell office:value-type="float" office:value="13.9041666667">
            <text:p>13.9041666667</text:p>
          </table:table-cell>
          <table:table-cell office:value-type="float" office:value="1668.5">
            <text:p>1668.5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string">
            <text:p>EmAnna.xml</text:p>
          </table:table-cell>
          <table:table-cell table:number-columns-repeated="2" office:value-type="float" office:value="17614.5">
            <text:p>17614.5</text:p>
          </table:table-cell>
          <table:table-cell office:value-type="float" office:value="0">
            <text:p>0</text:p>
          </table:table-cell>
          <table:table-cell office:value-type="float" office:value="9.36692369051">
            <text:p>9.3669236905</text:p>
          </table:table-cell>
          <table:table-cell office:value-type="float" office:value="0.140388194629">
            <text:p>0.1403881946</text:p>
          </table:table-cell>
          <table:table-cell office:value-type="float" office:value="66.3446327684">
            <text:p>66.3446327684</text:p>
          </table:table-cell>
          <table:table-cell office:value-type="float" office:value="43.332103321">
            <text:p>43.332103321</text:p>
          </table:table-cell>
          <table:table-cell office:value-type="float" office:value="800.659090909">
            <text:p>800.659090909</text:p>
          </table:table-cell>
          <table:table-cell office:value-type="float" office:value="35229">
            <text:p>35229</text:p>
          </table:table-cell>
        </table:table-row>
        <table:table-row table:style-name="ro1">
          <table:table-cell office:value-type="string">
            <text:p>HML.xml</text:p>
          </table:table-cell>
          <table:table-cell office:value-type="float" office:value="13.4363718412">
            <text:p>13.4363718412</text:p>
          </table:table-cell>
          <table:table-cell office:value-type="float" office:value="13.4121621622">
            <text:p>13.4121621622</text:p>
          </table:table-cell>
          <table:table-cell office:value-type="float" office:value="0.317567567568">
            <text:p>0.3175675676</text:p>
          </table:table-cell>
          <table:table-cell office:value-type="float" office:value="607.653061224">
            <text:p>607.653061224</text:p>
          </table:table-cell>
          <table:table-cell office:value-type="float" office:value="0.734693877551">
            <text:p>0.7346938776</text:p>
          </table:table-cell>
          <table:table-cell office:value-type="float" office:value="37.1722846442">
            <text:p>37.1722846442</text:p>
          </table:table-cell>
          <table:table-cell office:value-type="float" office:value="11.996373892">
            <text:p>11.996373892</text:p>
          </table:table-cell>
          <table:table-cell office:value-type="float" office:value="109.870848708">
            <text:p>109.870848708</text:p>
          </table:table-cell>
          <table:table-cell office:value-type="float" office:value="29775">
            <text:p>29775</text:p>
          </table:table-cell>
        </table:table-row>
        <table:table-row table:style-name="ro1">
          <table:table-cell office:value-type="string">
            <text:p>Proskron.xml</text:p>
          </table:table-cell>
          <table:table-cell office:value-type="float" office:value="27.432748538">
            <text:p>27.432748538</text:p>
          </table:table-cell>
          <table:table-cell office:value-type="float" office:value="26.0611111111">
            <text:p>26.0611111111</text:p>
          </table:table-cell>
          <table:table-cell office:value-type="float" office:value="0.266666666667">
            <text:p>0.2666666667</text:p>
          </table:table-cell>
          <table:table-cell office:value-type="float" office:value="938.2">
            <text:p>938.2</text:p>
          </table:table-cell>
          <table:table-cell office:value-type="float" office:value="0">
            <text:p>0</text:p>
          </table:table-cell>
          <table:table-cell office:value-type="float" office:value="95.7346938776">
            <text:p>95.7346938776</text:p>
          </table:table-cell>
          <table:table-cell office:value-type="float" office:value="25.0855614973">
            <text:p>25.0855614973</text:p>
          </table:table-cell>
          <table:table-cell office:value-type="float" office:value="61.7236842105">
            <text:p>61.7236842105</text:p>
          </table:table-cell>
          <table:table-cell office:value-type="float" office:value="4691">
            <text:p>4691</text:p>
          </table:table-cell>
        </table:table-row>
        <table:table-row table:style-name="ro1">
          <table:table-cell office:value-type="string">
            <text:p>MB-1734.xml</text:p>
          </table:table-cell>
          <table:table-cell office:value-type="float" office:value="14.6160714286">
            <text:p>14.6160714286</text:p>
          </table:table-cell>
          <table:table-cell office:value-type="float" office:value="11.1455319149">
            <text:p>11.1455319149</text:p>
          </table:table-cell>
          <table:table-cell office:value-type="float" office:value="0.543829787234">
            <text:p>0.5438297872</text:p>
          </table:table-cell>
          <table:table-cell office:value-type="float" office:value="7.50487106017">
            <text:p>7.5048710602</text:p>
          </table:table-cell>
          <table:table-cell office:value-type="float" office:value="0.00916905444126">
            <text:p>0.0091690544</text:p>
          </table:table-cell>
          <table:table-cell office:value-type="float" office:value="23.5963963964">
            <text:p>23.5963963964</text:p>
          </table:table-cell>
          <table:table-cell office:value-type="float" office:value="14.9668571429">
            <text:p>14.9668571429</text:p>
          </table:table-cell>
          <table:table-cell table:number-columns-repeated="2" office:value-type="float" office:value="13096">
            <text:p>13096</text:p>
          </table:table-cell>
        </table:table-row>
        <table:table-row table:style-name="ro1">
          <table:table-cell office:value-type="string">
            <text:p>Magnus.xml</text:p>
          </table:table-cell>
          <table:table-cell table:number-columns-repeated="2" office:value-type="float" office:value="653.5">
            <text:p>653.5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52.28">
            <text:p>52.28</text:p>
          </table:table-cell>
          <table:table-cell office:value-type="float" office:value="28.4130434783">
            <text:p>28.4130434783</text:p>
          </table:table-cell>
          <table:table-cell office:value-type="float" office:value="326.75">
            <text:p>326.75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string">
            <text:p>MP5.xml</text:p>
          </table:table-cell>
          <table:table-cell table:number-columns-repeated="2" office:value-type="float" office:value="2623.60869565">
            <text:p>2623.60869565</text:p>
          </table:table-cell>
          <table:table-cell office:value-type="float" office:value="0.130434782609">
            <text:p>0.1304347826</text:p>
          </table:table-cell>
          <table:table-cell office:value-type="float" office:value="8.86745040411">
            <text:p>8.8674504041</text:p>
          </table:table-cell>
          <table:table-cell office:value-type="float" office:value="0.232329169728">
            <text:p>0.2323291697</text:p>
          </table:table-cell>
          <table:table-cell office:value-type="float" office:value="39.439869281">
            <text:p>39.439869281</text:p>
          </table:table-cell>
          <table:table-cell office:value-type="float" office:value="27.6043000915">
            <text:p>27.6043000915</text:p>
          </table:table-cell>
          <table:table-cell office:value-type="float" office:value="260.099137931">
            <text:p>260.099137931</text:p>
          </table:table-cell>
          <table:table-cell office:value-type="float" office:value="60343">
            <text:p>60343</text:p>
          </table:table-cell>
        </table:table-row>
        <table:table-row table:style-name="ro1">
          <table:table-cell office:value-type="string">
            <text:p>Ansgar.xml</text:p>
          </table:table-cell>
          <table:table-cell table:number-columns-repeated="2" office:value-type="float" office:value="614.864864865">
            <text:p>614.864864865</text:p>
          </table:table-cell>
          <table:table-cell office:value-type="float" office:value="0.108108108108">
            <text:p>0.1081081081</text:p>
          </table:table-cell>
          <table:table-cell office:value-type="float" office:value="23.3333333333">
            <text:p>23.3333333333</text:p>
          </table:table-cell>
          <table:table-cell office:value-type="float" office:value="0.396923076923">
            <text:p>0.3969230769</text:p>
          </table:table-cell>
          <table:table-cell office:value-type="float" office:value="56.592039801">
            <text:p>56.592039801</text:p>
          </table:table-cell>
          <table:table-cell office:value-type="float" office:value="15.8205841446">
            <text:p>15.8205841446</text:p>
          </table:table-cell>
          <table:table-cell office:value-type="float" office:value="372.950819672">
            <text:p>372.950819672</text:p>
          </table:table-cell>
          <table:table-cell office:value-type="float" office:value="22750">
            <text:p>22750</text:p>
          </table:table-cell>
        </table:table-row>
        <table:table-row table:style-name="ro1">
          <table:table-cell office:value-type="string">
            <text:p>KrL.xml</text:p>
          </table:table-cell>
          <table:table-cell office:value-type="float" office:value="68.6097560976">
            <text:p>68.6097560976</text:p>
          </table:table-cell>
          <table:table-cell office:value-type="float" office:value="66.9761904762">
            <text:p>66.9761904762</text:p>
          </table:table-cell>
          <table:table-cell office:value-type="float" office:value="0.166666666667">
            <text:p>0.1666666667</text:p>
          </table:table-cell>
          <table:table-cell office:value-type="float" office:value="23.1205479452">
            <text:p>23.1205479452</text:p>
          </table:table-cell>
          <table:table-cell office:value-type="float" office:value="0.139726027397">
            <text:p>0.1397260274</text:p>
          </table:table-cell>
          <table:table-cell office:value-type="float" office:value="84.39">
            <text:p>84.39</text:p>
          </table:table-cell>
          <table:table-cell office:value-type="float" office:value="17.58125">
            <text:p>17.58125</text:p>
          </table:table-cell>
          <table:table-cell office:value-type="float" office:value="527.4375">
            <text:p>527.4375</text:p>
          </table:table-cell>
          <table:table-cell office:value-type="float" office:value="8439">
            <text:p>8439</text:p>
          </table:table-cell>
        </table:table-row>
        <table:table-row table:style-name="ro1">
          <table:table-cell office:value-type="string">
            <text:p>AngDikt.xml</text:p>
          </table:table-cell>
          <table:table-cell office:value-type="float" office:value="21.6682098765">
            <text:p>21.6682098765</text:p>
          </table:table-cell>
          <table:table-cell office:value-type="float" office:value="21.5352760736">
            <text:p>21.5352760736</text:p>
          </table:table-cell>
          <table:table-cell office:value-type="float" office:value="0.460122699387">
            <text:p>0.4601226994</text:p>
          </table:table-cell>
          <table:table-cell office:value-type="float" office:value="275.31372549">
            <text:p>275.31372549</text:p>
          </table:table-cell>
          <table:table-cell office:value-type="float" office:value="0.117647058824">
            <text:p>0.1176470588</text:p>
          </table:table-cell>
          <table:table-cell office:value-type="float" office:value="45.7361563518">
            <text:p>45.7361563518</text:p>
          </table:table-cell>
          <table:table-cell office:value-type="float" office:value="19.0774456522">
            <text:p>19.0774456522</text:p>
          </table:table-cell>
          <table:table-cell office:value-type="float" office:value="401.171428571">
            <text:p>401.171428571</text:p>
          </table:table-cell>
          <table:table-cell office:value-type="float" office:value="14041">
            <text:p>14041</text:p>
          </table:table-cell>
        </table:table-row>
        <table:table-row table:style-name="ro1">
          <table:table-cell office:value-type="string">
            <text:p>VHF.xml</text:p>
          </table:table-cell>
          <table:table-cell table:number-columns-repeated="2" office:value-type="float" office:value="83.6923076923">
            <text:p>83.6923076923</text:p>
          </table:table-cell>
          <table:table-cell office:value-type="float" office:value="0">
            <text:p>0</text:p>
          </table:table-cell>
          <table:table-cell office:value-type="float" office:value="24.1777777778">
            <text:p>24.1777777778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6.2388059701">
            <text:p>16.2388059701</text:p>
          </table:table-cell>
          <table:table-cell table:number-columns-repeated="2" office:value-type="float" office:value="1088">
            <text:p>1088</text:p>
          </table:table-cell>
        </table:table-row>
        <table:table-row table:style-name="ro1">
          <table:table-cell office:value-type="string">
            <text:p>SdmL-conf.xml</text:p>
          </table:table-cell>
          <table:table-cell table:number-columns-repeated="2" office:value-type="float" office:value="7.84782608696">
            <text:p>7.847826087</text:p>
          </table:table-cell>
          <table:table-cell office:value-type="float" office:value="0.119565217391">
            <text:p>0.119565217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60.1666666667">
            <text:p>60.1666666667</text:p>
          </table:table-cell>
          <table:table-cell office:value-type="float" office:value="51.5714285714">
            <text:p>51.5714285714</text:p>
          </table:table-cell>
          <table:table-cell table:number-columns-repeated="2" office:value-type="float" office:value="722">
            <text:p>722</text:p>
          </table:table-cell>
        </table:table-row>
        <table:table-row table:style-name="ro1">
          <table:table-cell office:value-type="string">
            <text:p>Ronigk.xml</text:p>
          </table:table-cell>
          <table:table-cell office:value-type="float" office:value="15.1091314031">
            <text:p>15.1091314031</text:p>
          </table:table-cell>
          <table:table-cell office:value-type="float" office:value="20.6829268293">
            <text:p>20.6829268293</text:p>
          </table:table-cell>
          <table:table-cell office:value-type="float" office:value="0.975609756098">
            <text:p>0.9756097561</text:p>
          </table:table-cell>
          <table:table-cell office:value-type="float" office:value="10.6834645669">
            <text:p>10.6834645669</text:p>
          </table:table-cell>
          <table:table-cell office:value-type="float" office:value="0.0409448818898">
            <text:p>0.0409448819</text:p>
          </table:table-cell>
          <table:table-cell office:value-type="float" office:value="20.3723723724">
            <text:p>20.3723723724</text:p>
          </table:table-cell>
          <table:table-cell office:value-type="float" office:value="8.10513739546">
            <text:p>8.1051373955</text:p>
          </table:table-cell>
          <table:table-cell table:number-columns-repeated="2" office:value-type="float" office:value="6784">
            <text:p>6784</text:p>
          </table:table-cell>
        </table:table-row>
        <table:table-row table:style-name="ro1">
          <table:table-cell office:value-type="string">
            <text:p>Laek5-6.xml</text:p>
          </table:table-cell>
          <table:table-cell office:value-type="float" office:value="252.882352941">
            <text:p>252.882352941</text:p>
          </table:table-cell>
          <table:table-cell office:value-type="float" office:value="307.071428571">
            <text:p>307.071428571</text:p>
          </table:table-cell>
          <table:table-cell office:value-type="float" office:value="0">
            <text:p>0</text:p>
          </table:table-cell>
          <table:table-cell office:value-type="float" office:value="65.1363636364">
            <text:p>65.1363636364</text:p>
          </table:table-cell>
          <table:table-cell office:value-type="float" office:value="0.0606060606061">
            <text:p>0.0606060606</text:p>
          </table:table-cell>
          <table:table-cell office:value-type="float" office:value="307.071428571">
            <text:p>307.071428571</text:p>
          </table:table-cell>
          <table:table-cell office:value-type="float" office:value="21.1773399015">
            <text:p>21.1773399015</text:p>
          </table:table-cell>
          <table:table-cell office:value-type="float" office:value="34.9512195122">
            <text:p>34.9512195122</text:p>
          </table:table-cell>
          <table:table-cell office:value-type="float" office:value="4299">
            <text:p>4299</text:p>
          </table:table-cell>
        </table:table-row>
        <table:table-row table:style-name="ro1">
          <table:table-cell office:value-type="string">
            <text:p>Nic-A.xml</text:p>
          </table:table-cell>
          <table:table-cell office:value-type="float" office:value="9.30476190476">
            <text:p>9.3047619048</text:p>
          </table:table-cell>
          <table:table-cell office:value-type="float" office:value="9.2487091222">
            <text:p>9.2487091222</text:p>
          </table:table-cell>
          <table:table-cell office:value-type="float" office:value="0.437177280551">
            <text:p>0.4371772806</text:p>
          </table:table-cell>
          <table:table-cell office:value-type="float" office:value="210.725490196">
            <text:p>210.725490196</text:p>
          </table:table-cell>
          <table:table-cell office:value-type="float" office:value="0.274509803922">
            <text:p>0.2745098039</text:p>
          </table:table-cell>
          <table:table-cell office:value-type="float" office:value="21.7111111111">
            <text:p>21.7111111111</text:p>
          </table:table-cell>
          <table:table-cell office:value-type="float" office:value="17.9715719064">
            <text:p>17.9715719064</text:p>
          </table:table-cell>
          <table:table-cell office:value-type="float" office:value="447.791666667">
            <text:p>447.791666667</text:p>
          </table:table-cell>
          <table:table-cell office:value-type="float" office:value="10747">
            <text:p>10747</text:p>
          </table:table-cell>
        </table:table-row>
        <table:table-row table:style-name="ro1">
          <table:table-cell office:value-type="string">
            <text:p>KrL-Andr.xml</text:p>
          </table:table-cell>
          <table:table-cell office:value-type="float" office:value="29.5990338164">
            <text:p>29.5990338164</text:p>
          </table:table-cell>
          <table:table-cell office:value-type="float" office:value="24.3134920635">
            <text:p>24.3134920635</text:p>
          </table:table-cell>
          <table:table-cell office:value-type="float" office:value="0.448412698413">
            <text:p>0.4484126984</text:p>
          </table:table-cell>
          <table:table-cell office:value-type="float" office:value="10.5094339623">
            <text:p>10.5094339623</text:p>
          </table:table-cell>
          <table:table-cell office:value-type="float" office:value="0">
            <text:p>0</text:p>
          </table:table-cell>
          <table:table-cell office:value-type="float" office:value="117.826923077">
            <text:p>117.826923077</text:p>
          </table:table-cell>
          <table:table-cell office:value-type="float" office:value="107.49122807">
            <text:p>107.49122807</text:p>
          </table:table-cell>
          <table:table-cell table:number-columns-repeated="2" office:value-type="float" office:value="6127">
            <text:p>6127</text:p>
          </table:table-cell>
        </table:table-row>
        <table:table-row table:style-name="ro1">
          <table:table-cell office:value-type="string">
            <text:p>JohDop.xml</text:p>
          </table:table-cell>
          <table:table-cell table:number-columns-repeated="2"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58.0303030303">
            <text:p>58.0303030303</text:p>
          </table:table-cell>
          <table:table-cell office:value-type="float" office:value="0.030303030303">
            <text:p>0.0303030303</text:p>
          </table:table-cell>
          <table:table-cell office:value-type="float" office:value="100.789473684">
            <text:p>100.789473684</text:p>
          </table:table-cell>
          <table:table-cell office:value-type="float" office:value="45.5952380952">
            <text:p>45.5952380952</text:p>
          </table:table-cell>
          <table:table-cell table:number-columns-repeated="2" office:value-type="float" office:value="1915">
            <text:p>1915</text:p>
          </table:table-cell>
        </table:table-row>
        <table:table-row table:style-name="ro1">
          <table:table-cell office:value-type="string">
            <text:p>Bond.xml</text:p>
          </table:table-cell>
          <table:table-cell office:value-type="float" office:value="94.9953810624">
            <text:p>94.9953810624</text:p>
          </table:table-cell>
          <table:table-cell office:value-type="float" office:value="94.5586206897">
            <text:p>94.5586206897</text:p>
          </table:table-cell>
          <table:table-cell office:value-type="float" office:value="0.0896551724138">
            <text:p>0.0896551724</text:p>
          </table:table-cell>
          <table:table-cell office:value-type="float" office:value="15.8630929425">
            <text:p>15.8630929425</text:p>
          </table:table-cell>
          <table:table-cell office:value-type="float" office:value="0.365599691477">
            <text:p>0.3655996915</text:p>
          </table:table-cell>
          <table:table-cell office:value-type="float" office:value="42.492768595">
            <text:p>42.492768595</text:p>
          </table:table-cell>
          <table:table-cell office:value-type="float" office:value="24.5277280859">
            <text:p>24.5277280859</text:p>
          </table:table-cell>
          <table:table-cell office:value-type="float" office:value="131.415335463">
            <text:p>131.415335463</text:p>
          </table:table-cell>
          <table:table-cell office:value-type="float" office:value="41133">
            <text:p>41133</text:p>
          </table:table-cell>
        </table:table-row>
        <table:table-row table:style-name="ro1">
          <table:table-cell office:value-type="string">
            <text:p>StimAm.xml</text:p>
          </table:table-cell>
          <table:table-cell office:value-type="float" office:value="55.2552301255">
            <text:p>55.2552301255</text:p>
          </table:table-cell>
          <table:table-cell office:value-type="float" office:value="53.7922606925">
            <text:p>53.7922606925</text:p>
          </table:table-cell>
          <table:table-cell office:value-type="float" office:value="0.0977596741344">
            <text:p>0.0977596741</text:p>
          </table:table-cell>
          <table:table-cell office:value-type="float" office:value="72.1639344262">
            <text:p>72.1639344262</text:p>
          </table:table-cell>
          <table:table-cell office:value-type="float" office:value="0.0382513661202">
            <text:p>0.0382513661</text:p>
          </table:table-cell>
          <table:table-cell office:value-type="float" office:value="307.11627907">
            <text:p>307.11627907</text:p>
          </table:table-cell>
          <table:table-cell office:value-type="float" office:value="12.9661266568">
            <text:p>12.9661266568</text:p>
          </table:table-cell>
          <table:table-cell office:value-type="float" office:value="628.857142857">
            <text:p>628.857142857</text:p>
          </table:table-cell>
          <table:table-cell office:value-type="float" office:value="26412">
            <text:p>26412</text:p>
          </table:table-cell>
        </table:table-row>
        <table:table-row table:style-name="ro1">
          <table:table-cell office:value-type="string">
            <text:p>Greg-B.xml</text:p>
          </table:table-cell>
          <table:table-cell office:value-type="float" office:value="26.2547945205">
            <text:p>26.2547945205</text:p>
          </table:table-cell>
          <table:table-cell office:value-type="float" office:value="26.2908093278">
            <text:p>26.2908093278</text:p>
          </table:table-cell>
          <table:table-cell office:value-type="float" office:value="0.371742112483">
            <text:p>0.3717421125</text:p>
          </table:table-cell>
          <table:table-cell office:value-type="float" office:value="336.245614035">
            <text:p>336.245614035</text:p>
          </table:table-cell>
          <table:table-cell office:value-type="float" office:value="0.0526315789474">
            <text:p>0.0526315789</text:p>
          </table:table-cell>
          <table:table-cell office:value-type="float" office:value="57.2119402985">
            <text:p>57.2119402985</text:p>
          </table:table-cell>
          <table:table-cell office:value-type="float" office:value="29.531587057">
            <text:p>29.531587057</text:p>
          </table:table-cell>
          <table:table-cell office:value-type="float" office:value="3833.2">
            <text:p>3833.2</text:p>
          </table:table-cell>
          <table:table-cell office:value-type="float" office:value="19166">
            <text:p>19166</text:p>
          </table:table-cell>
        </table:table-row>
        <table:table-row table:style-name="ro1">
          <table:table-cell office:value-type="string">
            <text:p>OgL-M.xml</text:p>
          </table:table-cell>
          <table:table-cell office:value-type="float" office:value="6.54290171607">
            <text:p>6.5429017161</text:p>
          </table:table-cell>
          <table:table-cell office:value-type="float" office:value="6.47222222222">
            <text:p>6.4722222222</text:p>
          </table:table-cell>
          <table:table-cell office:value-type="float" office:value="0.16975308642">
            <text:p>0.1697530864</text:p>
          </table:table-cell>
          <table:table-cell office:value-type="float" office:value="4194">
            <text:p>4194</text:p>
          </table:table-cell>
          <table:table-cell office:value-type="float" office:value="0">
            <text:p>0</text:p>
          </table:table-cell>
          <table:table-cell office:value-type="float" office:value="38.4770642202">
            <text:p>38.4770642202</text:p>
          </table:table-cell>
          <table:table-cell office:value-type="float" office:value="33.552">
            <text:p>33.552</text:p>
          </table:table-cell>
          <table:table-cell office:value-type="float" office:value="1398">
            <text:p>1398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office:value-type="string">
            <text:p>BlasiusBil.xml</text:p>
          </table:table-cell>
          <table:table-cell table:number-columns-repeated="2" office:value-type="float" office:value="238.75">
            <text:p>238.75</text:p>
          </table:table-cell>
          <table:table-cell office:value-type="float" office:value="0.25">
            <text:p>0.25</text:p>
          </table:table-cell>
          <table:table-cell office:value-type="float" office:value="68.2142857143">
            <text:p>68.2142857143</text:p>
          </table:table-cell>
          <table:table-cell office:value-type="float" office:value="0.214285714286">
            <text:p>0.2142857143</text:p>
          </table:table-cell>
          <table:table-cell office:value-type="float" office:value="119.375">
            <text:p>119.375</text:p>
          </table:table-cell>
          <table:table-cell office:value-type="float" office:value="20.3191489362">
            <text:p>20.3191489362</text:p>
          </table:table-cell>
          <table:table-cell office:value-type="float" office:value="191">
            <text:p>191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HL.xml</text:p>
          </table:table-cell>
          <table:table-cell office:value-type="float" office:value="6.12924016282">
            <text:p>6.1292401628</text:p>
          </table:table-cell>
          <table:table-cell office:value-type="float" office:value="5.32067137809">
            <text:p>5.3206713781</text:p>
          </table:table-cell>
          <table:table-cell office:value-type="float" office:value="0.241460541814">
            <text:p>0.2414605418</text:p>
          </table:table-cell>
          <table:table-cell office:value-type="float" office:value="96.6256684492">
            <text:p>96.6256684492</text:p>
          </table:table-cell>
          <table:table-cell office:value-type="float" office:value="0.144385026738">
            <text:p>0.1443850267</text:p>
          </table:table-cell>
          <table:table-cell office:value-type="float" office:value="116.574193548">
            <text:p>116.574193548</text:p>
          </table:table-cell>
          <table:table-cell office:value-type="float" office:value="115.089171975">
            <text:p>115.089171975</text:p>
          </table:table-cell>
          <table:table-cell office:value-type="float" office:value="57.1803797468">
            <text:p>57.1803797468</text:p>
          </table:table-cell>
          <table:table-cell office:value-type="float" office:value="18069">
            <text:p>18069</text:p>
          </table:table-cell>
        </table:table-row>
        <table:table-row table:style-name="ro1">
          <table:table-cell office:value-type="string">
            <text:p>Did-A.xml</text:p>
          </table:table-cell>
          <table:table-cell office:value-type="float" office:value="10.311009745">
            <text:p>10.311009745</text:p>
          </table:table-cell>
          <table:table-cell office:value-type="float" office:value="10.0974619289">
            <text:p>10.0974619289</text:p>
          </table:table-cell>
          <table:table-cell office:value-type="float" office:value="0.117766497462">
            <text:p>0.1177664975</text:p>
          </table:table-cell>
          <table:table-cell office:value-type="float" office:value="24865">
            <text:p>24865</text:p>
          </table:table-cell>
          <table:table-cell office:value-type="float" office:value="0">
            <text:p>0</text:p>
          </table:table-cell>
          <table:table-cell office:value-type="float" office:value="90.9140767824">
            <text:p>90.9140767824</text:p>
          </table:table-cell>
          <table:table-cell office:value-type="float" office:value="43.318815331">
            <text:p>43.318815331</text:p>
          </table:table-cell>
          <table:table-cell office:value-type="float" office:value="180.18115942">
            <text:p>180.18115942</text:p>
          </table:table-cell>
          <table:table-cell office:value-type="float" office:value="49730">
            <text:p>49730</text:p>
          </table:table-cell>
        </table:table-row>
        <table:table-row table:style-name="ro1">
          <table:table-cell office:value-type="string">
            <text:p>SK.xml</text:p>
          </table:table-cell>
          <table:table-cell table:number-columns-repeated="2" office:value-type="float" office:value="8423">
            <text:p>8423</text:p>
          </table:table-cell>
          <table:table-cell office:value-type="float" office:value="0.333333333333">
            <text:p>0.3333333333</text:p>
          </table:table-cell>
          <table:table-cell office:value-type="float" office:value="6.72942743009">
            <text:p>6.7294274301</text:p>
          </table:table-cell>
          <table:table-cell office:value-type="float" office:value="0.201864181092">
            <text:p>0.2018641811</text:p>
          </table:table-cell>
          <table:table-cell office:value-type="float" office:value="32.0266159696">
            <text:p>32.0266159696</text:p>
          </table:table-cell>
          <table:table-cell office:value-type="float" office:value="25.269">
            <text:p>25.269</text:p>
          </table:table-cell>
          <table:table-cell office:value-type="float" office:value="12634.5">
            <text:p>12634.5</text:p>
          </table:table-cell>
          <table:table-cell office:value-type="float" office:value="25269">
            <text:p>25269</text:p>
          </table:table-cell>
        </table:table-row>
        <table:table-row table:style-name="ro1">
          <table:table-cell office:value-type="string">
            <text:p>Macarius.xml</text:p>
          </table:table-cell>
          <table:table-cell table:number-columns-repeated="2" office:value-type="float" office:value="6239">
            <text:p>6239</text:p>
          </table:table-cell>
          <table:table-cell office:value-type="float" office:value="0">
            <text:p>0</text:p>
          </table:table-cell>
          <table:table-cell office:value-type="float" office:value="7.39218009479">
            <text:p>7.3921800948</text:p>
          </table:table-cell>
          <table:table-cell office:value-type="float" office:value="0.138625592417">
            <text:p>0.1386255924</text:p>
          </table:table-cell>
          <table:table-cell office:value-type="float" office:value="44.2482269504">
            <text:p>44.2482269504</text:p>
          </table:table-cell>
          <table:table-cell office:value-type="float" office:value="38.512345679">
            <text:p>38.512345679</text:p>
          </table:table-cell>
          <table:table-cell office:value-type="float" office:value="1559.75">
            <text:p>1559.75</text:p>
          </table:table-cell>
          <table:table-cell office:value-type="float" office:value="6239">
            <text:p>6239</text:p>
          </table:table-cell>
        </table:table-row>
        <table:table-row table:style-name="ro1">
          <table:table-cell office:value-type="string">
            <text:p>SVM-C.xml</text:p>
          </table:table-cell>
          <table:table-cell table:number-columns-repeated="2" office:value-type="float" office:value="6473">
            <text:p>6473</text:p>
          </table:table-cell>
          <table:table-cell office:value-type="float" office:value="0">
            <text:p>0</text:p>
          </table:table-cell>
          <table:table-cell office:value-type="float" office:value="86.3066666667">
            <text:p>86.3066666667</text:p>
          </table:table-cell>
          <table:table-cell office:value-type="float" office:value="0.08">
            <text:p>0.08</text:p>
          </table:table-cell>
          <table:table-cell office:value-type="float" office:value="924.714285714">
            <text:p>924.714285714</text:p>
          </table:table-cell>
          <table:table-cell office:value-type="float" office:value="88.6712328767">
            <text:p>88.6712328767</text:p>
          </table:table-cell>
          <table:table-cell office:value-type="float" office:value="497.923076923">
            <text:p>497.923076923</text:p>
          </table:table-cell>
          <table:table-cell office:value-type="float" office:value="6473">
            <text:p>6473</text:p>
          </table:table-cell>
        </table:table-row>
        <table:table-row table:style-name="ro1">
          <table:table-cell office:value-type="string">
            <text:p>Anna9.xml</text:p>
          </table:table-cell>
          <table:table-cell table:number-columns-repeated="2" office:value-type="float" office:value="6411">
            <text:p>6411</text:p>
          </table:table-cell>
          <table:table-cell office:value-type="float" office:value="0">
            <text:p>0</text:p>
          </table:table-cell>
          <table:table-cell office:value-type="float" office:value="6.47575757576">
            <text:p>6.4757575758</text:p>
          </table:table-cell>
          <table:table-cell office:value-type="float" office:value="0.119191919192">
            <text:p>0.1191919192</text:p>
          </table:table-cell>
          <table:table-cell office:value-type="float" office:value="54.3305084746">
            <text:p>54.3305084746</text:p>
          </table:table-cell>
          <table:table-cell office:value-type="float" office:value="37.4912280702">
            <text:p>37.4912280702</text:p>
          </table:table-cell>
          <table:table-cell office:value-type="float" office:value="400.6875">
            <text:p>400.6875</text:p>
          </table:table-cell>
          <table:table-cell office:value-type="float" office:value="6411">
            <text:p>6411</text:p>
          </table:table-cell>
        </table:table-row>
        <table:table-row table:style-name="ro1">
          <table:table-cell office:value-type="string">
            <text:p>Bo.xml</text:p>
          </table:table-cell>
          <table:table-cell office:value-type="float" office:value="9.19376271186">
            <text:p>9.1937627119</text:p>
          </table:table-cell>
          <table:table-cell office:value-type="float" office:value="9.1751014885">
            <text:p>9.1751014885</text:p>
          </table:table-cell>
          <table:table-cell office:value-type="float" office:value="0.323951285521">
            <text:p>0.3239512855</text:p>
          </table:table-cell>
          <table:table-cell office:value-type="float" office:value="131.14893617">
            <text:p>131.14893617</text:p>
          </table:table-cell>
          <table:table-cell office:value-type="float" office:value="0.353965183752">
            <text:p>0.3539651838</text:p>
          </table:table-cell>
          <table:table-cell office:value-type="float" office:value="26.7788309637">
            <text:p>26.7788309637</text:p>
          </table:table-cell>
          <table:table-cell office:value-type="float" office:value="23.0156143924">
            <text:p>23.0156143924</text:p>
          </table:table-cell>
          <table:table-cell office:value-type="float" office:value="584.517241379">
            <text:p>584.517241379</text:p>
          </table:table-cell>
          <table:table-cell office:value-type="float" office:value="67804">
            <text:p>67804</text:p>
          </table:table-cell>
        </table:table-row>
        <table:table-row table:style-name="ro1">
          <table:table-cell office:value-type="string">
            <text:p>Jart.xml</text:p>
          </table:table-cell>
          <table:table-cell office:value-type="float" office:value="41.6681096681">
            <text:p>41.6681096681</text:p>
          </table:table-cell>
          <table:table-cell office:value-type="float" office:value="40.9008498584">
            <text:p>40.9008498584</text:p>
          </table:table-cell>
          <table:table-cell office:value-type="float" office:value="0.420679886686">
            <text:p>0.4206798867</text:p>
          </table:table-cell>
          <table:table-cell office:value-type="float" office:value="121.327731092">
            <text:p>121.327731092</text:p>
          </table:table-cell>
          <table:table-cell office:value-type="float" office:value="0.294117647059">
            <text:p>0.2941176471</text:p>
          </table:table-cell>
          <table:table-cell office:value-type="float" office:value="79.9889196676">
            <text:p>79.9889196676</text:p>
          </table:table-cell>
          <table:table-cell office:value-type="float" office:value="18.4865556978">
            <text:p>18.4865556978</text:p>
          </table:table-cell>
          <table:table-cell office:value-type="float" office:value="75.0025974026">
            <text:p>75.0025974026</text:p>
          </table:table-cell>
          <table:table-cell office:value-type="float" office:value="28876">
            <text:p>28876</text:p>
          </table:table-cell>
        </table:table-row>
        <table:table-row table:style-name="ro1">
          <table:table-cell office:value-type="string">
            <text:p>KatSv.xml</text:p>
          </table:table-cell>
          <table:table-cell table:number-columns-repeated="2"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46.7363636364">
            <text:p>46.7363636364</text:p>
          </table:table-cell>
          <table:table-cell office:value-type="float" office:value="0.0909090909091">
            <text:p>0.0909090909</text:p>
          </table:table-cell>
          <table:table-cell office:value-type="float" office:value="244.80952381">
            <text:p>244.80952381</text:p>
          </table:table-cell>
          <table:table-cell office:value-type="float" office:value="27.5410714286">
            <text:p>27.5410714286</text:p>
          </table:table-cell>
          <table:table-cell office:value-type="float" office:value="185.819277108">
            <text:p>185.819277108</text:p>
          </table:table-cell>
          <table:table-cell office:value-type="float" office:value="15423">
            <text:p>15423</text:p>
          </table:table-cell>
        </table:table-row>
        <table:table-row table:style-name="ro1">
          <table:table-cell office:value-type="string">
            <text:p>Greg-A.xml</text:p>
          </table:table-cell>
          <table:table-cell office:value-type="float" office:value="10.0064177363">
            <text:p>10.0064177363</text:p>
          </table:table-cell>
          <table:table-cell office:value-type="float" office:value="10.0005830904">
            <text:p>10.0005830904</text:p>
          </table:table-cell>
          <table:table-cell office:value-type="float" office:value="0.337026239067">
            <text:p>0.3370262391</text:p>
          </table:table-cell>
          <table:table-cell office:value-type="float" office:value="125.189781022">
            <text:p>125.189781022</text:p>
          </table:table-cell>
          <table:table-cell office:value-type="float" office:value="0.408759124088">
            <text:p>0.4087591241</text:p>
          </table:table-cell>
          <table:table-cell office:value-type="float" office:value="27.7075928918">
            <text:p>27.7075928918</text:p>
          </table:table-cell>
          <table:table-cell office:value-type="float" office:value="23.9874125874">
            <text:p>23.9874125874</text:p>
          </table:table-cell>
          <table:table-cell office:value-type="float" office:value="5717">
            <text:p>5717</text:p>
          </table:table-cell>
          <table:table-cell office:value-type="float" office:value="17151">
            <text:p>17151</text:p>
          </table:table-cell>
        </table:table-row>
        <table:table-row table:style-name="ro1">
          <table:table-cell office:value-type="string">
            <text:p>KatEgMir.xml</text:p>
          </table:table-cell>
          <table:table-cell table:number-columns-repeated="2" office:value-type="float" office:value="59.1875">
            <text:p>59.1875</text:p>
          </table:table-cell>
          <table:table-cell office:value-type="float" office:value="0.1875">
            <text:p>0.1875</text:p>
          </table:table-cell>
          <table:table-cell office:value-type="float" office:value="12.2987012987">
            <text:p>12.2987012987</text:p>
          </table:table-cell>
          <table:table-cell office:value-type="float" office:value="0.0519480519481">
            <text:p>0.0519480519</text:p>
          </table:table-cell>
          <table:table-cell office:value-type="float" office:value="118.375">
            <text:p>118.375</text:p>
          </table:table-cell>
          <table:table-cell office:value-type="float" office:value="23.675">
            <text:p>23.675</text:p>
          </table:table-cell>
          <table:table-cell table:number-columns-repeated="2" office:value-type="float" office:value="947">
            <text:p>947</text:p>
          </table:table-cell>
        </table:table-row>
        <table:table-row table:style-name="ro1">
          <table:table-cell office:value-type="string">
            <text:p>AVgL.xml</text:p>
          </table:table-cell>
          <table:table-cell office:value-type="float" office:value="5.24491203863">
            <text:p>5.2449120386</text:p>
          </table:table-cell>
          <table:table-cell office:value-type="float" office:value="4.70015455951">
            <text:p>4.7001545595</text:p>
          </table:table-cell>
          <table:table-cell office:value-type="float" office:value="0.216383307573">
            <text:p>0.2163833076</text:p>
          </table:table-cell>
          <table:table-cell office:value-type="float" office:value="5068.33333333">
            <text:p>5068.33333333</text:p>
          </table:table-cell>
          <table:table-cell office:value-type="float" office:value="0.333333333333">
            <text:p>0.3333333333</text:p>
          </table:table-cell>
          <table:table-cell office:value-type="float" office:value="60.82">
            <text:p>60.82</text:p>
          </table:table-cell>
          <table:table-cell office:value-type="float" office:value="60.3373015873">
            <text:p>60.3373015873</text:p>
          </table:table-cell>
          <table:table-cell office:value-type="float" office:value="89.9704142012">
            <text:p>89.9704142012</text:p>
          </table:table-cell>
          <table:table-cell office:value-type="float" office:value="15205">
            <text:p>15205</text:p>
          </table:table-cell>
        </table:table-row>
        <table:table-row table:style-name="ro1">
          <table:table-cell office:value-type="string">
            <text:p>PatrikBil.xml</text:p>
          </table:table-cell>
          <table:table-cell office:value-type="float" office:value="55.765625">
            <text:p>55.765625</text:p>
          </table:table-cell>
          <table:table-cell office:value-type="float" office:value="54.9076923077">
            <text:p>54.9076923077</text:p>
          </table:table-cell>
          <table:table-cell office:value-type="float" office:value="0.0461538461538">
            <text:p>0.0461538462</text:p>
          </table:table-cell>
          <table:table-cell office:value-type="float" office:value="1784.5">
            <text:p>1784.5</text:p>
          </table:table-cell>
          <table:table-cell office:value-type="float" office:value="0">
            <text:p>0</text:p>
          </table:table-cell>
          <table:table-cell office:value-type="float" office:value="892.25">
            <text:p>892.25</text:p>
          </table:table-cell>
          <table:table-cell office:value-type="float" office:value="34.9901960784">
            <text:p>34.9901960784</text:p>
          </table:table-cell>
          <table:table-cell office:value-type="float" office:value="594.833333333">
            <text:p>594.833333333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string">
            <text:p>Genoveva.xml</text:p>
          </table:table-cell>
          <table:table-cell office:value-type="float" office:value="11.654589372">
            <text:p>11.654589372</text:p>
          </table:table-cell>
          <table:table-cell office:value-type="float" office:value="11.5985576923">
            <text:p>11.5985576923</text:p>
          </table:table-cell>
          <table:table-cell office:value-type="float" office:value="0.322115384615">
            <text:p>0.3221153846</text:p>
          </table:table-cell>
          <table:table-cell office:value-type="float" office:value="402.083333333">
            <text:p>402.083333333</text:p>
          </table:table-cell>
          <table:table-cell office:value-type="float" office:value="0.5">
            <text:p>0.5</text:p>
          </table:table-cell>
          <table:table-cell office:value-type="float" office:value="35.4779411765">
            <text:p>35.4779411765</text:p>
          </table:table-cell>
          <table:table-cell office:value-type="float" office:value="23.6519607843">
            <text:p>23.6519607843</text:p>
          </table:table-cell>
          <table:table-cell office:value-type="float" office:value="689.285714286">
            <text:p>689.285714286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string">
            <text:p>SVM-B.xml</text:p>
          </table:table-cell>
          <table:table-cell table:number-columns-repeated="2" office:value-type="float" office:value="3991.66666667">
            <text:p>3991.66666667</text:p>
          </table:table-cell>
          <table:table-cell office:value-type="float" office:value="0.666666666667">
            <text:p>0.6666666667</text:p>
          </table:table-cell>
          <table:table-cell office:value-type="float" office:value="48.4817813765">
            <text:p>48.4817813765</text:p>
          </table:table-cell>
          <table:table-cell office:value-type="float" office:value="0.323886639676">
            <text:p>0.3238866397</text:p>
          </table:table-cell>
          <table:table-cell office:value-type="float" office:value="144.277108434">
            <text:p>144.277108434</text:p>
          </table:table-cell>
          <table:table-cell office:value-type="float" office:value="24.046184739">
            <text:p>24.046184739</text:p>
          </table:table-cell>
          <table:table-cell office:value-type="float" office:value="362.878787879">
            <text:p>362.878787879</text:p>
          </table:table-cell>
          <table:table-cell office:value-type="float" office:value="11975">
            <text:p>11975</text:p>
          </table:table-cell>
        </table:table-row>
        <table:table-row table:style-name="ro1">
          <table:table-cell office:value-type="string">
            <text:p>MariaOe.xml</text:p>
          </table:table-cell>
          <table:table-cell table:number-columns-repeated="2" office:value-type="float" office:value="9742">
            <text:p>9742</text:p>
          </table:table-cell>
          <table:table-cell office:value-type="float" office:value="0">
            <text:p>0</text:p>
          </table:table-cell>
          <table:table-cell office:value-type="float" office:value="8.25593220339">
            <text:p>8.2559322034</text:p>
          </table:table-cell>
          <table:table-cell office:value-type="float" office:value="0.0949152542373">
            <text:p>0.0949152542</text:p>
          </table:table-cell>
          <table:table-cell office:value-type="float" office:value="57.9880952381">
            <text:p>57.9880952381</text:p>
          </table:table-cell>
          <table:table-cell office:value-type="float" office:value="48.4676616915">
            <text:p>48.4676616915</text:p>
          </table:table-cell>
          <table:table-cell office:value-type="float" office:value="1391.71428571">
            <text:p>1391.71428571</text:p>
          </table:table-cell>
          <table:table-cell office:value-type="float" office:value="9742">
            <text:p>9742</text:p>
          </table:table-cell>
        </table:table-row>
        <table:table-row table:style-name="ro1">
          <table:table-cell office:value-type="string">
            <text:p>Laek8.xml</text:p>
          </table:table-cell>
          <table:table-cell office:value-type="float" office:value="1121.5">
            <text:p>1121.5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office:value-type="float" office:value="86.2692307692">
            <text:p>86.2692307692</text:p>
          </table:table-cell>
          <table:table-cell office:value-type="float" office:value="0.192307692308">
            <text:p>0.1923076923</text:p>
          </table:table-cell>
          <table:table-cell office:value-type="float" office:value="373.833333333">
            <text:p>373.833333333</text:p>
          </table:table-cell>
          <table:table-cell office:value-type="float" office:value="14.7565789474">
            <text:p>14.7565789474</text:p>
          </table:table-cell>
          <table:table-cell office:value-type="float" office:value="33.4776119403">
            <text:p>33.4776119403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Yvgl.xml</text:p>
          </table:table-cell>
          <table:table-cell office:value-type="float" office:value="5.67047861076">
            <text:p>5.6704786108</text:p>
          </table:table-cell>
          <table:table-cell office:value-type="float" office:value="5.25638005497">
            <text:p>5.256380055</text:p>
          </table:table-cell>
          <table:table-cell office:value-type="float" office:value="0.275618374558">
            <text:p>0.2756183746</text:p>
          </table:table-cell>
          <table:table-cell office:value-type="float" office:value="6694">
            <text:p>6694</text:p>
          </table:table-cell>
          <table:table-cell office:value-type="float" office:value="0.5">
            <text:p>0.5</text:p>
          </table:table-cell>
          <table:table-cell office:value-type="float" office:value="166.310559006">
            <text:p>166.310559006</text:p>
          </table:table-cell>
          <table:table-cell office:value-type="float" office:value="148.755555556">
            <text:p>148.755555556</text:p>
          </table:table-cell>
          <table:table-cell table:number-columns-repeated="2" office:value-type="float" office:value="26776">
            <text:p>26776</text:p>
          </table:table-cell>
        </table:table-row>
        <table:table-row table:style-name="ro1">
          <table:table-cell office:value-type="string">
            <text:p>KrL-Ny.xml</text:p>
          </table:table-cell>
          <table:table-cell office:value-type="float" office:value="34.180952381">
            <text:p>34.180952381</text:p>
          </table:table-cell>
          <table:table-cell office:value-type="float" office:value="29.1788617886">
            <text:p>29.1788617886</text:p>
          </table:table-cell>
          <table:table-cell office:value-type="float" office:value="0.422764227642">
            <text:p>0.4227642276</text:p>
          </table:table-cell>
          <table:table-cell office:value-type="float" office:value="10.8429003021">
            <text:p>10.8429003021</text:p>
          </table:table-cell>
          <table:table-cell office:value-type="float" office:value="0">
            <text:p>0</text:p>
          </table:table-cell>
          <table:table-cell office:value-type="float" office:value="188.894736842">
            <text:p>188.894736842</text:p>
          </table:table-cell>
          <table:table-cell office:value-type="float" office:value="179.45">
            <text:p>179.45</text:p>
          </table:table-cell>
          <table:table-cell table:number-columns-repeated="2" office:value-type="float" office:value="3589">
            <text:p>3589</text:p>
          </table:table-cell>
        </table:table-row>
        <table:table-row table:style-name="ro1">
          <table:table-cell office:value-type="string">
            <text:p>Luc-JB.xml</text:p>
          </table:table-cell>
          <table:table-cell office:value-type="float" office:value="482.051724138">
            <text:p>482.051724138</text:p>
          </table:table-cell>
          <table:table-cell office:value-type="float" office:value="399.414285714">
            <text:p>399.414285714</text:p>
          </table:table-cell>
          <table:table-cell office:value-type="float" office:value="0.114285714286">
            <text:p>0.1142857143</text:p>
          </table:table-cell>
          <table:table-cell office:value-type="float" office:value="64.8700696056">
            <text:p>64.8700696056</text:p>
          </table:table-cell>
          <table:table-cell office:value-type="float" office:value="0.232018561485">
            <text:p>0.2320185615</text:p>
          </table:table-cell>
          <table:table-cell office:value-type="float" office:value="232.991666667">
            <text:p>232.991666667</text:p>
          </table:table-cell>
          <table:table-cell office:value-type="float" office:value="11.3700691338">
            <text:p>11.3700691338</text:p>
          </table:table-cell>
          <table:table-cell office:value-type="float" office:value="36.6916010499">
            <text:p>36.6916010499</text:p>
          </table:table-cell>
          <table:table-cell office:value-type="float" office:value="27959">
            <text:p>27959</text:p>
          </table:table-cell>
        </table:table-row>
        <table:table-row table:style-name="ro1">
          <table:table-cell office:value-type="string">
            <text:p>Tekla.xml</text:p>
          </table:table-cell>
          <table:table-cell table:number-columns-repeated="2"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8.67415730337">
            <text:p>8.6741573034</text:p>
          </table:table-cell>
          <table:table-cell office:value-type="float" office:value="0.134831460674">
            <text:p>0.1348314607</text:p>
          </table:table-cell>
          <table:table-cell office:value-type="float" office:value="64.3333333333">
            <text:p>64.3333333333</text:p>
          </table:table-cell>
          <table:table-cell office:value-type="float" office:value="40.6315789474">
            <text:p>40.6315789474</text:p>
          </table:table-cell>
          <table:table-cell table:number-columns-repeated="2" office:value-type="float" office:value="772">
            <text:p>772</text:p>
          </table:table-cell>
        </table:table-row>
        <table:table-row table:style-name="ro1">
          <table:table-cell office:value-type="string">
            <text:p>LegBu.xml</text:p>
          </table:table-cell>
          <table:table-cell office:value-type="float" office:value="11.2744186047">
            <text:p>11.2744186047</text:p>
          </table:table-cell>
          <table:table-cell office:value-type="float" office:value="11.215299198">
            <text:p>11.215299198</text:p>
          </table:table-cell>
          <table:table-cell office:value-type="float" office:value="0.0231338679827">
            <text:p>0.023133868</text:p>
          </table:table-cell>
          <table:table-cell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05.697674419">
            <text:p>105.697674419</text:p>
          </table:table-cell>
          <table:table-cell office:value-type="float" office:value="67.9626168224">
            <text:p>67.9626168224</text:p>
          </table:table-cell>
          <table:table-cell office:value-type="float" office:value="172.322274882">
            <text:p>172.322274882</text:p>
          </table:table-cell>
          <table:table-cell office:value-type="float" office:value="36360">
            <text:p>36360</text:p>
          </table:table-cell>
        </table:table-row>
        <table:table-row table:style-name="ro1">
          <table:table-cell office:value-type="string">
            <text:p>GL-Add.xml</text:p>
          </table:table-cell>
          <table:table-cell office:value-type="float" office:value="28.0392156863">
            <text:p>28.0392156863</text:p>
          </table:table-cell>
          <table:table-cell office:value-type="float" office:value="25.0877192982">
            <text:p>25.0877192982</text:p>
          </table:table-cell>
          <table:table-cell office:value-type="float" office:value="0.157894736842">
            <text:p>0.1578947368</text:p>
          </table:table-cell>
          <table:table-cell office:value-type="float" office:value="12.0168067227">
            <text:p>12.0168067227</text:p>
          </table:table-cell>
          <table:table-cell office:value-type="float" office:value="0.0420168067227">
            <text:p>0.0420168067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89.375">
            <text:p>89.37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ElisUngUppB.xml</text:p>
          </table:table-cell>
          <table:table-cell table:number-columns-repeated="2" office:value-type="float" office:value="16.2878787879">
            <text:p>16.2878787879</text:p>
          </table:table-cell>
          <table:table-cell office:value-type="float" office:value="0.106060606061">
            <text:p>0.1060606061</text:p>
          </table:table-cell>
          <table:table-cell office:value-type="float" office:value="18.2203389831">
            <text:p>18.2203389831</text:p>
          </table:table-cell>
          <table:table-cell office:value-type="float" office:value="0.169491525424">
            <text:p>0.1694915254</text:p>
          </table:table-cell>
          <table:table-cell office:value-type="float" office:value="53.75">
            <text:p>53.75</text:p>
          </table:table-cell>
          <table:table-cell office:value-type="float" office:value="28.2894736842">
            <text:p>28.2894736842</text:p>
          </table:table-cell>
          <table:table-cell office:value-type="float" office:value="537.5">
            <text:p>537.5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UL-B.xml</text:p>
          </table:table-cell>
          <table:table-cell office:value-type="float" office:value="6.08059342422">
            <text:p>6.0805934242</text:p>
          </table:table-cell>
          <table:table-cell office:value-type="float" office:value="5.55562339724">
            <text:p>5.5556233972</text:p>
          </table:table-cell>
          <table:table-cell office:value-type="float" office:value="0.068750763219">
            <text:p>0.0687507632</text:p>
          </table:table-cell>
          <table:table-cell office:value-type="float" office:value="1978.04347826">
            <text:p>1978.04347826</text:p>
          </table:table-cell>
          <table:table-cell office:value-type="float" office:value="0">
            <text:p>0</text:p>
          </table:table-cell>
          <table:table-cell office:value-type="float" office:value="62.4074074074">
            <text:p>62.4074074074</text:p>
          </table:table-cell>
          <table:table-cell office:value-type="float" office:value="58.7790697674">
            <text:p>58.7790697674</text:p>
          </table:table-cell>
          <table:table-cell office:value-type="float" office:value="229.772727273">
            <text:p>229.772727273</text:p>
          </table:table-cell>
          <table:table-cell office:value-type="float" office:value="45495">
            <text:p>45495</text:p>
          </table:table-cell>
        </table:table-row>
        <table:table-row table:style-name="ro1">
          <table:table-cell office:value-type="string">
            <text:p>OgL-C.xml</text:p>
          </table:table-cell>
          <table:table-cell office:value-type="float" office:value="11.2896218825">
            <text:p>11.2896218825</text:p>
          </table:table-cell>
          <table:table-cell office:value-type="float" office:value="10.96328125">
            <text:p>10.96328125</text:p>
          </table:table-cell>
          <table:table-cell office:value-type="float" office:value="0.09609375">
            <text:p>0.09609375</text:p>
          </table:table-cell>
          <table:table-cell office:value-type="float" office:value="14033">
            <text:p>14033</text:p>
          </table:table-cell>
          <table:table-cell office:value-type="float" office:value="0">
            <text:p>0</text:p>
          </table:table-cell>
          <table:table-cell office:value-type="float" office:value="114.089430894">
            <text:p>114.089430894</text:p>
          </table:table-cell>
          <table:table-cell office:value-type="float" office:value="38.5521978022">
            <text:p>38.5521978022</text:p>
          </table:table-cell>
          <table:table-cell table:number-columns-repeated="2" office:value-type="float" office:value="14033">
            <text:p>14033</text:p>
          </table:table-cell>
        </table:table-row>
        <table:table-row table:style-name="ro1">
          <table:table-cell office:value-type="string">
            <text:p>Vidhem.xml</text:p>
          </table:table-cell>
          <table:table-cell office:value-type="float" office:value="3.98200514139">
            <text:p>3.9820051414</text:p>
          </table:table-cell>
          <table:table-cell office:value-type="float" office:value="3.4006586169">
            <text:p>3.4006586169</text:p>
          </table:table-cell>
          <table:table-cell office:value-type="float" office:value="0.169593852909">
            <text:p>0.1695938529</text:p>
          </table:table-cell>
          <table:table-cell office:value-type="float" office:value="6196">
            <text:p>6196</text:p>
          </table:table-cell>
          <table:table-cell office:value-type="float" office:value="0">
            <text:p>0</text:p>
          </table:table-cell>
          <table:table-cell office:value-type="float" office:value="23.6488549618">
            <text:p>23.6488549618</text:p>
          </table:table-cell>
          <table:table-cell office:value-type="float" office:value="20.0517799353">
            <text:p>20.0517799353</text:p>
          </table:table-cell>
          <table:table-cell office:value-type="float" office:value="69.6179775281">
            <text:p>69.6179775281</text:p>
          </table:table-cell>
          <table:table-cell office:value-type="float" office:value="6196">
            <text:p>6196</text:p>
          </table:table-cell>
        </table:table-row>
        <table:table-row table:style-name="ro1">
          <table:table-cell office:value-type="string">
            <text:p>Laek-Benz22.xml</text:p>
          </table:table-cell>
          <table:table-cell table:number-columns-repeated="2" office:value-type="float" office:value="247.333333333">
            <text:p>247.333333333</text:p>
          </table:table-cell>
          <table:table-cell office:value-type="float" office:value="0">
            <text:p>0</text:p>
          </table:table-cell>
          <table:table-cell office:value-type="float" office:value="82.4444444444">
            <text:p>82.4444444444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28.5384615385">
            <text:p>28.5384615385</text:p>
          </table:table-cell>
          <table:table-cell office:value-type="float" office:value="12.1639344262">
            <text:p>12.1639344262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Ruth.xml</text:p>
          </table:table-cell>
          <table:table-cell table:number-columns-repeated="2" office:value-type="float" office:value="60.6111111111">
            <text:p>60.6111111111</text:p>
          </table:table-cell>
          <table:table-cell office:value-type="float" office:value="0.138888888889">
            <text:p>0.1388888889</text:p>
          </table:table-cell>
          <table:table-cell office:value-type="float" office:value="27.6202531646">
            <text:p>27.6202531646</text:p>
          </table:table-cell>
          <table:table-cell office:value-type="float" office:value="0.0759493670886">
            <text:p>0.0759493671</text:p>
          </table:table-cell>
          <table:table-cell office:value-type="float" office:value="114.842105263">
            <text:p>114.842105263</text:p>
          </table:table-cell>
          <table:table-cell office:value-type="float" office:value="14.4503311258">
            <text:p>14.4503311258</text:p>
          </table:table-cell>
          <table:table-cell office:value-type="float" office:value="363.666666667">
            <text:p>363.666666667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Moses-A.xml</text:p>
          </table:table-cell>
          <table:table-cell office:value-type="float" office:value="394.437853107">
            <text:p>394.437853107</text:p>
          </table:table-cell>
          <table:table-cell office:value-type="float" office:value="390.030726257">
            <text:p>390.030726257</text:p>
          </table:table-cell>
          <table:table-cell office:value-type="float" office:value="0.405027932961">
            <text:p>0.405027933</text:p>
          </table:table-cell>
          <table:table-cell office:value-type="float" office:value="46543.6666667">
            <text:p>46543.6666667</text:p>
          </table:table-cell>
          <table:table-cell office:value-type="float" office:value="0">
            <text:p>0</text:p>
          </table:table-cell>
          <table:table-cell office:value-type="float" office:value="355.295165394">
            <text:p>355.295165394</text:p>
          </table:table-cell>
          <table:table-cell office:value-type="float" office:value="19.0051721791">
            <text:p>19.0051721791</text:p>
          </table:table-cell>
          <table:table-cell office:value-type="float" office:value="1329.81904762">
            <text:p>1329.81904762</text:p>
          </table:table-cell>
          <table:table-cell office:value-type="float" office:value="139631">
            <text:p>139631</text:p>
          </table:table-cell>
        </table:table-row>
        <table:table-row table:style-name="ro1">
          <table:table-cell office:value-type="string">
            <text:p>Horn.xml</text:p>
          </table:table-cell>
          <table:table-cell office:value-type="float" office:value="21.189429618">
            <text:p>21.189429618</text:p>
          </table:table-cell>
          <table:table-cell office:value-type="float" office:value="21.2450157398">
            <text:p>21.2450157398</text:p>
          </table:table-cell>
          <table:table-cell office:value-type="float" office:value="0.9055613851">
            <text:p>0.9055613851</text:p>
          </table:table-cell>
          <table:table-cell office:value-type="float" office:value="13.2459928034">
            <text:p>13.2459928034</text:p>
          </table:table-cell>
          <table:table-cell office:value-type="float" office:value="0.00032711808963">
            <text:p>0.0003271181</text:p>
          </table:table-cell>
          <table:table-cell office:value-type="float" office:value="23.6801169591">
            <text:p>23.6801169591</text:p>
          </table:table-cell>
          <table:table-cell office:value-type="float" office:value="21.7004287245">
            <text:p>21.7004287245</text:p>
          </table:table-cell>
          <table:table-cell office:value-type="float" office:value="710.403508772">
            <text:p>710.403508772</text:p>
          </table:table-cell>
          <table:table-cell office:value-type="float" office:value="40493">
            <text:p>40493</text:p>
          </table:table-cell>
        </table:table-row>
        <table:table-row table:style-name="ro1">
          <table:table-cell office:value-type="string">
            <text:p>ApG-A.xml</text:p>
          </table:table-cell>
          <table:table-cell table:number-columns-repeated="2" office:value-type="float" office:value="113.970873786">
            <text:p>113.970873786</text:p>
          </table:table-cell>
          <table:table-cell office:value-type="float" office:value="0.553398058252">
            <text:p>0.5533980583</text:p>
          </table:table-cell>
          <table:table-cell office:value-type="float" office:value="103.884955752">
            <text:p>103.884955752</text:p>
          </table:table-cell>
          <table:table-cell office:value-type="float" office:value="0.477876106195">
            <text:p>0.4778761062</text:p>
          </table:table-cell>
          <table:table-cell office:value-type="float" office:value="110.745283019">
            <text:p>110.745283019</text:p>
          </table:table-cell>
          <table:table-cell office:value-type="float" office:value="18.6038034865">
            <text:p>18.6038034865</text:p>
          </table:table-cell>
          <table:table-cell office:value-type="float" office:value="205.947368421">
            <text:p>205.947368421</text:p>
          </table:table-cell>
          <table:table-cell office:value-type="float" office:value="11739">
            <text:p>11739</text:p>
          </table:table-cell>
        </table:table-row>
        <table:table-row table:style-name="ro1">
          <table:table-cell office:value-type="string">
            <text:p>Exodus16.xml</text:p>
          </table:table-cell>
          <table:table-cell table:number-columns-repeated="2" office:value-type="float" office:value="134">
            <text:p>134</text:p>
          </table:table-cell>
          <table:table-cell office:value-type="float" office:value="0.5">
            <text:p>0.5</text:p>
          </table:table-cell>
          <table:table-cell office:value-type="float" office:value="8.64516129032">
            <text:p>8.6451612903</text:p>
          </table:table-cell>
          <table:table-cell office:value-type="float" office:value="0.258064516129">
            <text:p>0.2580645161</text:p>
          </table:table-cell>
          <table:table-cell office:value-type="float" office:value="29.7777777778">
            <text:p>29.7777777778</text:p>
          </table:table-cell>
          <table:table-cell office:value-type="float" office:value="22.3333333333">
            <text:p>22.3333333333</text:p>
          </table:table-cell>
          <table:table-cell table:number-columns-repeated="2" office:value-type="float" office:value="268">
            <text:p>268</text:p>
          </table:table-cell>
        </table:table-row>
        <table:table-row table:style-name="ro1">
          <table:table-cell office:value-type="string">
            <text:p>Barl.xml</text:p>
          </table:table-cell>
          <table:table-cell office:value-type="float" office:value="209.59375">
            <text:p>209.59375</text:p>
          </table:table-cell>
          <table:table-cell office:value-type="float" office:value="207.968992248">
            <text:p>207.968992248</text:p>
          </table:table-cell>
          <table:table-cell office:value-type="float" office:value="0.387596899225">
            <text:p>0.3875968992</text:p>
          </table:table-cell>
          <table:table-cell office:value-type="float" office:value="19.9168522643">
            <text:p>19.9168522643</text:p>
          </table:table-cell>
          <table:table-cell office:value-type="float" office:value="0.202672605791">
            <text:p>0.2026726058</text:p>
          </table:table-cell>
          <table:table-cell office:value-type="float" office:value="79.6083086053">
            <text:p>79.6083086053</text:p>
          </table:table-cell>
          <table:table-cell office:value-type="float" office:value="40.2218890555">
            <text:p>40.2218890555</text:p>
          </table:table-cell>
          <table:table-cell office:value-type="float" office:value="447.133333333">
            <text:p>447.133333333</text:p>
          </table:table-cell>
          <table:table-cell office:value-type="float" office:value="26828">
            <text:p>26828</text:p>
          </table:table-cell>
        </table:table-row>
        <table:table-row table:style-name="ro1">
          <table:table-cell office:value-type="string">
            <text:p>OgL-N.xml</text:p>
          </table:table-cell>
          <table:table-cell office:value-type="float" office:value="11.5223880597">
            <text:p>11.5223880597</text:p>
          </table:table-cell>
          <table:table-cell office:value-type="float" office:value="11.8769230769">
            <text:p>11.8769230769</text:p>
          </table:table-cell>
          <table:table-cell office:value-type="float" office:value="0.184615384615">
            <text:p>0.1846153846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59.3846153846">
            <text:p>59.3846153846</text:p>
          </table:table-cell>
          <table:table-cell office:value-type="float" office:value="25.7333333333">
            <text:p>25.7333333333</text:p>
          </table:table-cell>
          <table:table-cell office:value-type="float" office:value="386">
            <text:p>38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Birg7-C61.xml</text:p>
          </table:table-cell>
          <table:table-cell table:number-columns-repeated="2"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677.045454545">
            <text:p>677.045454545</text:p>
          </table:table-cell>
          <table:table-cell office:value-type="float" office:value="20.7451253482">
            <text:p>20.7451253482</text:p>
          </table:table-cell>
          <table:table-cell office:value-type="float" office:value="620.625">
            <text:p>620.625</text:p>
          </table:table-cell>
          <table:table-cell office:value-type="float" office:value="14895">
            <text:p>14895</text:p>
          </table:table-cell>
        </table:table-row>
        <table:table-row table:style-name="ro1">
          <table:table-cell office:value-type="string">
            <text:p>OgL-H.xml</text:p>
          </table:table-cell>
          <table:table-cell office:value-type="float" office:value="5.78403141361">
            <text:p>5.7840314136</text:p>
          </table:table-cell>
          <table:table-cell office:value-type="float" office:value="5.76892950392">
            <text:p>5.7689295039</text:p>
          </table:table-cell>
          <table:table-cell office:value-type="float" office:value="0.302872062663">
            <text:p>0.3028720627</text:p>
          </table:table-cell>
          <table:table-cell office:value-type="float" office:value="4419">
            <text:p>4419</text:p>
          </table:table-cell>
          <table:table-cell office:value-type="float" office:value="0">
            <text:p>0</text:p>
          </table:table-cell>
          <table:table-cell office:value-type="float" office:value="19.9954751131">
            <text:p>19.9954751131</text:p>
          </table:table-cell>
          <table:table-cell office:value-type="float" office:value="16.2463235294">
            <text:p>16.2463235294</text:p>
          </table:table-cell>
          <table:table-cell office:value-type="float" office:value="883.8">
            <text:p>883.8</text:p>
          </table:table-cell>
          <table:table-cell office:value-type="float" office:value="4419">
            <text:p>4419</text:p>
          </table:table-cell>
        </table:table-row>
        <table:table-row table:style-name="ro1">
          <table:table-cell office:value-type="string">
            <text:p>BartMod.xml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8.06040268456">
            <text:p>8.0604026846</text:p>
          </table:table-cell>
          <table:table-cell office:value-type="float" office:value="0.187919463087">
            <text:p>0.1879194631</text:p>
          </table:table-cell>
          <table:table-cell office:value-type="float" office:value="44.4814814815">
            <text:p>44.4814814815</text:p>
          </table:table-cell>
          <table:table-cell office:value-type="float" office:value="27.9302325581">
            <text:p>27.9302325581</text:p>
          </table:table-cell>
          <table:table-cell table:number-columns-repeated="2" office:value-type="float" office:value="1201">
            <text:p>1201</text:p>
          </table:table-cell>
        </table:table-row>
        <table:table-row table:style-name="ro1">
          <table:table-cell office:value-type="string">
            <text:p>Gyllh.xml</text:p>
          </table:table-cell>
          <table:table-cell office:value-type="float" office:value="35.7636363636">
            <text:p>35.7636363636</text:p>
          </table:table-cell>
          <table:table-cell office:value-type="float" office:value="33.7628734901">
            <text:p>33.7628734901</text:p>
          </table:table-cell>
          <table:table-cell office:value-type="float" office:value="0.928162746345">
            <text:p>0.9281627463</text:p>
          </table:table-cell>
          <table:table-cell office:value-type="float" office:value="12.1809633028">
            <text:p>12.1809633028</text:p>
          </table:table-cell>
          <table:table-cell office:value-type="float" office:value="0.0183486238532">
            <text:p>0.0183486239</text:p>
          </table:table-cell>
          <table:table-cell office:value-type="float" office:value="35.8118678355">
            <text:p>35.8118678355</text:p>
          </table:table-cell>
          <table:table-cell office:value-type="float" office:value="11.5004330879">
            <text:p>11.5004330879</text:p>
          </table:table-cell>
          <table:table-cell office:value-type="float" office:value="354.06">
            <text:p>354.06</text:p>
          </table:table-cell>
          <table:table-cell office:value-type="float" office:value="53109">
            <text:p>53109</text:p>
          </table:table-cell>
        </table:table-row>
        <table:table-row table:style-name="ro1">
          <table:table-cell office:value-type="string">
            <text:p>Erik-A.xml</text:p>
          </table:table-cell>
          <table:table-cell table:number-columns-repeated="2"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19.6791255289">
            <text:p>19.6791255289</text:p>
          </table:table-cell>
          <table:table-cell table:number-columns-repeated="2" office:value-type="float" office:value="27905">
            <text:p>27905</text:p>
          </table:table-cell>
        </table:table-row>
        <table:table-row table:style-name="ro1">
          <table:table-cell office:value-type="string">
            <text:p>Briccius.xml</text:p>
          </table:table-cell>
          <table:table-cell table:number-columns-repeated="2" office:value-type="float" office:value="25.303030303">
            <text:p>25.303030303</text:p>
          </table:table-cell>
          <table:table-cell office:value-type="float" office:value="0.0909090909091">
            <text:p>0.0909090909</text:p>
          </table:table-cell>
          <table:table-cell office:value-type="float" office:value="18.9772727273">
            <text:p>18.9772727273</text:p>
          </table:table-cell>
          <table:table-cell office:value-type="float" office:value="0.295454545455">
            <text:p>0.2954545455</text:p>
          </table:table-cell>
          <table:table-cell office:value-type="float" office:value="46.3888888889">
            <text:p>46.3888888889</text:p>
          </table:table-cell>
          <table:table-cell office:value-type="float" office:value="20.3658536585">
            <text:p>20.3658536585</text:p>
          </table:table-cell>
          <table:table-cell office:value-type="float" office:value="278.333333333">
            <text:p>278.333333333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string">
            <text:p>LegBil.xml</text:p>
          </table:table-cell>
          <table:table-cell office:value-type="float" office:value="30.1251507114">
            <text:p>30.1251507114</text:p>
          </table:table-cell>
          <table:table-cell office:value-type="float" office:value="29.3743240066">
            <text:p>29.3743240066</text:p>
          </table:table-cell>
          <table:table-cell office:value-type="float" office:value="0.349400423231">
            <text:p>0.3494004232</text:p>
          </table:table-cell>
          <table:table-cell office:value-type="float" office:value="77.1166666667">
            <text:p>77.1166666667</text:p>
          </table:table-cell>
          <table:table-cell office:value-type="float" office:value="0.0648148148148">
            <text:p>0.0648148148</text:p>
          </table:table-cell>
          <table:table-cell office:value-type="float" office:value="42.8425925926">
            <text:p>42.8425925926</text:p>
          </table:table-cell>
          <table:table-cell office:value-type="float" office:value="16.6705364291">
            <text:p>16.6705364291</text:p>
          </table:table-cell>
          <table:table-cell office:value-type="float" office:value="279.483221477">
            <text:p>279.483221477</text:p>
          </table:table-cell>
          <table:table-cell office:value-type="float" office:value="124929">
            <text:p>124929</text:p>
          </table:table-cell>
        </table:table-row>
        <table:table-row table:style-name="ro1">
          <table:table-cell office:value-type="string">
            <text:p>ErikBil.xml</text:p>
          </table:table-cell>
          <table:table-cell table:number-columns-repeated="2"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68.4705882353">
            <text:p>68.4705882353</text:p>
          </table:table-cell>
          <table:table-cell office:value-type="float" office:value="32.3333333333">
            <text:p>32.3333333333</text:p>
          </table:table-cell>
          <table:table-cell office:value-type="float" office:value="194">
            <text:p>194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string">
            <text:p>TreKung.xml</text:p>
          </table:table-cell>
          <table:table-cell table:number-columns-repeated="2" office:value-type="float" office:value="103.333333333">
            <text:p>103.333333333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41.3333333333">
            <text:p>41.3333333333</text:p>
          </table:table-cell>
          <table:table-cell office:value-type="float" office:value="310">
            <text:p>31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ElisBra.xml</text:p>
          </table:table-cell>
          <table:table-cell table:number-columns-repeated="2"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8.07246376812">
            <text:p>8.0724637681</text:p>
          </table:table-cell>
          <table:table-cell office:value-type="float" office:value="0.130434782609">
            <text:p>0.1304347826</text:p>
          </table:table-cell>
          <table:table-cell office:value-type="float" office:value="46.4166666667">
            <text:p>46.4166666667</text:p>
          </table:table-cell>
          <table:table-cell office:value-type="float" office:value="39.7857142857">
            <text:p>39.7857142857</text:p>
          </table:table-cell>
          <table:table-cell office:value-type="float" office:value="278.5">
            <text:p>278.5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RegS.xml</text:p>
          </table:table-cell>
          <table:table-cell office:value-type="float" office:value="692.307692308">
            <text:p>692.307692308</text:p>
          </table:table-cell>
          <table:table-cell office:value-type="float" office:value="729.72972973">
            <text:p>729.72972973</text:p>
          </table:table-cell>
          <table:table-cell office:value-type="float" office:value="0.513513513514">
            <text:p>0.5135135135</text:p>
          </table:table-cell>
          <table:table-cell office:value-type="float" office:value="12.3006833713">
            <text:p>12.3006833713</text:p>
          </table:table-cell>
          <table:table-cell office:value-type="float" office:value="0.573576309795">
            <text:p>0.5735763098</text:p>
          </table:table-cell>
          <table:table-cell office:value-type="float" office:value="20.1192250373">
            <text:p>20.1192250373</text:p>
          </table:table-cell>
          <table:table-cell office:value-type="float" office:value="10.9090909091">
            <text:p>10.9090909091</text:p>
          </table:table-cell>
          <table:table-cell office:value-type="float" office:value="9000">
            <text:p>9000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Albinus.xml</text:p>
          </table:table-cell>
          <table:table-cell table:number-columns-repeated="2"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9.04278074866">
            <text:p>9.0427807487</text:p>
          </table:table-cell>
          <table:table-cell office:value-type="float" office:value="0.096256684492">
            <text:p>0.0962566845</text:p>
          </table:table-cell>
          <table:table-cell office:value-type="float" office:value="60.3928571429">
            <text:p>60.3928571429</text:p>
          </table:table-cell>
          <table:table-cell office:value-type="float" office:value="52.84375">
            <text:p>52.84375</text:p>
          </table:table-cell>
          <table:table-cell table:number-columns-repeated="2" office:value-type="float" office:value="1691">
            <text:p>1691</text:p>
          </table:table-cell>
        </table:table-row>
        <table:table-row table:style-name="ro1">
          <table:table-cell office:value-type="string">
            <text:p>OgL-D.xml</text:p>
          </table:table-cell>
          <table:table-cell office:value-type="float" office:value="14.4505494505">
            <text:p>14.4505494505</text:p>
          </table:table-cell>
          <table:table-cell office:value-type="float" office:value="13.8421052632">
            <text:p>13.8421052632</text:p>
          </table:table-cell>
          <table:table-cell office:value-type="float" office:value="0.0631578947368">
            <text:p>0.0631578947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219.166666667">
            <text:p>219.166666667</text:p>
          </table:table-cell>
          <table:table-cell office:value-type="float" office:value="26.8367346939">
            <text:p>26.8367346939</text:p>
          </table:table-cell>
          <table:table-cell office:value-type="float" office:value="657.5">
            <text:p>657.5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Laek7.xml</text:p>
          </table:table-cell>
          <table:table-cell office:value-type="float" office:value="111.090069284">
            <text:p>111.090069284</text:p>
          </table:table-cell>
          <table:table-cell office:value-type="float" office:value="112.915492958">
            <text:p>112.915492958</text:p>
          </table:table-cell>
          <table:table-cell office:value-type="float" office:value="0.467136150235">
            <text:p>0.4671361502</text:p>
          </table:table-cell>
          <table:table-cell office:value-type="float" office:value="9.7431638647">
            <text:p>9.7431638647</text:p>
          </table:table-cell>
          <table:table-cell office:value-type="float" office:value="0.403078792789">
            <text:p>0.4030787928</text:p>
          </table:table-cell>
          <table:table-cell office:value-type="float" office:value="22.0752638825">
            <text:p>22.0752638825</text:p>
          </table:table-cell>
          <table:table-cell office:value-type="float" office:value="13.2768423958">
            <text:p>13.2768423958</text:p>
          </table:table-cell>
          <table:table-cell office:value-type="float" office:value="31.3981723238">
            <text:p>31.3981723238</text:p>
          </table:table-cell>
          <table:table-cell office:value-type="float" office:value="48102">
            <text:p>48102</text:p>
          </table:table-cell>
        </table:table-row>
        <table:table-row table:style-name="ro1">
          <table:table-cell office:value-type="string">
            <text:p>Laek3.xml</text:p>
          </table:table-cell>
          <table:table-cell office:value-type="float" office:value="193.085470085">
            <text:p>193.085470085</text:p>
          </table:table-cell>
          <table:table-cell office:value-type="float" office:value="167.340740741">
            <text:p>167.340740741</text:p>
          </table:table-cell>
          <table:table-cell office:value-type="float" office:value="0.718518518519">
            <text:p>0.7185185185</text:p>
          </table:table-cell>
          <table:table-cell office:value-type="float" office:value="58.9843342037">
            <text:p>58.9843342037</text:p>
          </table:table-cell>
          <table:table-cell office:value-type="float" office:value="0.10182767624">
            <text:p>0.1018276762</text:p>
          </table:table-cell>
          <table:table-cell office:value-type="float" office:value="148.625">
            <text:p>148.625</text:p>
          </table:table-cell>
          <table:table-cell office:value-type="float" office:value="23.0991820041">
            <text:p>23.0991820041</text:p>
          </table:table-cell>
          <table:table-cell office:value-type="float" office:value="60.7284946237">
            <text:p>60.7284946237</text:p>
          </table:table-cell>
          <table:table-cell office:value-type="float" office:value="22591">
            <text:p>22591</text:p>
          </table:table-cell>
        </table:table-row>
        <table:table-row table:style-name="ro1">
          <table:table-cell office:value-type="string">
            <text:p>Mektild20.xml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1.3333333333">
            <text:p>21.3333333333</text:p>
          </table:table-cell>
          <table:table-cell table:number-columns-repeated="2" office:value-type="float" office:value="192">
            <text:p>192</text:p>
          </table:table-cell>
        </table:table-row>
        <table:table-row table:style-name="ro1">
          <table:table-cell office:value-type="string">
            <text:p>flores.xml</text:p>
          </table:table-cell>
          <table:table-cell office:value-type="float" office:value="20.7626865672">
            <text:p>20.7626865672</text:p>
          </table:table-cell>
          <table:table-cell office:value-type="float" office:value="24.8410714286">
            <text:p>24.8410714286</text:p>
          </table:table-cell>
          <table:table-cell office:value-type="float" office:value="0.771428571429">
            <text:p>0.7714285714</text:p>
          </table:table-cell>
          <table:table-cell office:value-type="float" office:value="12.739010989">
            <text:p>12.739010989</text:p>
          </table:table-cell>
          <table:table-cell office:value-type="float" office:value="0.018315018315">
            <text:p>0.0183150183</text:p>
          </table:table-cell>
          <table:table-cell office:value-type="float" office:value="31.7602739726">
            <text:p>31.7602739726</text:p>
          </table:table-cell>
          <table:table-cell office:value-type="float" office:value="17.195302843">
            <text:p>17.195302843</text:p>
          </table:table-cell>
          <table:table-cell table:number-columns-repeated="2" office:value-type="float" office:value="13911">
            <text:p>13911</text:p>
          </table:table-cell>
        </table:table-row>
        <table:table-row table:style-name="ro1">
          <table:table-cell office:value-type="string">
            <text:p>Jakelina.xml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.34042553191">
            <text:p>8.3404255319</text:p>
          </table:table-cell>
          <table:table-cell office:value-type="float" office:value="0.148936170213">
            <text:p>0.1489361702</text:p>
          </table:table-cell>
          <table:table-cell office:value-type="float" office:value="46.1176470588">
            <text:p>46.1176470588</text:p>
          </table:table-cell>
          <table:table-cell office:value-type="float" office:value="37.3333333333">
            <text:p>37.3333333333</text:p>
          </table:table-cell>
          <table:table-cell office:value-type="float" office:value="392">
            <text:p>392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Otilia.xml</text:p>
          </table:table-cell>
          <table:table-cell table:number-columns-repeated="2"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8.13333333333">
            <text:p>8.1333333333</text:p>
          </table:table-cell>
          <table:table-cell office:value-type="float" office:value="0.12380952381">
            <text:p>0.1238095238</text:p>
          </table:table-cell>
          <table:table-cell office:value-type="float" office:value="40.6666666667">
            <text:p>40.6666666667</text:p>
          </table:table-cell>
          <table:table-cell office:value-type="float" office:value="34.16">
            <text:p>34.16</text:p>
          </table:table-cell>
          <table:table-cell office:value-type="float" office:value="213.5">
            <text:p>213.5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YVgL-add.xml</text:p>
          </table:table-cell>
          <table:table-cell office:value-type="float" office:value="5.69632352941">
            <text:p>5.6963235294</text:p>
          </table:table-cell>
          <table:table-cell office:value-type="float" office:value="5.24864498645">
            <text:p>5.2486449865</text:p>
          </table:table-cell>
          <table:table-cell office:value-type="float" office:value="0.124661246612">
            <text:p>0.1246612466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table:number-columns-repeated="2" office:value-type="float" office:value="121.046875">
            <text:p>121.046875</text:p>
          </table:table-cell>
          <table:table-cell office:value-type="float" office:value="553.357142857">
            <text:p>553.357142857</text:p>
          </table:table-cell>
          <table:table-cell office:value-type="float" office:value="7747">
            <text:p>7747</text:p>
          </table:table-cell>
        </table:table-row>
        <table:table-row table:style-name="ro1">
          <table:table-cell office:value-type="string">
            <text:p>Birg-Bergm.xml</text:p>
          </table:table-cell>
          <table:table-cell office:value-type="float" office:value="10.9790575916">
            <text:p>10.9790575916</text:p>
          </table:table-cell>
          <table:table-cell office:value-type="float" office:value="10.8652849741">
            <text:p>10.8652849741</text:p>
          </table:table-cell>
          <table:table-cell office:value-type="float" office:value="0.492227979275">
            <text:p>0.4922279793</text:p>
          </table:table-cell>
          <table:table-cell office:value-type="float" office:value="419.4">
            <text:p>419.4</text:p>
          </table:table-cell>
          <table:table-cell office:value-type="float" office:value="0.8">
            <text:p>0.8</text:p>
          </table:table-cell>
          <table:table-cell office:value-type="float" office:value="21.618556701">
            <text:p>21.618556701</text:p>
          </table:table-cell>
          <table:table-cell office:value-type="float" office:value="16.2558139535">
            <text:p>16.2558139535</text:p>
          </table:table-cell>
          <table:table-cell office:value-type="float" office:value="262.125">
            <text:p>262.125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string">
            <text:p>Birg-Ox.xml</text:p>
          </table:table-cell>
          <table:table-cell office:value-type="float" office:value="435.083333333">
            <text:p>435.083333333</text:p>
          </table:table-cell>
          <table:table-cell office:value-type="float" office:value="401.615384615">
            <text:p>401.615384615</text:p>
          </table:table-cell>
          <table:table-cell office:value-type="float" office:value="0.230769230769">
            <text:p>0.2307692308</text:p>
          </table:table-cell>
          <table:table-cell office:value-type="float" office:value="28.375">
            <text:p>28.375</text:p>
          </table:table-cell>
          <table:table-cell office:value-type="float" office:value="0.521739130435">
            <text:p>0.5217391304</text:p>
          </table:table-cell>
          <table:table-cell office:value-type="float" office:value="52.21">
            <text:p>52.21</text:p>
          </table:table-cell>
          <table:table-cell office:value-type="float" office:value="16.7877813505">
            <text:p>16.7877813505</text:p>
          </table:table-cell>
          <table:table-cell office:value-type="float" office:value="522.1">
            <text:p>522.1</text:p>
          </table:table-cell>
          <table:table-cell office:value-type="float" office:value="5221">
            <text:p>5221</text:p>
          </table:table-cell>
        </table:table-row>
        <table:table-row table:style-name="ro1">
          <table:table-cell office:value-type="string">
            <text:p>KS-Bu.xml</text:p>
          </table:table-cell>
          <table:table-cell office:value-type="float" office:value="28.7777777778">
            <text:p>28.7777777778</text:p>
          </table:table-cell>
          <table:table-cell office:value-type="float" office:value="28.9716981132">
            <text:p>28.9716981132</text:p>
          </table:table-cell>
          <table:table-cell office:value-type="float" office:value="0.99730458221">
            <text:p>0.9973045822</text:p>
          </table:table-cell>
          <table:table-cell office:value-type="float" office:value="7165.66666667">
            <text:p>7165.66666667</text:p>
          </table:table-cell>
          <table:table-cell office:value-type="float" office:value="0.333333333333">
            <text:p>0.3333333333</text:p>
          </table:table-cell>
          <table:table-cell office:value-type="float" office:value="29.9818688982">
            <text:p>29.9818688982</text:p>
          </table:table-cell>
          <table:table-cell office:value-type="float" office:value="11.1905257678">
            <text:p>11.1905257678</text:p>
          </table:table-cell>
          <table:table-cell office:value-type="float" office:value="66.1446153846">
            <text:p>66.1446153846</text:p>
          </table:table-cell>
          <table:table-cell office:value-type="float" office:value="21497">
            <text:p>21497</text:p>
          </table:table-cell>
        </table:table-row>
        <table:table-row table:style-name="ro1">
          <table:table-cell office:value-type="string">
            <text:p>Olav.xml</text:p>
          </table:table-cell>
          <table:table-cell office:value-type="float" office:value="697.5">
            <text:p>697.5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2790">
            <text:p>279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9.8571428571">
            <text:p>39.8571428571</text:p>
          </table:table-cell>
          <table:table-cell office:value-type="float" office:value="186">
            <text:p>186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string">
            <text:p>MariaE.xml</text:p>
          </table:table-cell>
          <table:table-cell table:number-columns-repeated="2" office:value-type="float" office:value="1594">
            <text:p>1594</text:p>
          </table:table-cell>
          <table:table-cell office:value-type="float" office:value="0.5">
            <text:p>0.5</text:p>
          </table:table-cell>
          <table:table-cell office:value-type="float" office:value="9.63141993958">
            <text:p>9.6314199396</text:p>
          </table:table-cell>
          <table:table-cell office:value-type="float" office:value="0.132930513595">
            <text:p>0.1329305136</text:p>
          </table:table-cell>
          <table:table-cell office:value-type="float" office:value="69.3043478261">
            <text:p>69.3043478261</text:p>
          </table:table-cell>
          <table:table-cell office:value-type="float" office:value="18.011299435">
            <text:p>18.011299435</text:p>
          </table:table-cell>
          <table:table-cell office:value-type="float" office:value="1062.66666667">
            <text:p>1062.66666667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string">
            <text:p>Columb.xml</text:p>
          </table:table-cell>
          <table:table-cell office:value-type="float" office:value="17.9033687943">
            <text:p>17.9033687943</text:p>
          </table:table-cell>
          <table:table-cell office:value-type="float" office:value="18.9802631579">
            <text:p>18.9802631579</text:p>
          </table:table-cell>
          <table:table-cell office:value-type="float" office:value="0.899436090226">
            <text:p>0.8994360902</text:p>
          </table:table-cell>
          <table:table-cell office:value-type="float" office:value="11.9709543568">
            <text:p>11.9709543568</text:p>
          </table:table-cell>
          <table:table-cell office:value-type="float" office:value="0.0438648488441">
            <text:p>0.0438648488</text:p>
          </table:table-cell>
          <table:table-cell office:value-type="float" office:value="20.1145418327">
            <text:p>20.1145418327</text:p>
          </table:table-cell>
          <table:table-cell office:value-type="float" office:value="7.92582417582">
            <text:p>7.9258241758</text:p>
          </table:table-cell>
          <table:table-cell office:value-type="float" office:value="65.355987055">
            <text:p>65.355987055</text:p>
          </table:table-cell>
          <table:table-cell office:value-type="float" office:value="20195">
            <text:p>20195</text:p>
          </table:table-cell>
        </table:table-row>
        <table:table-row table:style-name="ro1">
          <table:table-cell office:value-type="string">
            <text:p>BirgVita.xml</text:p>
          </table:table-cell>
          <table:table-cell table:number-columns-repeated="2" office:value-type="float" office:value="27.4470046083">
            <text:p>27.4470046083</text:p>
          </table:table-cell>
          <table:table-cell office:value-type="float" office:value="0.479262672811">
            <text:p>0.4792626728</text:p>
          </table:table-cell>
          <table:table-cell office:value-type="float" office:value="83.8873239437">
            <text:p>83.8873239437</text:p>
          </table:table-cell>
          <table:table-cell office:value-type="float" office:value="0.549295774648">
            <text:p>0.5492957746</text:p>
          </table:table-cell>
          <table:table-cell office:value-type="float" office:value="43.4744525547">
            <text:p>43.4744525547</text:p>
          </table:table-cell>
          <table:table-cell office:value-type="float" office:value="20.0538720539">
            <text:p>20.0538720539</text:p>
          </table:table-cell>
          <table:table-cell office:value-type="float" office:value="541.454545455">
            <text:p>541.454545455</text:p>
          </table:table-cell>
          <table:table-cell office:value-type="float" office:value="5956">
            <text:p>5956</text:p>
          </table:table-cell>
        </table:table-row>
        <table:table-row table:style-name="ro1">
          <table:table-cell office:value-type="string">
            <text:p>Clara.xml</text:p>
          </table:table-cell>
          <table:table-cell office:value-type="float" office:value="12.6315228967">
            <text:p>12.6315228967</text:p>
          </table:table-cell>
          <table:table-cell office:value-type="float" office:value="12.6180851064">
            <text:p>12.6180851064</text:p>
          </table:table-cell>
          <table:table-cell office:value-type="float" office:value="0.38829787234">
            <text:p>0.3882978723</text:p>
          </table:table-cell>
          <table:table-cell office:value-type="float" office:value="130.340659341">
            <text:p>130.340659341</text:p>
          </table:table-cell>
          <table:table-cell office:value-type="float" office:value="0.428571428571">
            <text:p>0.4285714286</text:p>
          </table:table-cell>
          <table:table-cell office:value-type="float" office:value="30.1806615776">
            <text:p>30.1806615776</text:p>
          </table:table-cell>
          <table:table-cell office:value-type="float" office:value="24.5061983471">
            <text:p>24.5061983471</text:p>
          </table:table-cell>
          <table:table-cell office:value-type="float" office:value="790.733333333">
            <text:p>790.733333333</text:p>
          </table:table-cell>
          <table:table-cell office:value-type="float" office:value="11861">
            <text:p>11861</text:p>
          </table:table-cell>
        </table:table-row>
        <table:table-row table:style-name="ro1">
          <table:table-cell office:value-type="string">
            <text:p>Runius.xml</text:p>
          </table:table-cell>
          <table:table-cell office:value-type="float" office:value="33.2505518764">
            <text:p>33.2505518764</text:p>
          </table:table-cell>
          <table:table-cell office:value-type="float" office:value="32.8875545852">
            <text:p>32.8875545852</text:p>
          </table:table-cell>
          <table:table-cell office:value-type="float" office:value="0.917030567686">
            <text:p>0.9170305677</text:p>
          </table:table-cell>
          <table:table-cell office:value-type="float" office:value="56.5196998124">
            <text:p>56.5196998124</text:p>
          </table:table-cell>
          <table:table-cell office:value-type="float" office:value="0.0168855534709">
            <text:p>0.0168855535</text:p>
          </table:table-cell>
          <table:table-cell office:value-type="float" office:value="37.3296158612">
            <text:p>37.3296158612</text:p>
          </table:table-cell>
          <table:table-cell office:value-type="float" office:value="12.2260551948">
            <text:p>12.2260551948</text:p>
          </table:table-cell>
          <table:table-cell office:value-type="float" office:value="424.295774648">
            <text:p>424.295774648</text:p>
          </table:table-cell>
          <table:table-cell office:value-type="float" office:value="30125">
            <text:p>30125</text:p>
          </table:table-cell>
        </table:table-row>
        <table:table-row table:style-name="ro1">
          <table:table-cell office:value-type="string">
            <text:p>MariaF.xml</text:p>
          </table:table-cell>
          <table:table-cell table:number-columns-repeated="2"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6.66463414634">
            <text:p>6.6646341463</text:p>
          </table:table-cell>
          <table:table-cell office:value-type="float" office:value="0.15243902439">
            <text:p>0.1524390244</text:p>
          </table:table-cell>
          <table:table-cell office:value-type="float" office:value="42.0384615385">
            <text:p>42.0384615385</text:p>
          </table:table-cell>
          <table:table-cell office:value-type="float" office:value="36.4333333333">
            <text:p>36.4333333333</text:p>
          </table:table-cell>
          <table:table-cell office:value-type="float" office:value="546.5">
            <text:p>546.5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string">
            <text:p>Germ-Gen.xml</text:p>
          </table:table-cell>
          <table:table-cell office:value-type="float" office:value="11.7369323051">
            <text:p>11.7369323051</text:p>
          </table:table-cell>
          <table:table-cell office:value-type="float" office:value="11.6868600683">
            <text:p>11.6868600683</text:p>
          </table:table-cell>
          <table:table-cell office:value-type="float" office:value="0.339590443686">
            <text:p>0.3395904437</text:p>
          </table:table-cell>
          <table:table-cell office:value-type="float" office:value="428.03125">
            <text:p>428.03125</text:p>
          </table:table-cell>
          <table:table-cell office:value-type="float" office:value="0.28125">
            <text:p>0.28125</text:p>
          </table:table-cell>
          <table:table-cell office:value-type="float" office:value="34.9413265306">
            <text:p>34.9413265306</text:p>
          </table:table-cell>
          <table:table-cell office:value-type="float" office:value="24.7685352622">
            <text:p>24.7685352622</text:p>
          </table:table-cell>
          <table:table-cell office:value-type="float" office:value="1956.71428571">
            <text:p>1956.71428571</text:p>
          </table:table-cell>
          <table:table-cell office:value-type="float" office:value="13697">
            <text:p>13697</text:p>
          </table:table-cell>
        </table:table-row>
        <table:table-row table:style-name="ro1">
          <table:table-cell office:value-type="string">
            <text:p>Laek2.xml</text:p>
          </table:table-cell>
          <table:table-cell office:value-type="float" office:value="405.608695652">
            <text:p>405.608695652</text:p>
          </table:table-cell>
          <table:table-cell office:value-type="float" office:value="491">
            <text:p>491</text:p>
          </table:table-cell>
          <table:table-cell office:value-type="float" office:value="0.315789473684">
            <text:p>0.3157894737</text:p>
          </table:table-cell>
          <table:table-cell office:value-type="float" office:value="239.205128205">
            <text:p>239.205128205</text:p>
          </table:table-cell>
          <table:table-cell office:value-type="float" office:value="0.179487179487">
            <text:p>0.1794871795</text:p>
          </table:table-cell>
          <table:table-cell office:value-type="float" office:value="444.238095238">
            <text:p>444.238095238</text:p>
          </table:table-cell>
          <table:table-cell office:value-type="float" office:value="14.4635658915">
            <text:p>14.4635658915</text:p>
          </table:table-cell>
          <table:table-cell office:value-type="float" office:value="19.5576519916">
            <text:p>19.5576519916</text:p>
          </table:table-cell>
          <table:table-cell office:value-type="float" office:value="9329">
            <text:p>9329</text:p>
          </table:table-cell>
        </table:table-row>
        <table:table-row table:style-name="ro1">
          <table:table-cell office:value-type="string">
            <text:p>Ester.xml</text:p>
          </table:table-cell>
          <table:table-cell office:value-type="float" office:value="67.4455445545">
            <text:p>67.4455445545</text:p>
          </table:table-cell>
          <table:table-cell office:value-type="float" office:value="64.8761904762">
            <text:p>64.8761904762</text:p>
          </table:table-cell>
          <table:table-cell office:value-type="float" office:value="0.171428571429">
            <text:p>0.1714285714</text:p>
          </table:table-cell>
          <table:table-cell office:value-type="float" office:value="20.7051671733">
            <text:p>20.7051671733</text:p>
          </table:table-cell>
          <table:table-cell office:value-type="float" office:value="0.130699088146">
            <text:p>0.1306990881</text:p>
          </table:table-cell>
          <table:table-cell office:value-type="float" office:value="67.4455445545">
            <text:p>67.4455445545</text:p>
          </table:table-cell>
          <table:table-cell office:value-type="float" office:value="17.4219948849">
            <text:p>17.4219948849</text:p>
          </table:table-cell>
          <table:table-cell office:value-type="float" office:value="567.666666667">
            <text:p>567.666666667</text:p>
          </table:table-cell>
          <table:table-cell office:value-type="float" office:value="6812">
            <text:p>6812</text:p>
          </table:table-cell>
        </table:table-row>
        <table:table-row table:style-name="ro1">
          <table:table-cell office:value-type="string">
            <text:p>GermBil.xml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39.8">
            <text:p>39.8</text:p>
          </table:table-cell>
          <table:table-cell office:value-type="float" office:value="0.2">
            <text:p>0.2</text:p>
          </table:table-cell>
          <table:table-cell office:value-type="float" office:value="66.3333333333">
            <text:p>66.3333333333</text:p>
          </table:table-cell>
          <table:table-cell office:value-type="float" office:value="24.875">
            <text:p>24.875</text:p>
          </table:table-cell>
          <table:table-cell table:number-columns-repeated="2" office:value-type="float" office:value="199">
            <text:p>199</text:p>
          </table:table-cell>
        </table:table-row>
        <table:table-row table:style-name="ro1">
          <table:table-cell office:value-type="string">
            <text:p>Servacius.xml</text:p>
          </table:table-cell>
          <table:table-cell table:number-columns-repeated="2" office:value-type="float" office:value="4003">
            <text:p>4003</text:p>
          </table:table-cell>
          <table:table-cell office:value-type="float" office:value="0.5">
            <text:p>0.5</text:p>
          </table:table-cell>
          <table:table-cell office:value-type="float" office:value="8.22816032888">
            <text:p>8.2281603289</text:p>
          </table:table-cell>
          <table:table-cell office:value-type="float" office:value="0.0924974306269">
            <text:p>0.0924974306</text:p>
          </table:table-cell>
          <table:table-cell office:value-type="float" office:value="87.0217391304">
            <text:p>87.0217391304</text:p>
          </table:table-cell>
          <table:table-cell office:value-type="float" office:value="58.8676470588">
            <text:p>58.8676470588</text:p>
          </table:table-cell>
          <table:table-cell table:number-columns-repeated="2" office:value-type="float" office:value="8006">
            <text:p>8006</text:p>
          </table:table-cell>
        </table:table-row>
        <table:table-row table:style-name="ro1">
          <table:table-cell office:value-type="string">
            <text:p>ChrPina.xml</text:p>
          </table:table-cell>
          <table:table-cell table:number-columns-repeated="2" office:value-type="float" office:value="2719.33333333">
            <text:p>2719.33333333</text:p>
          </table:table-cell>
          <table:table-cell office:value-type="float" office:value="0">
            <text:p>0</text:p>
          </table:table-cell>
          <table:table-cell office:value-type="float" office:value="10.0344403444">
            <text:p>10.0344403444</text:p>
          </table:table-cell>
          <table:table-cell office:value-type="float" office:value="0.372693726937">
            <text:p>0.3726937269</text:p>
          </table:table-cell>
          <table:table-cell office:value-type="float" office:value="24.7212121212">
            <text:p>24.7212121212</text:p>
          </table:table-cell>
          <table:table-cell office:value-type="float" office:value="21.4120734908">
            <text:p>21.4120734908</text:p>
          </table:table-cell>
          <table:table-cell office:value-type="float" office:value="388.476190476">
            <text:p>388.476190476</text:p>
          </table:table-cell>
          <table:table-cell office:value-type="float" office:value="8158">
            <text:p>8158</text:p>
          </table:table-cell>
        </table:table-row>
        <table:table-row table:style-name="ro1">
          <table:table-cell office:value-type="string">
            <text:p>AnnaVasa.xml</text:p>
          </table:table-cell>
          <table:table-cell office:value-type="float" office:value="23.649122807">
            <text:p>23.649122807</text:p>
          </table:table-cell>
          <table:table-cell office:value-type="float" office:value="22.9772727273">
            <text:p>22.9772727273</text:p>
          </table:table-cell>
          <table:table-cell office:value-type="float" office:value="0.957386363636">
            <text:p>0.9573863636</text:p>
          </table:table-cell>
          <table:table-cell office:value-type="float" office:value="53.5629139073">
            <text:p>53.5629139073</text:p>
          </table:table-cell>
          <table:table-cell office:value-type="float" office:value="0.0331125827815">
            <text:p>0.0331125828</text:p>
          </table:table-cell>
          <table:table-cell office:value-type="float" office:value="26.5180327869">
            <text:p>26.5180327869</text:p>
          </table:table-cell>
          <table:table-cell office:value-type="float" office:value="23.1085714286">
            <text:p>23.1085714286</text:p>
          </table:table-cell>
          <table:table-cell table:number-columns-repeated="2" office:value-type="float" office:value="8088">
            <text:p>8088</text:p>
          </table:table-cell>
        </table:table-row>
        <table:table-row table:style-name="ro1">
          <table:table-cell office:value-type="string">
            <text:p>Val.xml</text:p>
          </table:table-cell>
          <table:table-cell office:value-type="float" office:value="16.884529148">
            <text:p>16.884529148</text:p>
          </table:table-cell>
          <table:table-cell office:value-type="float" office:value="18.1896135266">
            <text:p>18.1896135266</text:p>
          </table:table-cell>
          <table:table-cell office:value-type="float" office:value="0.0591787439614">
            <text:p>0.059178744</text:p>
          </table:table-cell>
          <table:table-cell office:value-type="float" office:value="14.4956689124">
            <text:p>14.4956689124</text:p>
          </table:table-cell>
          <table:table-cell office:value-type="float" office:value="0.00577478344562">
            <text:p>0.0057747834</text:p>
          </table:table-cell>
          <table:table-cell office:value-type="float" office:value="268.946428571">
            <text:p>268.946428571</text:p>
          </table:table-cell>
          <table:table-cell office:value-type="float" office:value="26.4692442882">
            <text:p>26.4692442882</text:p>
          </table:table-cell>
          <table:table-cell office:value-type="float" office:value="55.3713235294">
            <text:p>55.3713235294</text:p>
          </table:table-cell>
          <table:table-cell office:value-type="float" office:value="15061">
            <text:p>15061</text:p>
          </table:table-cell>
        </table:table-row>
        <table:table-row table:style-name="ro1">
          <table:table-cell office:value-type="string">
            <text:p>Alexius.xml</text:p>
          </table:table-cell>
          <table:table-cell office:value-type="float" office:value="24.1428571429">
            <text:p>24.1428571429</text:p>
          </table:table-cell>
          <table:table-cell office:value-type="float" office:value="22.5333333333">
            <text:p>22.5333333333</text:p>
          </table:table-cell>
          <table:table-cell office:value-type="float" office:value="0.166666666667">
            <text:p>0.1666666667</text:p>
          </table:table-cell>
          <table:table-cell office:value-type="float" office:value="10.2424242424">
            <text:p>10.2424242424</text:p>
          </table:table-cell>
          <table:table-cell office:value-type="float" office:value="0.181818181818">
            <text:p>0.1818181818</text:p>
          </table:table-cell>
          <table:table-cell office:value-type="float" office:value="42.25">
            <text:p>42.25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676">
            <text:p>676</text:p>
          </table:table-cell>
        </table:table-row>
        <table:table-row table:style-name="ro1">
          <table:table-cell office:value-type="string">
            <text:p>PetriB.xml</text:p>
          </table:table-cell>
          <table:table-cell office:value-type="float" office:value="569.03125">
            <text:p>569.03125</text:p>
          </table:table-cell>
          <table:table-cell office:value-type="float" office:value="444.12195122">
            <text:p>444.12195122</text:p>
          </table:table-cell>
          <table:table-cell office:value-type="float" office:value="0.951219512195">
            <text:p>0.9512195122</text:p>
          </table:table-cell>
          <table:table-cell office:value-type="float" office:value="7.62520938023">
            <text:p>7.6252093802</text:p>
          </table:table-cell>
          <table:table-cell office:value-type="float" office:value="0.328098827471">
            <text:p>0.3280988275</text:p>
          </table:table-cell>
          <table:table-cell office:value-type="float" office:value="22.5778053317">
            <text:p>22.5778053317</text:p>
          </table:table-cell>
          <table:table-cell office:value-type="float" office:value="7.18020504732">
            <text:p>7.1802050473</text:p>
          </table:table-cell>
          <table:table-cell office:value-type="float" office:value="428.447058824">
            <text:p>428.447058824</text:p>
          </table:table-cell>
          <table:table-cell office:value-type="float" office:value="36418">
            <text:p>36418</text:p>
          </table:table-cell>
        </table:table-row>
        <table:table-row table:style-name="ro1">
          <table:table-cell office:value-type="string">
            <text:p>Spegel.xml</text:p>
          </table:table-cell>
          <table:table-cell office:value-type="float" office:value="14.7260869565">
            <text:p>14.7260869565</text:p>
          </table:table-cell>
          <table:table-cell office:value-type="float" office:value="13.3873517787">
            <text:p>13.3873517787</text:p>
          </table:table-cell>
          <table:table-cell office:value-type="float" office:value="0.49209486166">
            <text:p>0.4920948617</text:p>
          </table:table-cell>
          <table:table-cell office:value-type="float" office:value="12.192224622">
            <text:p>12.192224622</text:p>
          </table:table-cell>
          <table:table-cell office:value-type="float" office:value="0.105471562275">
            <text:p>0.1054715623</text:p>
          </table:table-cell>
          <table:table-cell office:value-type="float" office:value="25.7175398633">
            <text:p>25.7175398633</text:p>
          </table:table-cell>
          <table:table-cell office:value-type="float" office:value="6.07969843834">
            <text:p>6.0796984383</text:p>
          </table:table-cell>
          <table:table-cell office:value-type="float" office:value="37.6751946607">
            <text:p>37.6751946607</text:p>
          </table:table-cell>
          <table:table-cell office:value-type="float" office:value="33870">
            <text:p>33870</text:p>
          </table:table-cell>
        </table:table-row>
        <table:table-row table:style-name="ro1">
          <table:table-cell office:value-type="string">
            <text:p>BjR.xml</text:p>
          </table:table-cell>
          <table:table-cell office:value-type="float" office:value="5.43108233117">
            <text:p>5.4310823312</text:p>
          </table:table-cell>
          <table:table-cell office:value-type="float" office:value="4.91708542714">
            <text:p>4.9170854271</text:p>
          </table:table-cell>
          <table:table-cell office:value-type="float" office:value="0.136515912898">
            <text:p>0.1365159129</text:p>
          </table:table-cell>
          <table:table-cell office:value-type="float" office:value="5871">
            <text:p>5871</text:p>
          </table:table-cell>
          <table:table-cell office:value-type="float" office:value="0">
            <text:p>0</text:p>
          </table:table-cell>
          <table:table-cell table:number-columns-repeated="2" office:value-type="float" office:value="71.5975609756">
            <text:p>71.5975609756</text:p>
          </table:table-cell>
          <table:table-cell office:value-type="float" office:value="75.2692307692">
            <text:p>75.2692307692</text:p>
          </table:table-cell>
          <table:table-cell office:value-type="float" office:value="5871">
            <text:p>5871</text:p>
          </table:table-cell>
        </table:table-row>
        <table:table-row table:style-name="ro1">
          <table:table-cell office:value-type="string">
            <text:p>Hiarne.xml</text:p>
          </table:table-cell>
          <table:table-cell office:value-type="float" office:value="25.21875">
            <text:p>25.21875</text:p>
          </table:table-cell>
          <table:table-cell office:value-type="float" office:value="27.556097561">
            <text:p>27.556097561</text:p>
          </table:table-cell>
          <table:table-cell office:value-type="float" office:value="0.882926829268">
            <text:p>0.8829268293</text:p>
          </table:table-cell>
          <table:table-cell office:value-type="float" office:value="10.0965147453">
            <text:p>10.0965147453</text:p>
          </table:table-cell>
          <table:table-cell office:value-type="float" office:value="0.0151921358356">
            <text:p>0.0151921358</text:p>
          </table:table-cell>
          <table:table-cell office:value-type="float" office:value="30.2085561497">
            <text:p>30.2085561497</text:p>
          </table:table-cell>
          <table:table-cell office:value-type="float" office:value="10.3272394881">
            <text:p>10.3272394881</text:p>
          </table:table-cell>
          <table:table-cell office:value-type="float" office:value="185.213114754">
            <text:p>185.213114754</text:p>
          </table:table-cell>
          <table:table-cell office:value-type="float" office:value="11298">
            <text:p>11298</text:p>
          </table:table-cell>
        </table:table-row>
        <table:table-row table:style-name="ro1">
          <table:table-cell office:value-type="string">
            <text:p>ElisUngUppA.xml</text:p>
          </table:table-cell>
          <table:table-cell office:value-type="float" office:value="29.5675675676">
            <text:p>29.5675675676</text:p>
          </table:table-cell>
          <table:table-cell office:value-type="float" office:value="28.2322580645">
            <text:p>28.2322580645</text:p>
          </table:table-cell>
          <table:table-cell office:value-type="float" office:value="0.103225806452">
            <text:p>0.1032258065</text:p>
          </table:table-cell>
          <table:table-cell office:value-type="float" office:value="14.3947368421">
            <text:p>14.3947368421</text:p>
          </table:table-cell>
          <table:table-cell office:value-type="float" office:value="0.144736842105">
            <text:p>0.1447368421</text:p>
          </table:table-cell>
          <table:table-cell office:value-type="float" office:value="59.1351351351">
            <text:p>59.1351351351</text:p>
          </table:table-cell>
          <table:table-cell office:value-type="float" office:value="19.9817351598">
            <text:p>19.9817351598</text:p>
          </table:table-cell>
          <table:table-cell office:value-type="float" office:value="486.222222222">
            <text:p>486.222222222</text:p>
          </table:table-cell>
          <table:table-cell office:value-type="float" office:value="4376">
            <text:p>4376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>
            <text:p>No paragrahs, but pagebreaks</text:p>
          </table:table-cell>
          <table:table-cell table:number-columns-repeated="9"/>
        </table:table-row>
        <table:table-row table:style-name="ro1">
          <table:table-cell office:value-type="string">
            <text:p>File</text:p>
          </table:table-cell>
          <table:table-cell office:value-type="string">
            <text:p>nltk sentence</text:p>
          </table:table-cell>
          <table:table-cell office:value-type="string">
            <text:p>length by '.'</text:p>
          </table:table-cell>
          <table:table-cell office:value-type="string">
            <text:p>% capitalized after '.'</text:p>
          </table:table-cell>
          <table:table-cell office:value-type="string">
            <text:p>length by ','</text:p>
          </table:table-cell>
          <table:table-cell office:value-type="string">
            <text:p>% capitalized after ','</text:p>
          </table:table-cell>
          <table:table-cell office:value-type="string">
            <text:p>. or , and capital</text:p>
          </table:table-cell>
          <table:table-cell office:value-type="string">
            <text:p>length by capitals</text:p>
          </table:table-cell>
          <table:table-cell office:value-type="string">
            <text:p>length by tab</text:p>
          </table:table-cell>
          <table:table-cell office:value-type="string">
            <text:p>total length</text:p>
          </table:table-cell>
        </table:table-row>
        <table:table-row table:style-name="ro1">
          <table:table-cell office:value-type="string">
            <text:p>DL.xml</text:p>
          </table:table-cell>
          <table:table-cell office:value-type="float" office:value="5.48847457627">
            <text:p>5.4884745763</text:p>
          </table:table-cell>
          <table:table-cell office:value-type="float" office:value="4.86362270952">
            <text:p>4.8636227095</text:p>
          </table:table-cell>
          <table:table-cell office:value-type="float" office:value="0.124962451187">
            <text:p>0.1249624512</text:p>
          </table:table-cell>
          <table:table-cell office:value-type="float" office:value="8095.5">
            <text:p>8095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97.5361445783">
            <text:p>97.5361445783</text:p>
          </table:table-cell>
          <table:table-cell office:value-type="float" office:value="51.2373417722">
            <text:p>51.2373417722</text:p>
          </table:table-cell>
          <table:table-cell office:value-type="float" office:value="16191">
            <text:p>16191</text:p>
          </table:table-cell>
        </table:table-row>
        <table:table-row table:style-name="ro1">
          <table:table-cell office:value-type="string">
            <text:p>ivan.xml</text:p>
          </table:table-cell>
          <table:table-cell office:value-type="float" office:value="26.135818067">
            <text:p>26.135818067</text:p>
          </table:table-cell>
          <table:table-cell office:value-type="float" office:value="30.4437086093">
            <text:p>30.4437086093</text:p>
          </table:table-cell>
          <table:table-cell office:value-type="float" office:value="0.70787343635">
            <text:p>0.7078734364</text:p>
          </table:table-cell>
          <table:table-cell office:value-type="float" office:value="16.7502024291">
            <text:p>16.7502024291</text:p>
          </table:table-cell>
          <table:table-cell office:value-type="float" office:value="0.00688259109312">
            <text:p>0.0068825911</text:p>
          </table:table-cell>
          <table:table-cell office:value-type="float" office:value="43.4590336134">
            <text:p>43.4590336134</text:p>
          </table:table-cell>
          <table:table-cell office:value-type="float" office:value="22.5711947627">
            <text:p>22.5711947627</text:p>
          </table:table-cell>
          <table:table-cell table:number-columns-repeated="2" office:value-type="float" office:value="41373">
            <text:p>41373</text:p>
          </table:table-cell>
        </table:table-row>
        <table:table-row table:style-name="ro1">
          <table:table-cell office:value-type="string">
            <text:p>Birg-no.xml</text:p>
          </table:table-cell>
          <table:table-cell office:value-type="float" office:value="10.072962963">
            <text:p>10.072962963</text:p>
          </table:table-cell>
          <table:table-cell office:value-type="float" office:value="10.0320914792">
            <text:p>10.0320914792</text:p>
          </table:table-cell>
          <table:table-cell office:value-type="float" office:value="0.357063814091">
            <text:p>0.3570638141</text:p>
          </table:table-cell>
          <table:table-cell office:value-type="float" office:value="58.9956616052">
            <text:p>58.9956616052</text:p>
          </table:table-cell>
          <table:table-cell office:value-type="float" office:value="0.331887201735">
            <text:p>0.3318872017</text:p>
          </table:table-cell>
          <table:table-cell office:value-type="float" office:value="24.6126696833">
            <text:p>24.6126696833</text:p>
          </table:table-cell>
          <table:table-cell office:value-type="float" office:value="16.7057739558">
            <text:p>16.7057739558</text:p>
          </table:table-cell>
          <table:table-cell office:value-type="float" office:value="1007.2962963">
            <text:p>1007.2962963</text:p>
          </table:table-cell>
          <table:table-cell office:value-type="float" office:value="27197">
            <text:p>27197</text:p>
          </table:table-cell>
        </table:table-row>
        <table:table-row table:style-name="ro1">
          <table:table-cell office:value-type="string">
            <text:p>MP1.xml</text:p>
          </table:table-cell>
          <table:table-cell office:value-type="float" office:value="73.6050847458">
            <text:p>73.6050847458</text:p>
          </table:table-cell>
          <table:table-cell office:value-type="float" office:value="71.1918032787">
            <text:p>71.1918032787</text:p>
          </table:table-cell>
          <table:table-cell office:value-type="float" office:value="0.252459016393">
            <text:p>0.2524590164</text:p>
          </table:table-cell>
          <table:table-cell office:value-type="float" office:value="33.6904577192">
            <text:p>33.6904577192</text:p>
          </table:table-cell>
          <table:table-cell office:value-type="float" office:value="0.077579519007">
            <text:p>0.077579519</text:p>
          </table:table-cell>
          <table:table-cell office:value-type="float" office:value="123.372159091">
            <text:p>123.372159091</text:p>
          </table:table-cell>
          <table:table-cell office:value-type="float" office:value="17.0770743217">
            <text:p>17.0770743217</text:p>
          </table:table-cell>
          <table:table-cell office:value-type="float" office:value="185.585470085">
            <text:p>185.585470085</text:p>
          </table:table-cell>
          <table:table-cell office:value-type="float" office:value="43427">
            <text:p>43427</text:p>
          </table:table-cell>
        </table:table-row>
        <table:table-row table:style-name="ro1">
          <table:table-cell office:value-type="string">
            <text:p>Birg4-8.xml</text:p>
          </table:table-cell>
          <table:table-cell office:value-type="float" office:value="925.213333333">
            <text:p>925.213333333</text:p>
          </table:table-cell>
          <table:table-cell office:value-type="float" office:value="885.842553191">
            <text:p>885.842553191</text:p>
          </table:table-cell>
          <table:table-cell office:value-type="float" office:value="0.421276595745">
            <text:p>0.4212765957</text:p>
          </table:table-cell>
          <table:table-cell office:value-type="float" office:value="131.505369551">
            <text:p>131.505369551</text:p>
          </table:table-cell>
          <table:table-cell office:value-type="float" office:value="0.455464308275">
            <text:p>0.4554643083</text:p>
          </table:table-cell>
          <table:table-cell office:value-type="float" office:value="252.637135922">
            <text:p>252.637135922</text:p>
          </table:table-cell>
          <table:table-cell office:value-type="float" office:value="19.6705093074">
            <text:p>19.6705093074</text:p>
          </table:table-cell>
          <table:table-cell office:value-type="float" office:value="20817.3">
            <text:p>20817.3</text:p>
          </table:table-cell>
          <table:table-cell office:value-type="float" office:value="208173">
            <text:p>208173</text:p>
          </table:table-cell>
        </table:table-row>
        <table:table-row table:style-name="ro1">
          <table:table-cell office:value-type="string">
            <text:p>Fara.xml</text:p>
          </table:table-cell>
          <table:table-cell table:number-columns-repeated="2"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8.51239669421">
            <text:p>8.5123966942</text:p>
          </table:table-cell>
          <table:table-cell office:value-type="float" office:value="0.123966942149">
            <text:p>0.1239669421</text:p>
          </table:table-cell>
          <table:table-cell office:value-type="float" office:value="60.5882352941">
            <text:p>60.5882352941</text:p>
          </table:table-cell>
          <table:table-cell office:value-type="float" office:value="42.9166666667">
            <text:p>42.9166666667</text:p>
          </table:table-cell>
          <table:table-cell office:value-type="float" office:value="343.333333333">
            <text:p>343.333333333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Troja.xml</text:p>
          </table:table-cell>
          <table:table-cell table:number-columns-repeated="2" office:value-type="float" office:value="45775">
            <text:p>45775</text:p>
          </table:table-cell>
          <table:table-cell office:value-type="float" office:value="1">
            <text:p>1</text:p>
          </table:table-cell>
          <table:table-cell office:value-type="float" office:value="31.3312799452">
            <text:p>31.3312799452</text:p>
          </table:table-cell>
          <table:table-cell office:value-type="float" office:value="0.220396988364">
            <text:p>0.2203969884</text:p>
          </table:table-cell>
          <table:table-cell office:value-type="float" office:value="147.186495177">
            <text:p>147.186495177</text:p>
          </table:table-cell>
          <table:table-cell office:value-type="float" office:value="20.8447176685">
            <text:p>20.8447176685</text:p>
          </table:table-cell>
          <table:table-cell office:value-type="float" office:value="110.301204819">
            <text:p>110.301204819</text:p>
          </table:table-cell>
          <table:table-cell office:value-type="float" office:value="45775">
            <text:p>45775</text:p>
          </table:table-cell>
        </table:table-row>
        <table:table-row table:style-name="ro1">
          <table:table-cell office:value-type="string">
            <text:p>Laek4.xml</text:p>
          </table:table-cell>
          <table:table-cell table:number-columns-repeated="2" office:value-type="float" office:value="481.8">
            <text:p>481.8</text:p>
          </table:table-cell>
          <table:table-cell office:value-type="float" office:value="0.2">
            <text:p>0.2</text:p>
          </table:table-cell>
          <table:table-cell office:value-type="float" office:value="27.375">
            <text:p>27.375</text:p>
          </table:table-cell>
          <table:table-cell office:value-type="float" office:value="0.159090909091">
            <text:p>0.1590909091</text:p>
          </table:table-cell>
          <table:table-cell office:value-type="float" office:value="120.45">
            <text:p>120.45</text:p>
          </table:table-cell>
          <table:table-cell office:value-type="float" office:value="21.1315789474">
            <text:p>21.1315789474</text:p>
          </table:table-cell>
          <table:table-cell office:value-type="float" office:value="120.45">
            <text:p>120.45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VM-A.xml</text:p>
          </table:table-cell>
          <table:table-cell office:value-type="float" office:value="21.1668839635">
            <text:p>21.1668839635</text:p>
          </table:table-cell>
          <table:table-cell office:value-type="float" office:value="21.1393229167">
            <text:p>21.1393229167</text:p>
          </table:table-cell>
          <table:table-cell office:value-type="float" office:value="0.205729166667">
            <text:p>0.2057291667</text:p>
          </table:table-cell>
          <table:table-cell office:value-type="float" office:value="1159.64285714">
            <text:p>1159.64285714</text:p>
          </table:table-cell>
          <table:table-cell office:value-type="float" office:value="0.142857142857">
            <text:p>0.1428571429</text:p>
          </table:table-cell>
          <table:table-cell office:value-type="float" office:value="106.809210526">
            <text:p>106.809210526</text:p>
          </table:table-cell>
          <table:table-cell office:value-type="float" office:value="14.5474910394">
            <text:p>14.5474910394</text:p>
          </table:table-cell>
          <table:table-cell office:value-type="float" office:value="345.425531915">
            <text:p>345.425531915</text:p>
          </table:table-cell>
          <table:table-cell office:value-type="float" office:value="16235">
            <text:p>16235</text:p>
          </table:table-cell>
        </table:table-row>
        <table:table-row table:style-name="ro1">
          <table:table-cell office:value-type="string">
            <text:p>SkaL.xml</text:p>
          </table:table-cell>
          <table:table-cell office:value-type="float" office:value="8.63578852237">
            <text:p>8.6357885224</text:p>
          </table:table-cell>
          <table:table-cell office:value-type="float" office:value="8.48623445826">
            <text:p>8.4862344583</text:p>
          </table:table-cell>
          <table:table-cell office:value-type="float" office:value="0.147868561279">
            <text:p>0.1478685613</text:p>
          </table:table-cell>
          <table:table-cell office:value-type="float" office:value="3822.2">
            <text:p>3822.2</text:p>
          </table:table-cell>
          <table:table-cell office:value-type="float" office:value="0.2">
            <text:p>0.2</text:p>
          </table:table-cell>
          <table:table-cell office:value-type="float" office:value="57.3903903904">
            <text:p>57.3903903904</text:p>
          </table:table-cell>
          <table:table-cell office:value-type="float" office:value="51.373655914">
            <text:p>51.373655914</text:p>
          </table:table-cell>
          <table:table-cell office:value-type="float" office:value="84.1894273128">
            <text:p>84.1894273128</text:p>
          </table:table-cell>
          <table:table-cell office:value-type="float" office:value="19111">
            <text:p>19111</text:p>
          </table:table-cell>
        </table:table-row>
        <table:table-row table:style-name="ro1">
          <table:table-cell office:value-type="string">
            <text:p>Joleida.xml</text:p>
          </table:table-cell>
          <table:table-cell table:number-columns-repeated="2"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7.40350877193">
            <text:p>7.4035087719</text:p>
          </table:table-cell>
          <table:table-cell office:value-type="float" office:value="0.140350877193">
            <text:p>0.1403508772</text:p>
          </table:table-cell>
          <table:table-cell office:value-type="float" office:value="42.2">
            <text:p>42.2</text:p>
          </table:table-cell>
          <table:table-cell office:value-type="float" office:value="38.3636363636">
            <text:p>38.3636363636</text:p>
          </table:table-cell>
          <table:table-cell office:value-type="float" office:value="422">
            <text:p>422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string">
            <text:p>SmLKB.xml</text:p>
          </table:table-cell>
          <table:table-cell office:value-type="float" office:value="7.50471698113">
            <text:p>7.5047169811</text:p>
          </table:table-cell>
          <table:table-cell office:value-type="float" office:value="5.56293706294">
            <text:p>5.5629370629</text:p>
          </table:table-cell>
          <table:table-cell office:value-type="float" office:value="0.159090909091">
            <text:p>0.1590909091</text:p>
          </table:table-cell>
          <table:table-cell office:value-type="float" office:value="25.0551181102">
            <text:p>25.0551181102</text:p>
          </table:table-cell>
          <table:table-cell office:value-type="float" office:value="0.338582677165">
            <text:p>0.3385826772</text:p>
          </table:table-cell>
          <table:table-cell office:value-type="float" office:value="109.724137931">
            <text:p>109.724137931</text:p>
          </table:table-cell>
          <table:table-cell office:value-type="float" office:value="102.64516129">
            <text:p>102.64516129</text:p>
          </table:table-cell>
          <table:table-cell office:value-type="float" office:value="90.9142857143">
            <text:p>90.9142857143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Sjusov.xml</text:p>
          </table:table-cell>
          <table:table-cell table:number-columns-repeated="2"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8.13596491228">
            <text:p>8.1359649123</text:p>
          </table:table-cell>
          <table:table-cell office:value-type="float" office:value="0.206140350877">
            <text:p>0.2061403509</text:p>
          </table:table-cell>
          <table:table-cell office:value-type="float" office:value="37.1">
            <text:p>37.1</text:p>
          </table:table-cell>
          <table:table-cell office:value-type="float" office:value="31.4406779661">
            <text:p>31.4406779661</text:p>
          </table:table-cell>
          <table:table-cell office:value-type="float" office:value="927.5">
            <text:p>927.5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string">
            <text:p>Rakel.xml</text:p>
          </table:table-cell>
          <table:table-cell table:number-columns-repeated="2" office:value-type="float" office:value="2204">
            <text:p>2204</text:p>
          </table:table-cell>
          <table:table-cell office:value-type="float" office:value="0">
            <text:p>0</text:p>
          </table:table-cell>
          <table:table-cell office:value-type="float" office:value="7.76056338028">
            <text:p>7.7605633803</text:p>
          </table:table-cell>
          <table:table-cell office:value-type="float" office:value="0.12676056338">
            <text:p>0.1267605634</text:p>
          </table:table-cell>
          <table:table-cell office:value-type="float" office:value="53.756097561">
            <text:p>53.756097561</text:p>
          </table:table-cell>
          <table:table-cell office:value-type="float" office:value="43.2156862745">
            <text:p>43.2156862745</text:p>
          </table:table-cell>
          <table:table-cell office:value-type="float" office:value="440.8">
            <text:p>440.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string">
            <text:p>Mar41SLundversion.xml</text:p>
          </table:table-cell>
          <table:table-cell office:value-type="float" office:value="16.5751789976">
            <text:p>16.5751789976</text:p>
          </table:table-cell>
          <table:table-cell office:value-type="float" office:value="18.9754098361">
            <text:p>18.9754098361</text:p>
          </table:table-cell>
          <table:table-cell office:value-type="float" office:value="0.995901639344">
            <text:p>0.9959016393</text:p>
          </table:table-cell>
          <table:table-cell office:value-type="float" office:value="7.44372990354">
            <text:p>7.4437299035</text:p>
          </table:table-cell>
          <table:table-cell office:value-type="float" office:value="0.252411575563">
            <text:p>0.2524115756</text:p>
          </table:table-cell>
          <table:table-cell office:value-type="float" office:value="11.9125214408">
            <text:p>11.9125214408</text:p>
          </table:table-cell>
          <table:table-cell office:value-type="float" office:value="6.81550539745">
            <text:p>6.8155053975</text:p>
          </table:table-cell>
          <table:table-cell office:value-type="float" office:value="110.238095238">
            <text:p>110.238095238</text:p>
          </table:table-cell>
          <table:table-cell office:value-type="float" office:value="13890">
            <text:p>13890</text:p>
          </table:table-cell>
        </table:table-row>
        <table:table-row table:style-name="ro1">
          <table:table-cell office:value-type="string">
            <text:p>Apd26SLundversion.xml</text:p>
          </table:table-cell>
          <table:table-cell office:value-type="float" office:value="91.3023255814">
            <text:p>91.3023255814</text:p>
          </table:table-cell>
          <table:table-cell office:value-type="float" office:value="89.9083969466">
            <text:p>89.9083969466</text:p>
          </table:table-cell>
          <table:table-cell office:value-type="float" office:value="0.954198473282">
            <text:p>0.9541984733</text:p>
          </table:table-cell>
          <table:table-cell office:value-type="float" office:value="7.89410187668">
            <text:p>7.8941018767</text:p>
          </table:table-cell>
          <table:table-cell office:value-type="float" office:value="0.19235924933">
            <text:p>0.1923592493</text:p>
          </table:table-cell>
          <table:table-cell office:value-type="float" office:value="29.6675062972">
            <text:p>29.6675062972</text:p>
          </table:table-cell>
          <table:table-cell office:value-type="float" office:value="19.5323383085">
            <text:p>19.5323383085</text:p>
          </table:table-cell>
          <table:table-cell office:value-type="float" office:value="113.25">
            <text:p>113.25</text:p>
          </table:table-cell>
          <table:table-cell office:value-type="float" office:value="11778">
            <text:p>11778</text:p>
          </table:table-cell>
        </table:table-row>
        <table:table-row table:style-name="ro1">
          <table:table-cell office:value-type="string">
            <text:p>Apo41SLundversion.xml</text:p>
          </table:table-cell>
          <table:table-cell office:value-type="float" office:value="21.9436325678">
            <text:p>21.9436325678</text:p>
          </table:table-cell>
          <table:table-cell office:value-type="float" office:value="22.221987315">
            <text:p>22.221987315</text:p>
          </table:table-cell>
          <table:table-cell office:value-type="float" office:value="0.993657505285">
            <text:p>0.9936575053</text:p>
          </table:table-cell>
          <table:table-cell office:value-type="float" office:value="7.24396967609">
            <text:p>7.2439696761</text:p>
          </table:table-cell>
          <table:table-cell office:value-type="float" office:value="0.187456926258">
            <text:p>0.1874569263</text:p>
          </table:table-cell>
          <table:table-cell office:value-type="float" office:value="14.7419354839">
            <text:p>14.7419354839</text:p>
          </table:table-cell>
          <table:table-cell office:value-type="float" office:value="7.93882175227">
            <text:p>7.9388217523</text:p>
          </table:table-cell>
          <table:table-cell office:value-type="float" office:value="97.3240740741">
            <text:p>97.3240740741</text:p>
          </table:table-cell>
          <table:table-cell office:value-type="float" office:value="10511">
            <text:p>10511</text:p>
          </table:table-cell>
        </table:table-row>
        <table:table-row table:style-name="ro1">
          <table:table-cell office:value-type="string">
            <text:p>KrL-MEL.xml</text:p>
          </table:table-cell>
          <table:table-cell office:value-type="float" office:value="28.9371859296">
            <text:p>28.9371859296</text:p>
          </table:table-cell>
          <table:table-cell office:value-type="float" office:value="23.7790777701">
            <text:p>23.7790777701</text:p>
          </table:table-cell>
          <table:table-cell office:value-type="float" office:value="0.406744666208">
            <text:p>0.4067446662</text:p>
          </table:table-cell>
          <table:table-cell office:value-type="float" office:value="10.3477088949">
            <text:p>10.3477088949</text:p>
          </table:table-cell>
          <table:table-cell office:value-type="float" office:value="0.00299490865529">
            <text:p>0.0029949087</text:p>
          </table:table-cell>
          <table:table-cell office:value-type="float" office:value="127.025735294">
            <text:p>127.025735294</text:p>
          </table:table-cell>
          <table:table-cell office:value-type="float" office:value="126.098540146">
            <text:p>126.098540146</text:p>
          </table:table-cell>
          <table:table-cell office:value-type="float" office:value="17275.5">
            <text:p>17275.5</text:p>
          </table:table-cell>
          <table:table-cell office:value-type="float" office:value="34551">
            <text:p>34551</text:p>
          </table:table-cell>
        </table:table-row>
        <table:table-row table:style-name="ro1">
          <table:table-cell office:value-type="string">
            <text:p>ElisUng.xml</text:p>
          </table:table-cell>
          <table:table-cell table:number-columns-repeated="2" office:value-type="float" office:value="16.2878787879">
            <text:p>16.2878787879</text:p>
          </table:table-cell>
          <table:table-cell office:value-type="float" office:value="0.106060606061">
            <text:p>0.1060606061</text:p>
          </table:table-cell>
          <table:table-cell office:value-type="float" office:value="18.2203389831">
            <text:p>18.2203389831</text:p>
          </table:table-cell>
          <table:table-cell office:value-type="float" office:value="0.169491525424">
            <text:p>0.1694915254</text:p>
          </table:table-cell>
          <table:table-cell office:value-type="float" office:value="53.75">
            <text:p>53.75</text:p>
          </table:table-cell>
          <table:table-cell office:value-type="float" office:value="28.2894736842">
            <text:p>28.2894736842</text:p>
          </table:table-cell>
          <table:table-cell office:value-type="float" office:value="537.5">
            <text:p>537.5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Bo7.xml</text:p>
          </table:table-cell>
          <table:table-cell table:number-columns-repeated="2" office:value-type="float" office:value="25.6666666667">
            <text:p>25.6666666667</text:p>
          </table:table-cell>
          <table:table-cell office:value-type="float" office:value="0.030303030303">
            <text:p>0.0303030303</text:p>
          </table:table-cell>
          <table:table-cell office:value-type="float" office:value="20.4096385542">
            <text:p>20.4096385542</text:p>
          </table:table-cell>
          <table:table-cell office:value-type="float" office:value="0.0963855421687">
            <text:p>0.0963855422</text:p>
          </table:table-cell>
          <table:table-cell office:value-type="float" office:value="188.222222222">
            <text:p>188.222222222</text:p>
          </table:table-cell>
          <table:table-cell office:value-type="float" office:value="30.8">
            <text:p>30.8</text:p>
          </table:table-cell>
          <table:table-cell table:number-columns-repeated="2" office:value-type="float" office:value="1694">
            <text:p>1694</text:p>
          </table:table-cell>
        </table:table-row>
        <table:table-row table:style-name="ro1">
          <table:table-cell office:value-type="string">
            <text:p>Luk41SLundversion.xml</text:p>
          </table:table-cell>
          <table:table-cell office:value-type="float" office:value="17.2668128655">
            <text:p>17.2668128655</text:p>
          </table:table-cell>
          <table:table-cell office:value-type="float" office:value="19.4411522634">
            <text:p>19.4411522634</text:p>
          </table:table-cell>
          <table:table-cell office:value-type="float" office:value="0.997530864198">
            <text:p>0.9975308642</text:p>
          </table:table-cell>
          <table:table-cell office:value-type="float" office:value="7.55630198337">
            <text:p>7.5563019834</text:p>
          </table:table-cell>
          <table:table-cell office:value-type="float" office:value="0.256557901472">
            <text:p>0.2565579015</text:p>
          </table:table-cell>
          <table:table-cell office:value-type="float" office:value="12.1946308725">
            <text:p>12.1946308725</text:p>
          </table:table-cell>
          <table:table-cell office:value-type="float" office:value="6.7759609868">
            <text:p>6.7759609868</text:p>
          </table:table-cell>
          <table:table-cell office:value-type="float" office:value="82.8807017544">
            <text:p>82.8807017544</text:p>
          </table:table-cell>
          <table:table-cell office:value-type="float" office:value="23621">
            <text:p>23621</text:p>
          </table:table-cell>
        </table:table-row>
        <table:table-row table:style-name="ro1">
          <table:table-cell office:value-type="string">
            <text:p>FelPetr.xml</text:p>
          </table:table-cell>
          <table:table-cell table:number-columns-repeated="2" office:value-type="float" office:value="612">
            <text:p>612</text:p>
          </table:table-cell>
          <table:table-cell office:value-type="float" office:value="0.5">
            <text:p>0.5</text:p>
          </table:table-cell>
          <table:table-cell office:value-type="float" office:value="7.07514450867">
            <text:p>7.0751445087</text:p>
          </table:table-cell>
          <table:table-cell office:value-type="float" office:value="0.0924855491329">
            <text:p>0.0924855491</text:p>
          </table:table-cell>
          <table:table-cell office:value-type="float" office:value="47.0769230769">
            <text:p>47.0769230769</text:p>
          </table:table-cell>
          <table:table-cell office:value-type="float" office:value="34">
            <text:p>34</text:p>
          </table:table-cell>
          <table:table-cell office:value-type="float" office:value="612">
            <text:p>61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string">
            <text:p>GregStyl.xml</text:p>
          </table:table-cell>
          <table:table-cell table:number-columns-repeated="2"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7.97313432836">
            <text:p>7.9731343284</text:p>
          </table:table-cell>
          <table:table-cell office:value-type="float" office:value="0.120895522388">
            <text:p>0.1208955224</text:p>
          </table:table-cell>
          <table:table-cell office:value-type="float" office:value="61.4022988506">
            <text:p>61.4022988506</text:p>
          </table:table-cell>
          <table:table-cell office:value-type="float" office:value="51.8640776699">
            <text:p>51.8640776699</text:p>
          </table:table-cell>
          <table:table-cell table:number-columns-repeated="2" office:value-type="float" office:value="5342">
            <text:p>5342</text:p>
          </table:table-cell>
        </table:table-row>
        <table:table-row table:style-name="ro1">
          <table:table-cell office:value-type="string">
            <text:p>Karl.xml</text:p>
          </table:table-cell>
          <table:table-cell office:value-type="float" office:value="28876">
            <text:p>28876</text:p>
          </table:table-cell>
          <table:table-cell office:value-type="float" office:value="57752">
            <text:p>57752</text:p>
          </table:table-cell>
          <table:table-cell office:value-type="float" office:value="0">
            <text:p>0</text:p>
          </table:table-cell>
          <table:table-cell office:value-type="float" office:value="28876">
            <text:p>28876</text:p>
          </table:table-cell>
          <table:table-cell office:value-type="float" office:value="0">
            <text:p>0</text:p>
          </table:table-cell>
          <table:table-cell office:value-type="float" office:value="57752">
            <text:p>57752</text:p>
          </table:table-cell>
          <table:table-cell office:value-type="float" office:value="49.5725321888">
            <text:p>49.5725321888</text:p>
          </table:table-cell>
          <table:table-cell table:number-columns-repeated="2" office:value-type="float" office:value="57752">
            <text:p>57752</text:p>
          </table:table-cell>
        </table:table-row>
        <table:table-row table:style-name="ro1">
          <table:table-cell office:value-type="string">
            <text:p>GL.xml</text:p>
          </table:table-cell>
          <table:table-cell office:value-type="float" office:value="9.02232746955">
            <text:p>9.0223274696</text:p>
          </table:table-cell>
          <table:table-cell office:value-type="float" office:value="7.59829059829">
            <text:p>7.5982905983</text:p>
          </table:table-cell>
          <table:table-cell office:value-type="float" office:value="0.0974358974359">
            <text:p>0.0974358974</text:p>
          </table:table-cell>
          <table:table-cell office:value-type="float" office:value="13335">
            <text:p>13335</text:p>
          </table:table-cell>
          <table:table-cell office:value-type="float" office:value="0">
            <text:p>0</text:p>
          </table:table-cell>
          <table:table-cell office:value-type="float" office:value="86.5909090909">
            <text:p>86.5909090909</text:p>
          </table:table-cell>
          <table:table-cell office:value-type="float" office:value="86.0322580645">
            <text:p>86.0322580645</text:p>
          </table:table-cell>
          <table:table-cell office:value-type="float" office:value="99.5149253731">
            <text:p>99.5149253731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string">
            <text:p>Argus.xml</text:p>
          </table:table-cell>
          <table:table-cell office:value-type="float" office:value="20.7936585366">
            <text:p>20.7936585366</text:p>
          </table:table-cell>
          <table:table-cell office:value-type="float" office:value="23.0043173233">
            <text:p>23.0043173233</text:p>
          </table:table-cell>
          <table:table-cell office:value-type="float" office:value="0.813923367512">
            <text:p>0.8139233675</text:p>
          </table:table-cell>
          <table:table-cell office:value-type="float" office:value="10.124697164">
            <text:p>10.124697164</text:p>
          </table:table-cell>
          <table:table-cell office:value-type="float" office:value="0.0893069212864">
            <text:p>0.0893069213</text:p>
          </table:table-cell>
          <table:table-cell office:value-type="float" office:value="24.4057025077">
            <text:p>24.4057025077</text:p>
          </table:table-cell>
          <table:table-cell office:value-type="float" office:value="5.45116243382">
            <text:p>5.4511624338</text:p>
          </table:table-cell>
          <table:table-cell office:value-type="float" office:value="80.2768361582">
            <text:p>80.2768361582</text:p>
          </table:table-cell>
          <table:table-cell office:value-type="float" office:value="213135">
            <text:p>213135</text:p>
          </table:table-cell>
        </table:table-row>
        <table:table-row table:style-name="ro1">
          <table:table-cell office:value-type="string">
            <text:p>Bo63.xml</text:p>
          </table:table-cell>
          <table:table-cell table:number-columns-repeated="2"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9.76744186047">
            <text:p>9.7674418605</text:p>
          </table:table-cell>
          <table:table-cell office:value-type="float" office:value="0.220930232558">
            <text:p>0.2209302326</text:p>
          </table:table-cell>
          <table:table-cell office:value-type="float" office:value="38.1818181818">
            <text:p>38.1818181818</text:p>
          </table:table-cell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JohChris.xml</text:p>
          </table:table-cell>
          <table:table-cell table:number-columns-repeated="2" office:value-type="float" office:value="4182">
            <text:p>4182</text:p>
          </table:table-cell>
          <table:table-cell office:value-type="float" office:value="0">
            <text:p>0</text:p>
          </table:table-cell>
          <table:table-cell office:value-type="float" office:value="7.63138686131">
            <text:p>7.6313868613</text:p>
          </table:table-cell>
          <table:table-cell office:value-type="float" office:value="0.166058394161">
            <text:p>0.1660583942</text:p>
          </table:table-cell>
          <table:table-cell office:value-type="float" office:value="40.2115384615">
            <text:p>40.2115384615</text:p>
          </table:table-cell>
          <table:table-cell office:value-type="float" office:value="35.4406779661">
            <text:p>35.4406779661</text:p>
          </table:table-cell>
          <table:table-cell table:number-columns-repeated="2" office:value-type="float" office:value="4182">
            <text:p>4182</text:p>
          </table:table-cell>
        </table:table-row>
        <table:table-row table:style-name="ro1">
          <table:table-cell office:value-type="string">
            <text:p>Stalham.xml</text:p>
          </table:table-cell>
          <table:table-cell office:value-type="float" office:value="15.8856447689">
            <text:p>15.8856447689</text:p>
          </table:table-cell>
          <table:table-cell office:value-type="float" office:value="14.0322382561">
            <text:p>14.0322382561</text:p>
          </table:table-cell>
          <table:table-cell office:value-type="float" office:value="0.708013509364">
            <text:p>0.7080135094</text:p>
          </table:table-cell>
          <table:table-cell office:value-type="float" office:value="23.717176959">
            <text:p>23.717176959</text:p>
          </table:table-cell>
          <table:table-cell office:value-type="float" office:value="0.0607161390763">
            <text:p>0.0607161391</text:p>
          </table:table-cell>
          <table:table-cell office:value-type="float" office:value="19.5311965812">
            <text:p>19.5311965812</text:p>
          </table:table-cell>
          <table:table-cell office:value-type="float" office:value="7.8151504788">
            <text:p>7.8151504788</text:p>
          </table:table-cell>
          <table:table-cell office:value-type="float" office:value="86.2320754717">
            <text:p>86.2320754717</text:p>
          </table:table-cell>
          <table:table-cell office:value-type="float" office:value="45703">
            <text:p>45703</text:p>
          </table:table-cell>
        </table:table-row>
        <table:table-row table:style-name="ro1">
          <table:table-cell office:value-type="string">
            <text:p>MESt.xml</text:p>
          </table:table-cell>
          <table:table-cell office:value-type="float" office:value="25.8131868132">
            <text:p>25.8131868132</text:p>
          </table:table-cell>
          <table:table-cell office:value-type="float" office:value="25.5634824667">
            <text:p>25.5634824667</text:p>
          </table:table-cell>
          <table:table-cell office:value-type="float" office:value="0.529625151149">
            <text:p>0.5296251511</text:p>
          </table:table-cell>
          <table:table-cell office:value-type="float" office:value="9.67994505495">
            <text:p>9.679945055</text:p>
          </table:table-cell>
          <table:table-cell office:value-type="float" office:value="0">
            <text:p>0</text:p>
          </table:table-cell>
          <table:table-cell office:value-type="float" office:value="110.109375">
            <text:p>110.109375</text:p>
          </table:table-cell>
          <table:table-cell office:value-type="float" office:value="109.538860104">
            <text:p>109.538860104</text:p>
          </table:table-cell>
          <table:table-cell table:number-columns-repeated="2" office:value-type="float" office:value="21141">
            <text:p>21141</text:p>
          </table:table-cell>
        </table:table-row>
        <table:table-row table:style-name="ro1">
          <table:table-cell office:value-type="string">
            <text:p>Stefan.xml</text:p>
          </table:table-cell>
          <table:table-cell table:number-columns-repeated="2" office:value-type="float" office:value="500.5">
            <text:p>500.5</text:p>
          </table:table-cell>
          <table:table-cell office:value-type="float" office:value="0.5">
            <text:p>0.5</text:p>
          </table:table-cell>
          <table:table-cell office:value-type="float" office:value="8.48305084746">
            <text:p>8.4830508475</text:p>
          </table:table-cell>
          <table:table-cell office:value-type="float" office:value="0.161016949153">
            <text:p>0.1610169492</text:p>
          </table:table-cell>
          <table:table-cell office:value-type="float" office:value="45.5">
            <text:p>45.5</text:p>
          </table:table-cell>
          <table:table-cell office:value-type="float" office:value="29.4411764706">
            <text:p>29.4411764706</text:p>
          </table:table-cell>
          <table:table-cell table:number-columns-repeated="2" office:value-type="float" office:value="1001">
            <text:p>1001</text:p>
          </table:table-cell>
        </table:table-row>
        <table:table-row table:style-name="ro1">
          <table:table-cell office:value-type="string">
            <text:p>StefP.xml</text:p>
          </table:table-cell>
          <table:table-cell table:number-columns-repeated="2"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15">
            <text:p>0.15</text:p>
          </table:table-cell>
          <table:table-cell office:value-type="float" office:value="44">
            <text:p>44</text:p>
          </table:table-cell>
          <table:table-cell office:value-type="float" office:value="16.9230769231">
            <text:p>16.9230769231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Mar26SLundversion.xml</text:p>
          </table:table-cell>
          <table:table-cell office:value-type="float" office:value="80.8021390374">
            <text:p>80.8021390374</text:p>
          </table:table-cell>
          <table:table-cell office:value-type="float" office:value="102.789115646">
            <text:p>102.789115646</text:p>
          </table:table-cell>
          <table:table-cell office:value-type="float" office:value="0.945578231293">
            <text:p>0.9455782313</text:p>
          </table:table-cell>
          <table:table-cell office:value-type="float" office:value="7.63516927741">
            <text:p>7.6351692774</text:p>
          </table:table-cell>
          <table:table-cell office:value-type="float" office:value="0.274381000505">
            <text:p>0.2743810005</text:p>
          </table:table-cell>
          <table:table-cell office:value-type="float" office:value="22.3520710059">
            <text:p>22.3520710059</text:p>
          </table:table-cell>
          <table:table-cell office:value-type="float" office:value="14.0689013035">
            <text:p>14.0689013035</text:p>
          </table:table-cell>
          <table:table-cell office:value-type="float" office:value="111.925925926">
            <text:p>111.925925926</text:p>
          </table:table-cell>
          <table:table-cell office:value-type="float" office:value="15110">
            <text:p>15110</text:p>
          </table:table-cell>
        </table:table-row>
        <table:table-row table:style-name="ro1">
          <table:table-cell office:value-type="string">
            <text:p>Blasius.xml</text:p>
          </table:table-cell>
          <table:table-cell office:value-type="float" office:value="10.2896551724">
            <text:p>10.2896551724</text:p>
          </table:table-cell>
          <table:table-cell office:value-type="float" office:value="10.2191780822">
            <text:p>10.2191780822</text:p>
          </table:table-cell>
          <table:table-cell office:value-type="float" office:value="0.5">
            <text:p>0.5</text:p>
          </table:table-cell>
          <table:table-cell office:value-type="float" office:value="186.5">
            <text:p>186.5</text:p>
          </table:table-cell>
          <table:table-cell office:value-type="float" office:value="0">
            <text:p>0</text:p>
          </table:table-cell>
          <table:table-cell office:value-type="float" office:value="20.7222222222">
            <text:p>20.7222222222</text:p>
          </table:table-cell>
          <table:table-cell office:value-type="float" office:value="16.5777777778">
            <text:p>16.5777777778</text:p>
          </table:table-cell>
          <table:table-cell table:number-columns-repeated="2" office:value-type="float" office:value="1492">
            <text:p>1492</text:p>
          </table:table-cell>
        </table:table-row>
        <table:table-row table:style-name="ro1">
          <table:table-cell office:value-type="string">
            <text:p>Macra.xml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0.333333333333">
            <text:p>0.3333333333</text:p>
          </table:table-cell>
          <table:table-cell office:value-type="float" office:value="310.5">
            <text:p>310.5</text:p>
          </table:table-cell>
          <table:table-cell office:value-type="float" office:value="0.25">
            <text:p>0.25</text:p>
          </table:table-cell>
          <table:table-cell office:value-type="float" office:value="32.6842105263">
            <text:p>32.6842105263</text:p>
          </table:table-cell>
          <table:table-cell office:value-type="float" office:value="17.7428571429">
            <text:p>17.7428571429</text:p>
          </table:table-cell>
          <table:table-cell office:value-type="float" office:value="414">
            <text:p>414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string">
            <text:p>Joakim.xml</text:p>
          </table:table-cell>
          <table:table-cell table:number-columns-repeated="2"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9.66285714286">
            <text:p>9.6628571429</text:p>
          </table:table-cell>
          <table:table-cell office:value-type="float" office:value="0.0914285714286">
            <text:p>0.0914285714</text:p>
          </table:table-cell>
          <table:table-cell office:value-type="float" office:value="99.4705882353">
            <text:p>99.4705882353</text:p>
          </table:table-cell>
          <table:table-cell office:value-type="float" office:value="21.6794871795">
            <text:p>21.6794871795</text:p>
          </table:table-cell>
          <table:table-cell office:value-type="float" office:value="422.75">
            <text:p>422.75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ErikReg.xml</text:p>
          </table:table-cell>
          <table:table-cell table:number-columns-repeated="2" office:value-type="float" office:value="52.6787878788">
            <text:p>52.6787878788</text:p>
          </table:table-cell>
          <table:table-cell office:value-type="float" office:value="0.90303030303">
            <text:p>0.903030303</text:p>
          </table:table-cell>
          <table:table-cell office:value-type="float" office:value="72.4333333333">
            <text:p>72.4333333333</text:p>
          </table:table-cell>
          <table:table-cell office:value-type="float" office:value="0">
            <text:p>0</text:p>
          </table:table-cell>
          <table:table-cell office:value-type="float" office:value="59.1292517007">
            <text:p>59.1292517007</text:p>
          </table:table-cell>
          <table:table-cell office:value-type="float" office:value="36.2166666667">
            <text:p>36.2166666667</text:p>
          </table:table-cell>
          <table:table-cell office:value-type="float" office:value="91.4947368421">
            <text:p>91.4947368421</text:p>
          </table:table-cell>
          <table:table-cell office:value-type="float" office:value="8692">
            <text:p>8692</text:p>
          </table:table-cell>
        </table:table-row>
        <table:table-row table:style-name="ro1">
          <table:table-cell office:value-type="string">
            <text:p>OgL-E.xml</text:p>
          </table:table-cell>
          <table:table-cell table:number-columns-repeated="2" office:value-type="float" office:value="11.9310344828">
            <text:p>11.9310344828</text:p>
          </table:table-cell>
          <table:table-cell office:value-type="float" office:value="0.344827586207">
            <text:p>0.344827586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number-columns-repeated="2" office:value-type="float" office:value="15.7272727273">
            <text:p>15.7272727273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Moses-B.xml</text:p>
          </table:table-cell>
          <table:table-cell office:value-type="float" office:value="33.7461430575">
            <text:p>33.7461430575</text:p>
          </table:table-cell>
          <table:table-cell office:value-type="float" office:value="33.0130345301">
            <text:p>33.0130345301</text:p>
          </table:table-cell>
          <table:table-cell office:value-type="float" office:value="0.146581294306">
            <text:p>0.1465812943</text:p>
          </table:table-cell>
          <table:table-cell office:value-type="float" office:value="144366">
            <text:p>144366</text:p>
          </table:table-cell>
          <table:table-cell office:value-type="float" office:value="0">
            <text:p>0</text:p>
          </table:table-cell>
          <table:table-cell office:value-type="float" office:value="71.1863905325">
            <text:p>71.1863905325</text:p>
          </table:table-cell>
          <table:table-cell office:value-type="float" office:value="32.780653951">
            <text:p>32.780653951</text:p>
          </table:table-cell>
          <table:table-cell office:value-type="float" office:value="630.419213974">
            <text:p>630.419213974</text:p>
          </table:table-cell>
          <table:table-cell office:value-type="float" office:value="144366">
            <text:p>144366</text:p>
          </table:table-cell>
        </table:table-row>
        <table:table-row table:style-name="ro1">
          <table:table-cell office:value-type="string">
            <text:p>Swart.xml</text:p>
          </table:table-cell>
          <table:table-cell office:value-type="float" office:value="25.2767203514">
            <text:p>25.2767203514</text:p>
          </table:table-cell>
          <table:table-cell office:value-type="float" office:value="24.2471910112">
            <text:p>24.2471910112</text:p>
          </table:table-cell>
          <table:table-cell office:value-type="float" office:value="0.998127340824">
            <text:p>0.9981273408</text:p>
          </table:table-cell>
          <table:table-cell office:value-type="float" office:value="14.7387592487">
            <text:p>14.7387592487</text:p>
          </table:table-cell>
          <table:table-cell office:value-type="float" office:value="0.0546385885031">
            <text:p>0.0546385885</text:p>
          </table:table-cell>
          <table:table-cell office:value-type="float" office:value="23.0802139037">
            <text:p>23.0802139037</text:p>
          </table:table-cell>
          <table:table-cell office:value-type="float" office:value="6.99041706033">
            <text:p>6.9904170603</text:p>
          </table:table-cell>
          <table:table-cell office:value-type="float" office:value="195.441509434">
            <text:p>195.441509434</text:p>
          </table:table-cell>
          <table:table-cell office:value-type="float" office:value="51792">
            <text:p>51792</text:p>
          </table:table-cell>
        </table:table-row>
        <table:table-row table:style-name="ro1">
          <table:table-cell office:value-type="string">
            <text:p>Laek1.xml</text:p>
          </table:table-cell>
          <table:table-cell table:number-columns-repeated="2" office:value-type="float" office:value="286.272727273">
            <text:p>286.272727273</text:p>
          </table:table-cell>
          <table:table-cell office:value-type="float" office:value="0.545454545455">
            <text:p>0.5454545455</text:p>
          </table:table-cell>
          <table:table-cell office:value-type="float" office:value="157.45">
            <text:p>157.45</text:p>
          </table:table-cell>
          <table:table-cell office:value-type="float" office:value="0.2">
            <text:p>0.2</text:p>
          </table:table-cell>
          <table:table-cell office:value-type="float" office:value="51.6229508197">
            <text:p>51.6229508197</text:p>
          </table:table-cell>
          <table:table-cell office:value-type="float" office:value="13.1208333333">
            <text:p>13.1208333333</text:p>
          </table:table-cell>
          <table:table-cell office:value-type="float" office:value="53.3728813559">
            <text:p>53.3728813559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MP2-fragm.xml</text:p>
          </table:table-cell>
          <table:table-cell office:value-type="float" office:value="54.5168539326">
            <text:p>54.5168539326</text:p>
          </table:table-cell>
          <table:table-cell office:value-type="float" office:value="58.4578313253">
            <text:p>58.4578313253</text:p>
          </table:table-cell>
          <table:table-cell office:value-type="float" office:value="0.626506024096">
            <text:p>0.6265060241</text:p>
          </table:table-cell>
          <table:table-cell office:value-type="float" office:value="18.4486692015">
            <text:p>18.4486692015</text:p>
          </table:table-cell>
          <table:table-cell office:value-type="float" office:value="0.342205323194">
            <text:p>0.3422053232</text:p>
          </table:table-cell>
          <table:table-cell office:value-type="float" office:value="35.1594202899">
            <text:p>35.1594202899</text:p>
          </table:table-cell>
          <table:table-cell office:value-type="float" office:value="18.6615384615">
            <text:p>18.6615384615</text:p>
          </table:table-cell>
          <table:table-cell office:value-type="float" office:value="124.41025641">
            <text:p>124.41025641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string">
            <text:p>Petri.xml</text:p>
          </table:table-cell>
          <table:table-cell office:value-type="float" office:value="635.994117647">
            <text:p>635.994117647</text:p>
          </table:table-cell>
          <table:table-cell office:value-type="float" office:value="529.995098039">
            <text:p>529.995098039</text:p>
          </table:table-cell>
          <table:table-cell office:value-type="float" office:value="0.808823529412">
            <text:p>0.8088235294</text:p>
          </table:table-cell>
          <table:table-cell office:value-type="float" office:value="8.13169374248">
            <text:p>8.1316937425</text:p>
          </table:table-cell>
          <table:table-cell office:value-type="float" office:value="0.320547533093">
            <text:p>0.3205475331</text:p>
          </table:table-cell>
          <table:table-cell office:value-type="float" office:value="24.8321084061">
            <text:p>24.8321084061</text:p>
          </table:table-cell>
          <table:table-cell office:value-type="float" office:value="8.23387403853">
            <text:p>8.2338740385</text:p>
          </table:table-cell>
          <table:table-cell office:value-type="float" office:value="397.496323529">
            <text:p>397.496323529</text:p>
          </table:table-cell>
          <table:table-cell office:value-type="float" office:value="108119">
            <text:p>108119</text:p>
          </table:table-cell>
        </table:table-row>
        <table:table-row table:style-name="ro1">
          <table:table-cell office:value-type="string">
            <text:p>Did-B.xml</text:p>
          </table:table-cell>
          <table:table-cell office:value-type="float" office:value="46.7419354839">
            <text:p>46.7419354839</text:p>
          </table:table-cell>
          <table:table-cell office:value-type="float" office:value="47.2179226069">
            <text:p>47.2179226069</text:p>
          </table:table-cell>
          <table:table-cell office:value-type="float" office:value="0.0753564154786">
            <text:p>0.0753564155</text:p>
          </table:table-cell>
          <table:table-cell office:value-type="float" office:value="21.8716981132">
            <text:p>21.8716981132</text:p>
          </table:table-cell>
          <table:table-cell office:value-type="float" office:value="0.0518867924528">
            <text:p>0.0518867925</text:p>
          </table:table-cell>
          <table:table-cell office:value-type="float" office:value="260.494382022">
            <text:p>260.494382022</text:p>
          </table:table-cell>
          <table:table-cell office:value-type="float" office:value="53.1743119266">
            <text:p>53.1743119266</text:p>
          </table:table-cell>
          <table:table-cell office:value-type="float" office:value="120.75">
            <text:p>120.75</text:p>
          </table:table-cell>
          <table:table-cell office:value-type="float" office:value="23184">
            <text:p>23184</text:p>
          </table:table-cell>
        </table:table-row>
        <table:table-row table:style-name="ro1">
          <table:table-cell office:value-type="string">
            <text:p>PaulOmv.xml</text:p>
          </table:table-cell>
          <table:table-cell table:number-columns-repeated="2" office:value-type="float" office:value="190.6">
            <text:p>190.6</text:p>
          </table:table-cell>
          <table:table-cell office:value-type="float" office:value="0">
            <text:p>0</text:p>
          </table:table-cell>
          <table:table-cell office:value-type="float" office:value="86.6363636364">
            <text:p>86.6363636364</text:p>
          </table:table-cell>
          <table:table-cell office:value-type="float" office:value="0">
            <text:p>0</text:p>
          </table:table-cell>
          <table:table-cell office:value-type="float" office:value="105.888888889">
            <text:p>105.888888889</text:p>
          </table:table-cell>
          <table:table-cell office:value-type="float" office:value="38.12">
            <text:p>38.12</text:p>
          </table:table-cell>
          <table:table-cell table:number-columns-repeated="2" office:value-type="float" office:value="953">
            <text:p>953</text:p>
          </table:table-cell>
        </table:table-row>
        <table:table-row table:style-name="ro1">
          <table:table-cell office:value-type="string">
            <text:p>Trost.xml</text:p>
          </table:table-cell>
          <table:table-cell table:number-columns-repeated="2" office:value-type="float" office:value="7615.68421053">
            <text:p>7615.68421053</text:p>
          </table:table-cell>
          <table:table-cell office:value-type="float" office:value="0.0526315789474">
            <text:p>0.0526315789</text:p>
          </table:table-cell>
          <table:table-cell office:value-type="float" office:value="72349">
            <text:p>72349</text:p>
          </table:table-cell>
          <table:table-cell office:value-type="float" office:value="0">
            <text:p>0</text:p>
          </table:table-cell>
          <table:table-cell office:value-type="float" office:value="3445.19047619">
            <text:p>3445.19047619</text:p>
          </table:table-cell>
          <table:table-cell office:value-type="float" office:value="14.6782308785">
            <text:p>14.6782308785</text:p>
          </table:table-cell>
          <table:table-cell office:value-type="float" office:value="530.029304029">
            <text:p>530.029304029</text:p>
          </table:table-cell>
          <table:table-cell office:value-type="float" office:value="144698">
            <text:p>144698</text:p>
          </table:table-cell>
        </table:table-row>
        <table:table-row table:style-name="ro1">
          <table:table-cell office:value-type="string">
            <text:p>UL-Add.xml</text:p>
          </table:table-cell>
          <table:table-cell office:value-type="float" office:value="3.90607734807">
            <text:p>3.9060773481</text:p>
          </table:table-cell>
          <table:table-cell office:value-type="float" office:value="3.5">
            <text:p>3.5</text:p>
          </table:table-cell>
          <table:table-cell office:value-type="float" office:value="0.0841584158416">
            <text:p>0.0841584158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41.4">
            <text:p>141.4</text:p>
          </table:table-cell>
          <table:table-cell office:value-type="float" office:value="88.375">
            <text:p>88.375</text:p>
          </table:table-cell>
          <table:table-cell office:value-type="float" office:value="19.1081081081">
            <text:p>19.1081081081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string">
            <text:p>PetriA.xml</text:p>
          </table:table-cell>
          <table:table-cell office:value-type="float" office:value="670.224299065">
            <text:p>670.224299065</text:p>
          </table:table-cell>
          <table:table-cell office:value-type="float" office:value="583.040650407">
            <text:p>583.040650407</text:p>
          </table:table-cell>
          <table:table-cell office:value-type="float" office:value="0.715447154472">
            <text:p>0.7154471545</text:p>
          </table:table-cell>
          <table:table-cell office:value-type="float" office:value="8.4161483394">
            <text:p>8.4161483394</text:p>
          </table:table-cell>
          <table:table-cell office:value-type="float" office:value="0.316394789344">
            <text:p>0.3163947893</text:p>
          </table:table-cell>
          <table:table-cell office:value-type="float" office:value="26.1539022611">
            <text:p>26.1539022611</text:p>
          </table:table-cell>
          <table:table-cell office:value-type="float" office:value="8.89641483687">
            <text:p>8.8964148369</text:p>
          </table:table-cell>
          <table:table-cell office:value-type="float" office:value="381.457446809">
            <text:p>381.457446809</text:p>
          </table:table-cell>
          <table:table-cell office:value-type="float" office:value="71714">
            <text:p>71714</text:p>
          </table:table-cell>
        </table:table-row>
        <table:table-row table:style-name="ro1">
          <table:table-cell office:value-type="string">
            <text:p>fredrik.xml</text:p>
          </table:table-cell>
          <table:table-cell office:value-type="float" office:value="25.1162483487">
            <text:p>25.1162483487</text:p>
          </table:table-cell>
          <table:table-cell office:value-type="float" office:value="28.0014727541">
            <text:p>28.0014727541</text:p>
          </table:table-cell>
          <table:table-cell office:value-type="float" office:value="0.746686303387">
            <text:p>0.7466863034</text:p>
          </table:table-cell>
          <table:table-cell office:value-type="float" office:value="25.182781457">
            <text:p>25.182781457</text:p>
          </table:table-cell>
          <table:table-cell office:value-type="float" office:value="0.00927152317881">
            <text:p>0.0092715232</text:p>
          </table:table-cell>
          <table:table-cell office:value-type="float" office:value="38.487854251">
            <text:p>38.487854251</text:p>
          </table:table-cell>
          <table:table-cell office:value-type="float" office:value="18.6584887144">
            <text:p>18.6584887144</text:p>
          </table:table-cell>
          <table:table-cell table:number-columns-repeated="2" office:value-type="float" office:value="19013">
            <text:p>19013</text:p>
          </table:table-cell>
        </table:table-row>
        <table:table-row table:style-name="ro1">
          <table:table-cell office:value-type="string">
            <text:p>Gyllenb.xml</text:p>
          </table:table-cell>
          <table:table-cell office:value-type="float" office:value="16.2805017104">
            <text:p>16.2805017104</text:p>
          </table:table-cell>
          <table:table-cell office:value-type="float" office:value="18.0963244613">
            <text:p>18.0963244613</text:p>
          </table:table-cell>
          <table:table-cell office:value-type="float" office:value="0.797845373891">
            <text:p>0.7978453739</text:p>
          </table:table-cell>
          <table:table-cell office:value-type="float" office:value="8.59343966296">
            <text:p>8.593439663</text:p>
          </table:table-cell>
          <table:table-cell office:value-type="float" office:value="0.0857658742101">
            <text:p>0.0857658742</text:p>
          </table:table-cell>
          <table:table-cell office:value-type="float" office:value="19.4523160763">
            <text:p>19.4523160763</text:p>
          </table:table-cell>
          <table:table-cell office:value-type="float" office:value="6.23221300742">
            <text:p>6.2322130074</text:p>
          </table:table-cell>
          <table:table-cell office:value-type="float" office:value="39.0109289617">
            <text:p>39.0109289617</text:p>
          </table:table-cell>
          <table:table-cell office:value-type="float" office:value="28556">
            <text:p>28556</text:p>
          </table:table-cell>
        </table:table-row>
        <table:table-row table:style-name="ro1">
          <table:table-cell office:value-type="string">
            <text:p>KarlMagnus-A.xml</text:p>
          </table:table-cell>
          <table:table-cell office:value-type="float" office:value="22.1673469388">
            <text:p>22.1673469388</text:p>
          </table:table-cell>
          <table:table-cell office:value-type="float" office:value="20.571969697">
            <text:p>20.571969697</text:p>
          </table:table-cell>
          <table:table-cell office:value-type="float" office:value="0.143939393939">
            <text:p>0.1439393939</text:p>
          </table:table-cell>
          <table:table-cell office:value-type="float" office:value="1086.2">
            <text:p>1086.2</text:p>
          </table:table-cell>
          <table:table-cell office:value-type="float" office:value="0.2">
            <text:p>0.2</text:p>
          </table:table-cell>
          <table:table-cell office:value-type="float" office:value="142.921052632">
            <text:p>142.921052632</text:p>
          </table:table-cell>
          <table:table-cell office:value-type="float" office:value="18.6953528399">
            <text:p>18.6953528399</text:p>
          </table:table-cell>
          <table:table-cell office:value-type="float" office:value="2172.4">
            <text:p>2172.4</text:p>
          </table:table-cell>
          <table:table-cell office:value-type="float" office:value="10862">
            <text:p>10862</text:p>
          </table:table-cell>
        </table:table-row>
        <table:table-row table:style-name="ro1">
          <table:table-cell office:value-type="string">
            <text:p>SdmL-Add.xml</text:p>
          </table:table-cell>
          <table:table-cell office:value-type="float" office:value="7.65165876777">
            <text:p>7.6516587678</text:p>
          </table:table-cell>
          <table:table-cell office:value-type="float" office:value="7.56206088993">
            <text:p>7.5620608899</text:p>
          </table:table-cell>
          <table:table-cell office:value-type="float" office:value="0.133489461358">
            <text:p>0.1334894614</text:p>
          </table:table-cell>
          <table:table-cell office:value-type="float" office:value="1614.5">
            <text:p>1614.5</text:p>
          </table:table-cell>
          <table:table-cell office:value-type="float" office:value="0.5">
            <text:p>0.5</text:p>
          </table:table-cell>
          <table:table-cell office:value-type="float" office:value="49.6769230769">
            <text:p>49.6769230769</text:p>
          </table:table-cell>
          <table:table-cell office:value-type="float" office:value="42.4868421053">
            <text:p>42.4868421053</text:p>
          </table:table-cell>
          <table:table-cell office:value-type="float" office:value="161.45">
            <text:p>161.45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string">
            <text:p>Sigfrid.xml</text:p>
          </table:table-cell>
          <table:table-cell office:value-type="float" office:value="1065.66666667">
            <text:p>1065.66666667</text:p>
          </table:table-cell>
          <table:table-cell office:value-type="float" office:value="1598.5">
            <text:p>1598.5</text:p>
          </table:table-cell>
          <table:table-cell office:value-type="float" office:value="0.5">
            <text:p>0.5</text:p>
          </table:table-cell>
          <table:table-cell office:value-type="float" office:value="3197">
            <text:p>3197</text:p>
          </table:table-cell>
          <table:table-cell office:value-type="float" office:value="0">
            <text:p>0</text:p>
          </table:table-cell>
          <table:table-cell office:value-type="float" office:value="94.0294117647">
            <text:p>94.0294117647</text:p>
          </table:table-cell>
          <table:table-cell office:value-type="float" office:value="35.9213483146">
            <text:p>35.9213483146</text:p>
          </table:table-cell>
          <table:table-cell office:value-type="float" office:value="188.058823529">
            <text:p>188.058823529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string">
            <text:p>Ordsprak.xml</text:p>
          </table:table-cell>
          <table:table-cell office:value-type="float" office:value="9451">
            <text:p>9451</text:p>
          </table:table-cell>
          <table:table-cell office:value-type="float" office:value="1050.11111111">
            <text:p>1050.11111111</text:p>
          </table:table-cell>
          <table:table-cell office:value-type="float" office:value="0">
            <text:p>0</text:p>
          </table:table-cell>
          <table:table-cell office:value-type="float" office:value="787.583333333">
            <text:p>787.583333333</text:p>
          </table:table-cell>
          <table:table-cell office:value-type="float" office:value="0">
            <text:p>0</text:p>
          </table:table-cell>
          <table:table-cell office:value-type="float" office:value="9451">
            <text:p>9451</text:p>
          </table:table-cell>
          <table:table-cell office:value-type="float" office:value="205.456521739">
            <text:p>205.456521739</text:p>
          </table:table-cell>
          <table:table-cell office:value-type="float" office:value="8.70257826888">
            <text:p>8.7025782689</text:p>
          </table:table-cell>
          <table:table-cell office:value-type="float" office:value="9451">
            <text:p>9451</text:p>
          </table:table-cell>
        </table:table-row>
        <table:table-row table:style-name="ro1">
          <table:table-cell office:value-type="string">
            <text:p>Amalberga.xml</text:p>
          </table:table-cell>
          <table:table-cell table:number-columns-repeated="2" office:value-type="float" office:value="9736">
            <text:p>9736</text:p>
          </table:table-cell>
          <table:table-cell office:value-type="float" office:value="0">
            <text:p>0</text:p>
          </table:table-cell>
          <table:table-cell office:value-type="float" office:value="8.73183856502">
            <text:p>8.731838565</text:p>
          </table:table-cell>
          <table:table-cell office:value-type="float" office:value="0.123766816143">
            <text:p>0.1237668161</text:p>
          </table:table-cell>
          <table:table-cell office:value-type="float" office:value="46.8076923077">
            <text:p>46.8076923077</text:p>
          </table:table-cell>
          <table:table-cell office:value-type="float" office:value="39.7387755102">
            <text:p>39.7387755102</text:p>
          </table:table-cell>
          <table:table-cell office:value-type="float" office:value="3245.33333333">
            <text:p>3245.33333333</text:p>
          </table:table-cell>
          <table:table-cell office:value-type="float" office:value="9736">
            <text:p>9736</text:p>
          </table:table-cell>
        </table:table-row>
        <table:table-row table:style-name="ro1">
          <table:table-cell office:value-type="string">
            <text:p>Germ.xml</text:p>
          </table:table-cell>
          <table:table-cell office:value-type="float" office:value="11.7650962177">
            <text:p>11.7650962177</text:p>
          </table:table-cell>
          <table:table-cell office:value-type="float" office:value="11.7184401851">
            <text:p>11.7184401851</text:p>
          </table:table-cell>
          <table:table-cell office:value-type="float" office:value="0.348975545274">
            <text:p>0.3489755453</text:p>
          </table:table-cell>
          <table:table-cell office:value-type="float" office:value="454.615384615">
            <text:p>454.615384615</text:p>
          </table:table-cell>
          <table:table-cell office:value-type="float" office:value="0.153846153846">
            <text:p>0.1538461538</text:p>
          </table:table-cell>
          <table:table-cell office:value-type="float" office:value="34.5614035088">
            <text:p>34.5614035088</text:p>
          </table:table-cell>
          <table:table-cell office:value-type="float" office:value="25.6584659913">
            <text:p>25.6584659913</text:p>
          </table:table-cell>
          <table:table-cell table:number-columns-repeated="2" office:value-type="float" office:value="17730">
            <text:p>17730</text:p>
          </table:table-cell>
        </table:table-row>
        <table:table-row table:style-name="ro1">
          <table:table-cell office:value-type="string">
            <text:p>SdmL-A.xml</text:p>
          </table:table-cell>
          <table:table-cell office:value-type="float" office:value="5.01732833312">
            <text:p>5.0173283331</text:p>
          </table:table-cell>
          <table:table-cell office:value-type="float" office:value="4.65439059501">
            <text:p>4.654390595</text:p>
          </table:table-cell>
          <table:table-cell office:value-type="float" office:value="0.312260076775">
            <text:p>0.3122600768</text:p>
          </table:table-cell>
          <table:table-cell office:value-type="float" office:value="19399.5">
            <text:p>19399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17.217522659">
            <text:p>117.217522659</text:p>
          </table:table-cell>
          <table:table-cell office:value-type="float" office:value="207.481283422">
            <text:p>207.481283422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office:value-type="string">
            <text:p>Laek9.xml</text:p>
          </table:table-cell>
          <table:table-cell office:value-type="float" office:value="299.8">
            <text:p>299.8</text:p>
          </table:table-cell>
          <table:table-cell office:value-type="float" office:value="267.678571429">
            <text:p>267.678571429</text:p>
          </table:table-cell>
          <table:table-cell office:value-type="float" office:value="0.178571428571">
            <text:p>0.1785714286</text:p>
          </table:table-cell>
          <table:table-cell office:value-type="float" office:value="5.59328358209">
            <text:p>5.5932835821</text:p>
          </table:table-cell>
          <table:table-cell office:value-type="float" office:value="0.266417910448">
            <text:p>0.2664179104</text:p>
          </table:table-cell>
          <table:table-cell office:value-type="float" office:value="21.0533707865">
            <text:p>21.0533707865</text:p>
          </table:table-cell>
          <table:table-cell office:value-type="float" office:value="15.0804828974">
            <text:p>15.0804828974</text:p>
          </table:table-cell>
          <table:table-cell office:value-type="float" office:value="46.5527950311">
            <text:p>46.5527950311</text:p>
          </table:table-cell>
          <table:table-cell office:value-type="float" office:value="7495">
            <text:p>7495</text:p>
          </table:table-cell>
        </table:table-row>
        <table:table-row table:style-name="ro1">
          <table:table-cell office:value-type="string">
            <text:p>Birg-aut.xml</text:p>
          </table:table-cell>
          <table:table-cell table:number-columns-repeated="2" office:value-type="float" office:value="123.333333333">
            <text:p>123.333333333</text:p>
          </table:table-cell>
          <table:table-cell office:value-type="float" office:value="0.533333333333">
            <text:p>0.5333333333</text:p>
          </table:table-cell>
          <table:table-cell office:value-type="float" office:value="231.25">
            <text:p>231.25</text:p>
          </table:table-cell>
          <table:table-cell office:value-type="float" office:value="0.375">
            <text:p>0.375</text:p>
          </table:table-cell>
          <table:table-cell office:value-type="float" office:value="154.166666667">
            <text:p>154.166666667</text:p>
          </table:table-cell>
          <table:table-cell office:value-type="float" office:value="63.7931034483">
            <text:p>63.7931034483</text:p>
          </table:table-cell>
          <table:table-cell office:value-type="float" office:value="132.142857143">
            <text:p>132.142857143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MEL.xml</text:p>
          </table:table-cell>
          <table:table-cell office:value-type="float" office:value="19.0159529807">
            <text:p>19.0159529807</text:p>
          </table:table-cell>
          <table:table-cell office:value-type="float" office:value="18.4881632653">
            <text:p>18.4881632653</text:p>
          </table:table-cell>
          <table:table-cell office:value-type="float" office:value="0.722040816327">
            <text:p>0.7220408163</text:p>
          </table:table-cell>
          <table:table-cell office:value-type="float" office:value="11.8482866858">
            <text:p>11.8482866858</text:p>
          </table:table-cell>
          <table:table-cell office:value-type="float" office:value="0.000784724038713">
            <text:p>0.000784724</text:p>
          </table:table-cell>
          <table:table-cell office:value-type="float" office:value="153.027027027">
            <text:p>153.027027027</text:p>
          </table:table-cell>
          <table:table-cell office:value-type="float" office:value="152">
            <text:p>152</text:p>
          </table:table-cell>
          <table:table-cell office:value-type="float" office:value="58.7496757458">
            <text:p>58.7496757458</text:p>
          </table:table-cell>
          <table:table-cell office:value-type="float" office:value="45296">
            <text:p>45296</text:p>
          </table:table-cell>
        </table:table-row>
        <table:table-row table:style-name="ro1">
          <table:table-cell office:value-type="string">
            <text:p>GB-1734.xml</text:p>
          </table:table-cell>
          <table:table-cell office:value-type="float" office:value="16.3652173913">
            <text:p>16.3652173913</text:p>
          </table:table-cell>
          <table:table-cell office:value-type="float" office:value="10.4749536178">
            <text:p>10.4749536178</text:p>
          </table:table-cell>
          <table:table-cell office:value-type="float" office:value="0.463821892393">
            <text:p>0.4638218924</text:p>
          </table:table-cell>
          <table:table-cell office:value-type="float" office:value="8.71296296296">
            <text:p>8.712962963</text:p>
          </table:table-cell>
          <table:table-cell office:value-type="float" office:value="0.00154320987654">
            <text:p>0.0015432099</text:p>
          </table:table-cell>
          <table:table-cell office:value-type="float" office:value="27.014354067">
            <text:p>27.014354067</text:p>
          </table:table-cell>
          <table:table-cell office:value-type="float" office:value="19.4689655172">
            <text:p>19.4689655172</text:p>
          </table:table-cell>
          <table:table-cell table:number-columns-repeated="2" office:value-type="float" office:value="5646">
            <text:p>5646</text:p>
          </table:table-cell>
        </table:table-row>
        <table:table-row table:style-name="ro1">
          <table:table-cell office:value-type="string">
            <text:p>Lydekin.xml</text:p>
          </table:table-cell>
          <table:table-cell office:value-type="float" office:value="12.0081833061">
            <text:p>12.0081833061</text:p>
          </table:table-cell>
          <table:table-cell office:value-type="float" office:value="7.73129610116">
            <text:p>7.7312961012</text:p>
          </table:table-cell>
          <table:table-cell office:value-type="float" office:value="0.0158061116965">
            <text:p>0.0158061117</text:p>
          </table:table-cell>
          <table:table-cell office:value-type="float" office:value="489.133333333">
            <text:p>489.133333333</text:p>
          </table:table-cell>
          <table:table-cell office:value-type="float" office:value="0">
            <text:p>0</text:p>
          </table:table-cell>
          <table:table-cell office:value-type="float" office:value="124.355932203">
            <text:p>124.355932203</text:p>
          </table:table-cell>
          <table:table-cell office:value-type="float" office:value="75.6391752577">
            <text:p>75.6391752577</text:p>
          </table:table-cell>
          <table:table-cell office:value-type="float" office:value="34.1255813953">
            <text:p>34.1255813953</text:p>
          </table:table-cell>
          <table:table-cell office:value-type="float" office:value="7337">
            <text:p>7337</text:p>
          </table:table-cell>
        </table:table-row>
        <table:table-row table:style-name="ro1">
          <table:table-cell office:value-type="string">
            <text:p>UL-A.xml</text:p>
          </table:table-cell>
          <table:table-cell office:value-type="float" office:value="4.70053423992">
            <text:p>4.7005342399</text:p>
          </table:table-cell>
          <table:table-cell office:value-type="float" office:value="4.2685013672">
            <text:p>4.2685013672</text:p>
          </table:table-cell>
          <table:table-cell office:value-type="float" office:value="0.102672664726">
            <text:p>0.1026726647</text:p>
          </table:table-cell>
          <table:table-cell office:value-type="float" office:value="16130.6666667">
            <text:p>16130.66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115.770334928">
            <text:p>115.770334928</text:p>
          </table:table-cell>
          <table:table-cell office:value-type="float" office:value="102.743099788">
            <text:p>102.743099788</text:p>
          </table:table-cell>
          <table:table-cell office:value-type="float" office:value="48392">
            <text:p>48392</text:p>
          </table:table-cell>
        </table:table-row>
        <table:table-row table:style-name="ro1">
          <table:table-cell office:value-type="string">
            <text:p>StrLegBil-I.xml</text:p>
          </table:table-cell>
          <table:table-cell table:number-columns-repeated="2" office:value-type="float" office:value="383.625">
            <text:p>383.625</text:p>
          </table:table-cell>
          <table:table-cell office:value-type="float" office:value="0.125">
            <text:p>0.125</text:p>
          </table:table-cell>
          <table:table-cell office:value-type="float" office:value="61.38">
            <text:p>61.38</text:p>
          </table:table-cell>
          <table:table-cell office:value-type="float" office:value="0.1">
            <text:p>0.1</text:p>
          </table:table-cell>
          <table:table-cell office:value-type="float" office:value="109.607142857">
            <text:p>109.607142857</text:p>
          </table:table-cell>
          <table:table-cell office:value-type="float" office:value="31.6391752577">
            <text:p>31.6391752577</text:p>
          </table:table-cell>
          <table:table-cell office:value-type="float" office:value="613.8">
            <text:p>613.8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Birg1-3.xml</text:p>
          </table:table-cell>
          <table:table-cell office:value-type="float" office:value="52.3104300544">
            <text:p>52.3104300544</text:p>
          </table:table-cell>
          <table:table-cell office:value-type="float" office:value="52.2845849802">
            <text:p>52.2845849802</text:p>
          </table:table-cell>
          <table:table-cell office:value-type="float" office:value="0.243577075099">
            <text:p>0.2435770751</text:p>
          </table:table-cell>
          <table:table-cell office:value-type="float" office:value="235.688195991">
            <text:p>235.688195991</text:p>
          </table:table-cell>
          <table:table-cell office:value-type="float" office:value="0.530066815145">
            <text:p>0.5300668151</text:p>
          </table:table-cell>
          <table:table-cell office:value-type="float" office:value="148.420757363">
            <text:p>148.420757363</text:p>
          </table:table-cell>
          <table:table-cell office:value-type="float" office:value="18.8231945927">
            <text:p>18.8231945927</text:p>
          </table:table-cell>
          <table:table-cell office:value-type="float" office:value="13228">
            <text:p>13228</text:p>
          </table:table-cell>
          <table:table-cell office:value-type="float" office:value="105824">
            <text:p>105824</text:p>
          </table:table-cell>
        </table:table-row>
        <table:table-row table:style-name="ro1">
          <table:table-cell office:value-type="string">
            <text:p>Judit.xml</text:p>
          </table:table-cell>
          <table:table-cell office:value-type="float" office:value="68.593495935">
            <text:p>68.593495935</text:p>
          </table:table-cell>
          <table:table-cell office:value-type="float" office:value="66.9603174603">
            <text:p>66.9603174603</text:p>
          </table:table-cell>
          <table:table-cell office:value-type="float" office:value="0.15873015873">
            <text:p>0.1587301587</text:p>
          </table:table-cell>
          <table:table-cell office:value-type="float" office:value="23.1150684932">
            <text:p>23.1150684932</text:p>
          </table:table-cell>
          <table:table-cell office:value-type="float" office:value="0.13698630137">
            <text:p>0.1369863014</text:p>
          </table:table-cell>
          <table:table-cell office:value-type="float" office:value="84.37">
            <text:p>84.37</text:p>
          </table:table-cell>
          <table:table-cell office:value-type="float" office:value="17.6506276151">
            <text:p>17.6506276151</text:p>
          </table:table-cell>
          <table:table-cell office:value-type="float" office:value="527.3125">
            <text:p>527.3125</text:p>
          </table:table-cell>
          <table:table-cell office:value-type="float" office:value="8437">
            <text:p>8437</text:p>
          </table:table-cell>
        </table:table-row>
        <table:table-row table:style-name="ro1">
          <table:table-cell office:value-type="string">
            <text:p>OgL-A.xml</text:p>
          </table:table-cell>
          <table:table-cell office:value-type="float" office:value="10.5714567317">
            <text:p>10.5714567317</text:p>
          </table:table-cell>
          <table:table-cell office:value-type="float" office:value="10.22478551">
            <text:p>10.22478551</text:p>
          </table:table-cell>
          <table:table-cell office:value-type="float" office:value="0.291706387035">
            <text:p>0.291706387</text:p>
          </table:table-cell>
          <table:table-cell office:value-type="float" office:value="5958.77777778">
            <text:p>5958.77777778</text:p>
          </table:table-cell>
          <table:table-cell office:value-type="float" office:value="0">
            <text:p>0</text:p>
          </table:table-cell>
          <table:table-cell office:value-type="float" office:value="188.834507042">
            <text:p>188.834507042</text:p>
          </table:table-cell>
          <table:table-cell office:value-type="float" office:value="179.361204013">
            <text:p>179.361204013</text:p>
          </table:table-cell>
          <table:table-cell office:value-type="float" office:value="89.9815436242">
            <text:p>89.9815436242</text:p>
          </table:table-cell>
          <table:table-cell office:value-type="float" office:value="53629">
            <text:p>53629</text:p>
          </table:table-cell>
        </table:table-row>
        <table:table-row table:style-name="ro1">
          <table:table-cell office:value-type="string">
            <text:p>Laek11.xml</text:p>
          </table:table-cell>
          <table:table-cell table:number-columns-repeated="2" office:value-type="float" office:value="935">
            <text:p>935</text:p>
          </table:table-cell>
          <table:table-cell office:value-type="float" office:value="0.25">
            <text:p>0.25</text:p>
          </table:table-cell>
          <table:table-cell office:value-type="float" office:value="113.333333333">
            <text:p>113.333333333</text:p>
          </table:table-cell>
          <table:table-cell office:value-type="float" office:value="0.242424242424">
            <text:p>0.2424242424</text:p>
          </table:table-cell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office:value-type="float" office:value="65.6140350877">
            <text:p>65.6140350877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Brahe.xml</text:p>
          </table:table-cell>
          <table:table-cell office:value-type="float" office:value="45.965095986">
            <text:p>45.965095986</text:p>
          </table:table-cell>
          <table:table-cell office:value-type="float" office:value="43.4620462046">
            <text:p>43.4620462046</text:p>
          </table:table-cell>
          <table:table-cell office:value-type="float" office:value="0.970297029703">
            <text:p>0.9702970297</text:p>
          </table:table-cell>
          <table:table-cell office:value-type="float" office:value="11.7527889335">
            <text:p>11.7527889335</text:p>
          </table:table-cell>
          <table:table-cell office:value-type="float" office:value="0.0240963855422">
            <text:p>0.0240963855</text:p>
          </table:table-cell>
          <table:table-cell office:value-type="float" office:value="42.7564935065">
            <text:p>42.7564935065</text:p>
          </table:table-cell>
          <table:table-cell office:value-type="float" office:value="12.1653579677">
            <text:p>12.1653579677</text:p>
          </table:table-cell>
          <table:table-cell office:value-type="float" office:value="253.25">
            <text:p>253.25</text:p>
          </table:table-cell>
          <table:table-cell office:value-type="float" office:value="26338">
            <text:p>26338</text:p>
          </table:table-cell>
        </table:table-row>
        <table:table-row table:style-name="ro1">
          <table:table-cell office:value-type="string">
            <text:p>VmL.xml</text:p>
          </table:table-cell>
          <table:table-cell office:value-type="float" office:value="5.39845758355">
            <text:p>5.3984575836</text:p>
          </table:table-cell>
          <table:table-cell office:value-type="float" office:value="4.99339498018">
            <text:p>4.9933949802</text:p>
          </table:table-cell>
          <table:table-cell office:value-type="float" office:value="0.267371202114">
            <text:p>0.267371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table:number-columns-repeated="2" office:value-type="float" office:value="123.529411765">
            <text:p>123.529411765</text:p>
          </table:table-cell>
          <table:table-cell office:value-type="float" office:value="52.6462395543">
            <text:p>52.6462395543</text:p>
          </table:table-cell>
          <table:table-cell office:value-type="float" office:value="18900">
            <text:p>18900</text:p>
          </table:table-cell>
        </table:table-row>
        <table:table-row table:style-name="ro1">
          <table:table-cell office:value-type="string">
            <text:p>Bo6.xml</text:p>
          </table:table-cell>
          <table:table-cell table:number-columns-repeated="2" office:value-type="float" office:value="29.6428571429">
            <text:p>29.6428571429</text:p>
          </table:table-cell>
          <table:table-cell office:value-type="float" office:value="0">
            <text:p>0</text:p>
          </table:table-cell>
          <table:table-cell office:value-type="float" office:value="16.9387755102">
            <text:p>16.9387755102</text:p>
          </table:table-cell>
          <table:table-cell office:value-type="float" office:value="0.102040816327">
            <text:p>0.1020408163</text:p>
          </table:table-cell>
          <table:table-cell office:value-type="float" office:value="166">
            <text:p>166</text:p>
          </table:table-cell>
          <table:table-cell office:value-type="float" office:value="31.9230769231">
            <text:p>31.9230769231</text:p>
          </table:table-cell>
          <table:table-cell office:value-type="float" office:value="415">
            <text:p>415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Hogstrom-Lm.xml</text:p>
          </table:table-cell>
          <table:table-cell office:value-type="float" office:value="25.970845481">
            <text:p>25.970845481</text:p>
          </table:table-cell>
          <table:table-cell office:value-type="float" office:value="25.0929577465">
            <text:p>25.0929577465</text:p>
          </table:table-cell>
          <table:table-cell office:value-type="float" office:value="0.711267605634">
            <text:p>0.7112676056</text:p>
          </table:table-cell>
          <table:table-cell office:value-type="float" office:value="9.6459122902">
            <text:p>9.6459122902</text:p>
          </table:table-cell>
          <table:table-cell office:value-type="float" office:value="0.0238224147266">
            <text:p>0.0238224147</text:p>
          </table:table-cell>
          <table:table-cell office:value-type="float" office:value="214.65060241">
            <text:p>214.65060241</text:p>
          </table:table-cell>
          <table:table-cell office:value-type="float" office:value="207.162790698">
            <text:p>207.162790698</text:p>
          </table:table-cell>
          <table:table-cell office:value-type="float" office:value="144.845528455">
            <text:p>144.845528455</text:p>
          </table:table-cell>
          <table:table-cell office:value-type="float" office:value="17816">
            <text:p>17816</text:p>
          </table:table-cell>
        </table:table-row>
        <table:table-row table:style-name="ro1">
          <table:table-cell office:value-type="string">
            <text:p>Laek10.xml</text:p>
          </table:table-cell>
          <table:table-cell office:value-type="float" office:value="236.8">
            <text:p>236.8</text:p>
          </table:table-cell>
          <table:table-cell office:value-type="float" office:value="197.333333333">
            <text:p>197.333333333</text:p>
          </table:table-cell>
          <table:table-cell office:value-type="float" office:value="0.416666666667">
            <text:p>0.4166666667</text:p>
          </table:table-cell>
          <table:table-cell office:value-type="float" office:value="10.0338983051">
            <text:p>10.0338983051</text:p>
          </table:table-cell>
          <table:table-cell office:value-type="float" office:value="0.182203389831">
            <text:p>0.1822033898</text:p>
          </table:table-cell>
          <table:table-cell office:value-type="float" office:value="43.0545454545">
            <text:p>43.0545454545</text:p>
          </table:table-cell>
          <table:table-cell office:value-type="float" office:value="12.5957446809">
            <text:p>12.5957446809</text:p>
          </table:table-cell>
          <table:table-cell office:value-type="float" office:value="27.8588235294">
            <text:p>27.8588235294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string">
            <text:p>PauloJoh.xml</text:p>
          </table:table-cell>
          <table:table-cell table:number-columns-repeated="2"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982.5">
            <text:p>982.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31.1904761905">
            <text:p>31.1904761905</text:p>
          </table:table-cell>
          <table:table-cell office:value-type="float" office:value="196.5">
            <text:p>196.5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Birg-8.xml</text:p>
          </table:table-cell>
          <table:table-cell office:value-type="float" office:value="9.00204394481">
            <text:p>9.0020439448</text:p>
          </table:table-cell>
          <table:table-cell office:value-type="float" office:value="8.99285349668">
            <text:p>8.9928534967</text:p>
          </table:table-cell>
          <table:table-cell office:value-type="float" office:value="0.269525267994">
            <text:p>0.269525268</text:p>
          </table:table-cell>
          <table:table-cell office:value-type="float" office:value="463.605263158">
            <text:p>463.605263158</text:p>
          </table:table-cell>
          <table:table-cell office:value-type="float" office:value="0.184210526316">
            <text:p>0.1842105263</text:p>
          </table:table-cell>
          <table:table-cell office:value-type="float" office:value="33.4605887939">
            <text:p>33.4605887939</text:p>
          </table:table-cell>
          <table:table-cell office:value-type="float" office:value="26.5716440422">
            <text:p>26.5716440422</text:p>
          </table:table-cell>
          <table:table-cell office:value-type="float" office:value="3914.88888889">
            <text:p>3914.88888889</text:p>
          </table:table-cell>
          <table:table-cell office:value-type="float" office:value="35234">
            <text:p>35234</text:p>
          </table:table-cell>
        </table:table-row>
        <table:table-row table:style-name="ro1">
          <table:table-cell office:value-type="string">
            <text:p>Barbara.xml</text:p>
          </table:table-cell>
          <table:table-cell office:value-type="float" office:value="6.58185404339">
            <text:p>6.5818540434</text:p>
          </table:table-cell>
          <table:table-cell office:value-type="float" office:value="6.5688976378">
            <text:p>6.5688976378</text:p>
          </table:table-cell>
          <table:table-cell office:value-type="float" office:value="0.442913385827">
            <text:p>0.4429133858</text:p>
          </table:table-cell>
          <table:table-cell office:value-type="float" office:value="104.28125">
            <text:p>104.28125</text:p>
          </table:table-cell>
          <table:table-cell office:value-type="float" office:value="0.0625">
            <text:p>0.0625</text:p>
          </table:table-cell>
          <table:table-cell office:value-type="float" office:value="14.8311111111">
            <text:p>14.8311111111</text:p>
          </table:table-cell>
          <table:table-cell office:value-type="float" office:value="13.9041666667">
            <text:p>13.9041666667</text:p>
          </table:table-cell>
          <table:table-cell office:value-type="float" office:value="1668.5">
            <text:p>1668.5</text:p>
          </table:table-cell>
          <table:table-cell office:value-type="float" office:value="3337">
            <text:p>3337</text:p>
          </table:table-cell>
        </table:table-row>
        <table:table-row table:style-name="ro1">
          <table:table-cell office:value-type="string">
            <text:p>EmAnna.xml</text:p>
          </table:table-cell>
          <table:table-cell table:number-columns-repeated="2" office:value-type="float" office:value="17614.5">
            <text:p>17614.5</text:p>
          </table:table-cell>
          <table:table-cell office:value-type="float" office:value="0">
            <text:p>0</text:p>
          </table:table-cell>
          <table:table-cell office:value-type="float" office:value="9.36692369051">
            <text:p>9.3669236905</text:p>
          </table:table-cell>
          <table:table-cell office:value-type="float" office:value="0.140388194629">
            <text:p>0.1403881946</text:p>
          </table:table-cell>
          <table:table-cell office:value-type="float" office:value="66.3446327684">
            <text:p>66.3446327684</text:p>
          </table:table-cell>
          <table:table-cell office:value-type="float" office:value="43.332103321">
            <text:p>43.332103321</text:p>
          </table:table-cell>
          <table:table-cell office:value-type="float" office:value="800.659090909">
            <text:p>800.659090909</text:p>
          </table:table-cell>
          <table:table-cell office:value-type="float" office:value="35229">
            <text:p>35229</text:p>
          </table:table-cell>
        </table:table-row>
        <table:table-row table:style-name="ro1">
          <table:table-cell office:value-type="string">
            <text:p>HML.xml</text:p>
          </table:table-cell>
          <table:table-cell office:value-type="float" office:value="13.4363718412">
            <text:p>13.4363718412</text:p>
          </table:table-cell>
          <table:table-cell office:value-type="float" office:value="13.4121621622">
            <text:p>13.4121621622</text:p>
          </table:table-cell>
          <table:table-cell office:value-type="float" office:value="0.317567567568">
            <text:p>0.3175675676</text:p>
          </table:table-cell>
          <table:table-cell office:value-type="float" office:value="607.653061224">
            <text:p>607.653061224</text:p>
          </table:table-cell>
          <table:table-cell office:value-type="float" office:value="0.734693877551">
            <text:p>0.7346938776</text:p>
          </table:table-cell>
          <table:table-cell office:value-type="float" office:value="37.1722846442">
            <text:p>37.1722846442</text:p>
          </table:table-cell>
          <table:table-cell office:value-type="float" office:value="11.996373892">
            <text:p>11.996373892</text:p>
          </table:table-cell>
          <table:table-cell office:value-type="float" office:value="109.870848708">
            <text:p>109.870848708</text:p>
          </table:table-cell>
          <table:table-cell office:value-type="float" office:value="29775">
            <text:p>29775</text:p>
          </table:table-cell>
        </table:table-row>
        <table:table-row table:style-name="ro1">
          <table:table-cell office:value-type="string">
            <text:p>Proskron.xml</text:p>
          </table:table-cell>
          <table:table-cell office:value-type="float" office:value="27.432748538">
            <text:p>27.432748538</text:p>
          </table:table-cell>
          <table:table-cell office:value-type="float" office:value="26.0611111111">
            <text:p>26.0611111111</text:p>
          </table:table-cell>
          <table:table-cell office:value-type="float" office:value="0.266666666667">
            <text:p>0.2666666667</text:p>
          </table:table-cell>
          <table:table-cell office:value-type="float" office:value="938.2">
            <text:p>938.2</text:p>
          </table:table-cell>
          <table:table-cell office:value-type="float" office:value="0">
            <text:p>0</text:p>
          </table:table-cell>
          <table:table-cell office:value-type="float" office:value="95.7346938776">
            <text:p>95.7346938776</text:p>
          </table:table-cell>
          <table:table-cell office:value-type="float" office:value="25.0855614973">
            <text:p>25.0855614973</text:p>
          </table:table-cell>
          <table:table-cell office:value-type="float" office:value="61.7236842105">
            <text:p>61.7236842105</text:p>
          </table:table-cell>
          <table:table-cell office:value-type="float" office:value="4691">
            <text:p>4691</text:p>
          </table:table-cell>
        </table:table-row>
        <table:table-row table:style-name="ro1">
          <table:table-cell office:value-type="string">
            <text:p>MB-1734.xml</text:p>
          </table:table-cell>
          <table:table-cell office:value-type="float" office:value="14.6160714286">
            <text:p>14.6160714286</text:p>
          </table:table-cell>
          <table:table-cell office:value-type="float" office:value="11.1455319149">
            <text:p>11.1455319149</text:p>
          </table:table-cell>
          <table:table-cell office:value-type="float" office:value="0.543829787234">
            <text:p>0.5438297872</text:p>
          </table:table-cell>
          <table:table-cell office:value-type="float" office:value="7.50487106017">
            <text:p>7.5048710602</text:p>
          </table:table-cell>
          <table:table-cell office:value-type="float" office:value="0.00916905444126">
            <text:p>0.0091690544</text:p>
          </table:table-cell>
          <table:table-cell office:value-type="float" office:value="23.5963963964">
            <text:p>23.5963963964</text:p>
          </table:table-cell>
          <table:table-cell office:value-type="float" office:value="14.9668571429">
            <text:p>14.9668571429</text:p>
          </table:table-cell>
          <table:table-cell table:number-columns-repeated="2" office:value-type="float" office:value="13096">
            <text:p>13096</text:p>
          </table:table-cell>
        </table:table-row>
        <table:table-row table:style-name="ro1">
          <table:table-cell office:value-type="string">
            <text:p>Magnus.xml</text:p>
          </table:table-cell>
          <table:table-cell table:number-columns-repeated="2" office:value-type="float" office:value="653.5">
            <text:p>653.5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52.28">
            <text:p>52.28</text:p>
          </table:table-cell>
          <table:table-cell office:value-type="float" office:value="28.4130434783">
            <text:p>28.4130434783</text:p>
          </table:table-cell>
          <table:table-cell office:value-type="float" office:value="326.75">
            <text:p>326.75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string">
            <text:p>MP5.xml</text:p>
          </table:table-cell>
          <table:table-cell table:number-columns-repeated="2" office:value-type="float" office:value="2623.60869565">
            <text:p>2623.60869565</text:p>
          </table:table-cell>
          <table:table-cell office:value-type="float" office:value="0.130434782609">
            <text:p>0.1304347826</text:p>
          </table:table-cell>
          <table:table-cell office:value-type="float" office:value="8.86745040411">
            <text:p>8.8674504041</text:p>
          </table:table-cell>
          <table:table-cell office:value-type="float" office:value="0.232329169728">
            <text:p>0.2323291697</text:p>
          </table:table-cell>
          <table:table-cell office:value-type="float" office:value="39.439869281">
            <text:p>39.439869281</text:p>
          </table:table-cell>
          <table:table-cell office:value-type="float" office:value="27.6043000915">
            <text:p>27.6043000915</text:p>
          </table:table-cell>
          <table:table-cell office:value-type="float" office:value="260.099137931">
            <text:p>260.099137931</text:p>
          </table:table-cell>
          <table:table-cell office:value-type="float" office:value="60343">
            <text:p>60343</text:p>
          </table:table-cell>
        </table:table-row>
        <table:table-row table:style-name="ro1">
          <table:table-cell office:value-type="string">
            <text:p>Ansgar.xml</text:p>
          </table:table-cell>
          <table:table-cell table:number-columns-repeated="2" office:value-type="float" office:value="614.864864865">
            <text:p>614.864864865</text:p>
          </table:table-cell>
          <table:table-cell office:value-type="float" office:value="0.108108108108">
            <text:p>0.1081081081</text:p>
          </table:table-cell>
          <table:table-cell office:value-type="float" office:value="23.3333333333">
            <text:p>23.3333333333</text:p>
          </table:table-cell>
          <table:table-cell office:value-type="float" office:value="0.396923076923">
            <text:p>0.3969230769</text:p>
          </table:table-cell>
          <table:table-cell office:value-type="float" office:value="56.592039801">
            <text:p>56.592039801</text:p>
          </table:table-cell>
          <table:table-cell office:value-type="float" office:value="15.8205841446">
            <text:p>15.8205841446</text:p>
          </table:table-cell>
          <table:table-cell office:value-type="float" office:value="372.950819672">
            <text:p>372.950819672</text:p>
          </table:table-cell>
          <table:table-cell office:value-type="float" office:value="22750">
            <text:p>22750</text:p>
          </table:table-cell>
        </table:table-row>
        <table:table-row table:style-name="ro1">
          <table:table-cell office:value-type="string">
            <text:p>KrL.xml</text:p>
          </table:table-cell>
          <table:table-cell office:value-type="float" office:value="68.6097560976">
            <text:p>68.6097560976</text:p>
          </table:table-cell>
          <table:table-cell office:value-type="float" office:value="66.9761904762">
            <text:p>66.9761904762</text:p>
          </table:table-cell>
          <table:table-cell office:value-type="float" office:value="0.166666666667">
            <text:p>0.1666666667</text:p>
          </table:table-cell>
          <table:table-cell office:value-type="float" office:value="23.1205479452">
            <text:p>23.1205479452</text:p>
          </table:table-cell>
          <table:table-cell office:value-type="float" office:value="0.139726027397">
            <text:p>0.1397260274</text:p>
          </table:table-cell>
          <table:table-cell office:value-type="float" office:value="84.39">
            <text:p>84.39</text:p>
          </table:table-cell>
          <table:table-cell office:value-type="float" office:value="17.58125">
            <text:p>17.58125</text:p>
          </table:table-cell>
          <table:table-cell office:value-type="float" office:value="527.4375">
            <text:p>527.4375</text:p>
          </table:table-cell>
          <table:table-cell office:value-type="float" office:value="8439">
            <text:p>8439</text:p>
          </table:table-cell>
        </table:table-row>
        <table:table-row table:style-name="ro1">
          <table:table-cell office:value-type="string">
            <text:p>AngDikt.xml</text:p>
          </table:table-cell>
          <table:table-cell office:value-type="float" office:value="21.6682098765">
            <text:p>21.6682098765</text:p>
          </table:table-cell>
          <table:table-cell office:value-type="float" office:value="21.5352760736">
            <text:p>21.5352760736</text:p>
          </table:table-cell>
          <table:table-cell office:value-type="float" office:value="0.460122699387">
            <text:p>0.4601226994</text:p>
          </table:table-cell>
          <table:table-cell office:value-type="float" office:value="275.31372549">
            <text:p>275.31372549</text:p>
          </table:table-cell>
          <table:table-cell office:value-type="float" office:value="0.117647058824">
            <text:p>0.1176470588</text:p>
          </table:table-cell>
          <table:table-cell office:value-type="float" office:value="45.7361563518">
            <text:p>45.7361563518</text:p>
          </table:table-cell>
          <table:table-cell office:value-type="float" office:value="19.0774456522">
            <text:p>19.0774456522</text:p>
          </table:table-cell>
          <table:table-cell office:value-type="float" office:value="401.171428571">
            <text:p>401.171428571</text:p>
          </table:table-cell>
          <table:table-cell office:value-type="float" office:value="14041">
            <text:p>14041</text:p>
          </table:table-cell>
        </table:table-row>
        <table:table-row table:style-name="ro1">
          <table:table-cell office:value-type="string">
            <text:p>VHF.xml</text:p>
          </table:table-cell>
          <table:table-cell table:number-columns-repeated="2" office:value-type="float" office:value="83.6923076923">
            <text:p>83.6923076923</text:p>
          </table:table-cell>
          <table:table-cell office:value-type="float" office:value="0">
            <text:p>0</text:p>
          </table:table-cell>
          <table:table-cell office:value-type="float" office:value="24.1777777778">
            <text:p>24.1777777778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6.2388059701">
            <text:p>16.2388059701</text:p>
          </table:table-cell>
          <table:table-cell table:number-columns-repeated="2" office:value-type="float" office:value="1088">
            <text:p>1088</text:p>
          </table:table-cell>
        </table:table-row>
        <table:table-row table:style-name="ro1">
          <table:table-cell office:value-type="string">
            <text:p>SdmL-conf.xml</text:p>
          </table:table-cell>
          <table:table-cell table:number-columns-repeated="2" office:value-type="float" office:value="7.84782608696">
            <text:p>7.847826087</text:p>
          </table:table-cell>
          <table:table-cell office:value-type="float" office:value="0.119565217391">
            <text:p>0.1195652174</text:p>
          </table:table-cell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office:value-type="float" office:value="60.1666666667">
            <text:p>60.1666666667</text:p>
          </table:table-cell>
          <table:table-cell office:value-type="float" office:value="51.5714285714">
            <text:p>51.5714285714</text:p>
          </table:table-cell>
          <table:table-cell table:number-columns-repeated="2" office:value-type="float" office:value="722">
            <text:p>722</text:p>
          </table:table-cell>
        </table:table-row>
        <table:table-row table:style-name="ro1">
          <table:table-cell office:value-type="string">
            <text:p>Ronigk.xml</text:p>
          </table:table-cell>
          <table:table-cell office:value-type="float" office:value="15.1091314031">
            <text:p>15.1091314031</text:p>
          </table:table-cell>
          <table:table-cell office:value-type="float" office:value="20.6829268293">
            <text:p>20.6829268293</text:p>
          </table:table-cell>
          <table:table-cell office:value-type="float" office:value="0.975609756098">
            <text:p>0.9756097561</text:p>
          </table:table-cell>
          <table:table-cell office:value-type="float" office:value="10.6834645669">
            <text:p>10.6834645669</text:p>
          </table:table-cell>
          <table:table-cell office:value-type="float" office:value="0.0409448818898">
            <text:p>0.0409448819</text:p>
          </table:table-cell>
          <table:table-cell office:value-type="float" office:value="20.3723723724">
            <text:p>20.3723723724</text:p>
          </table:table-cell>
          <table:table-cell office:value-type="float" office:value="8.10513739546">
            <text:p>8.1051373955</text:p>
          </table:table-cell>
          <table:table-cell table:number-columns-repeated="2" office:value-type="float" office:value="6784">
            <text:p>6784</text:p>
          </table:table-cell>
        </table:table-row>
        <table:table-row table:style-name="ro1">
          <table:table-cell office:value-type="string">
            <text:p>Laek5-6.xml</text:p>
          </table:table-cell>
          <table:table-cell office:value-type="float" office:value="252.882352941">
            <text:p>252.882352941</text:p>
          </table:table-cell>
          <table:table-cell office:value-type="float" office:value="307.071428571">
            <text:p>307.071428571</text:p>
          </table:table-cell>
          <table:table-cell office:value-type="float" office:value="0">
            <text:p>0</text:p>
          </table:table-cell>
          <table:table-cell office:value-type="float" office:value="65.1363636364">
            <text:p>65.1363636364</text:p>
          </table:table-cell>
          <table:table-cell office:value-type="float" office:value="0.0606060606061">
            <text:p>0.0606060606</text:p>
          </table:table-cell>
          <table:table-cell office:value-type="float" office:value="307.071428571">
            <text:p>307.071428571</text:p>
          </table:table-cell>
          <table:table-cell office:value-type="float" office:value="21.1773399015">
            <text:p>21.1773399015</text:p>
          </table:table-cell>
          <table:table-cell office:value-type="float" office:value="34.9512195122">
            <text:p>34.9512195122</text:p>
          </table:table-cell>
          <table:table-cell office:value-type="float" office:value="4299">
            <text:p>4299</text:p>
          </table:table-cell>
        </table:table-row>
        <table:table-row table:style-name="ro1">
          <table:table-cell office:value-type="string">
            <text:p>Nic-A.xml</text:p>
          </table:table-cell>
          <table:table-cell office:value-type="float" office:value="9.30476190476">
            <text:p>9.3047619048</text:p>
          </table:table-cell>
          <table:table-cell office:value-type="float" office:value="9.2487091222">
            <text:p>9.2487091222</text:p>
          </table:table-cell>
          <table:table-cell office:value-type="float" office:value="0.437177280551">
            <text:p>0.4371772806</text:p>
          </table:table-cell>
          <table:table-cell office:value-type="float" office:value="210.725490196">
            <text:p>210.725490196</text:p>
          </table:table-cell>
          <table:table-cell office:value-type="float" office:value="0.274509803922">
            <text:p>0.2745098039</text:p>
          </table:table-cell>
          <table:table-cell office:value-type="float" office:value="21.7111111111">
            <text:p>21.7111111111</text:p>
          </table:table-cell>
          <table:table-cell office:value-type="float" office:value="17.9715719064">
            <text:p>17.9715719064</text:p>
          </table:table-cell>
          <table:table-cell office:value-type="float" office:value="447.791666667">
            <text:p>447.791666667</text:p>
          </table:table-cell>
          <table:table-cell office:value-type="float" office:value="10747">
            <text:p>10747</text:p>
          </table:table-cell>
        </table:table-row>
        <table:table-row table:style-name="ro1">
          <table:table-cell office:value-type="string">
            <text:p>KrL-Andr.xml</text:p>
          </table:table-cell>
          <table:table-cell office:value-type="float" office:value="29.5990338164">
            <text:p>29.5990338164</text:p>
          </table:table-cell>
          <table:table-cell office:value-type="float" office:value="24.3134920635">
            <text:p>24.3134920635</text:p>
          </table:table-cell>
          <table:table-cell office:value-type="float" office:value="0.448412698413">
            <text:p>0.4484126984</text:p>
          </table:table-cell>
          <table:table-cell office:value-type="float" office:value="10.5094339623">
            <text:p>10.5094339623</text:p>
          </table:table-cell>
          <table:table-cell office:value-type="float" office:value="0">
            <text:p>0</text:p>
          </table:table-cell>
          <table:table-cell office:value-type="float" office:value="117.826923077">
            <text:p>117.826923077</text:p>
          </table:table-cell>
          <table:table-cell office:value-type="float" office:value="107.49122807">
            <text:p>107.49122807</text:p>
          </table:table-cell>
          <table:table-cell table:number-columns-repeated="2" office:value-type="float" office:value="6127">
            <text:p>6127</text:p>
          </table:table-cell>
        </table:table-row>
        <table:table-row table:style-name="ro1">
          <table:table-cell office:value-type="string">
            <text:p>JohDop.xml</text:p>
          </table:table-cell>
          <table:table-cell table:number-columns-repeated="2"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58.0303030303">
            <text:p>58.0303030303</text:p>
          </table:table-cell>
          <table:table-cell office:value-type="float" office:value="0.030303030303">
            <text:p>0.0303030303</text:p>
          </table:table-cell>
          <table:table-cell office:value-type="float" office:value="100.789473684">
            <text:p>100.789473684</text:p>
          </table:table-cell>
          <table:table-cell office:value-type="float" office:value="45.5952380952">
            <text:p>45.5952380952</text:p>
          </table:table-cell>
          <table:table-cell table:number-columns-repeated="2" office:value-type="float" office:value="1915">
            <text:p>1915</text:p>
          </table:table-cell>
        </table:table-row>
        <table:table-row table:style-name="ro1">
          <table:table-cell office:value-type="string">
            <text:p>Bond.xml</text:p>
          </table:table-cell>
          <table:table-cell office:value-type="float" office:value="94.9953810624">
            <text:p>94.9953810624</text:p>
          </table:table-cell>
          <table:table-cell office:value-type="float" office:value="94.5586206897">
            <text:p>94.5586206897</text:p>
          </table:table-cell>
          <table:table-cell office:value-type="float" office:value="0.0896551724138">
            <text:p>0.0896551724</text:p>
          </table:table-cell>
          <table:table-cell office:value-type="float" office:value="15.8630929425">
            <text:p>15.8630929425</text:p>
          </table:table-cell>
          <table:table-cell office:value-type="float" office:value="0.365599691477">
            <text:p>0.3655996915</text:p>
          </table:table-cell>
          <table:table-cell office:value-type="float" office:value="42.492768595">
            <text:p>42.492768595</text:p>
          </table:table-cell>
          <table:table-cell office:value-type="float" office:value="24.5277280859">
            <text:p>24.5277280859</text:p>
          </table:table-cell>
          <table:table-cell office:value-type="float" office:value="131.415335463">
            <text:p>131.415335463</text:p>
          </table:table-cell>
          <table:table-cell office:value-type="float" office:value="41133">
            <text:p>41133</text:p>
          </table:table-cell>
        </table:table-row>
        <table:table-row table:style-name="ro1">
          <table:table-cell office:value-type="string">
            <text:p>StimAm.xml</text:p>
          </table:table-cell>
          <table:table-cell office:value-type="float" office:value="55.2552301255">
            <text:p>55.2552301255</text:p>
          </table:table-cell>
          <table:table-cell office:value-type="float" office:value="53.7922606925">
            <text:p>53.7922606925</text:p>
          </table:table-cell>
          <table:table-cell office:value-type="float" office:value="0.0977596741344">
            <text:p>0.0977596741</text:p>
          </table:table-cell>
          <table:table-cell office:value-type="float" office:value="72.1639344262">
            <text:p>72.1639344262</text:p>
          </table:table-cell>
          <table:table-cell office:value-type="float" office:value="0.0382513661202">
            <text:p>0.0382513661</text:p>
          </table:table-cell>
          <table:table-cell office:value-type="float" office:value="307.11627907">
            <text:p>307.11627907</text:p>
          </table:table-cell>
          <table:table-cell office:value-type="float" office:value="12.9661266568">
            <text:p>12.9661266568</text:p>
          </table:table-cell>
          <table:table-cell office:value-type="float" office:value="628.857142857">
            <text:p>628.857142857</text:p>
          </table:table-cell>
          <table:table-cell office:value-type="float" office:value="26412">
            <text:p>26412</text:p>
          </table:table-cell>
        </table:table-row>
        <table:table-row table:style-name="ro1">
          <table:table-cell office:value-type="string">
            <text:p>Greg-B.xml</text:p>
          </table:table-cell>
          <table:table-cell office:value-type="float" office:value="26.2547945205">
            <text:p>26.2547945205</text:p>
          </table:table-cell>
          <table:table-cell office:value-type="float" office:value="26.2908093278">
            <text:p>26.2908093278</text:p>
          </table:table-cell>
          <table:table-cell office:value-type="float" office:value="0.371742112483">
            <text:p>0.3717421125</text:p>
          </table:table-cell>
          <table:table-cell office:value-type="float" office:value="336.245614035">
            <text:p>336.245614035</text:p>
          </table:table-cell>
          <table:table-cell office:value-type="float" office:value="0.0526315789474">
            <text:p>0.0526315789</text:p>
          </table:table-cell>
          <table:table-cell office:value-type="float" office:value="57.2119402985">
            <text:p>57.2119402985</text:p>
          </table:table-cell>
          <table:table-cell office:value-type="float" office:value="29.531587057">
            <text:p>29.531587057</text:p>
          </table:table-cell>
          <table:table-cell office:value-type="float" office:value="3833.2">
            <text:p>3833.2</text:p>
          </table:table-cell>
          <table:table-cell office:value-type="float" office:value="19166">
            <text:p>19166</text:p>
          </table:table-cell>
        </table:table-row>
        <table:table-row table:style-name="ro1">
          <table:table-cell office:value-type="string">
            <text:p>OgL-M.xml</text:p>
          </table:table-cell>
          <table:table-cell office:value-type="float" office:value="6.54290171607">
            <text:p>6.5429017161</text:p>
          </table:table-cell>
          <table:table-cell office:value-type="float" office:value="6.47222222222">
            <text:p>6.4722222222</text:p>
          </table:table-cell>
          <table:table-cell office:value-type="float" office:value="0.16975308642">
            <text:p>0.1697530864</text:p>
          </table:table-cell>
          <table:table-cell office:value-type="float" office:value="4194">
            <text:p>4194</text:p>
          </table:table-cell>
          <table:table-cell office:value-type="float" office:value="0">
            <text:p>0</text:p>
          </table:table-cell>
          <table:table-cell office:value-type="float" office:value="38.4770642202">
            <text:p>38.4770642202</text:p>
          </table:table-cell>
          <table:table-cell office:value-type="float" office:value="33.552">
            <text:p>33.552</text:p>
          </table:table-cell>
          <table:table-cell office:value-type="float" office:value="1398">
            <text:p>1398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office:value-type="string">
            <text:p>BlasiusBil.xml</text:p>
          </table:table-cell>
          <table:table-cell table:number-columns-repeated="2" office:value-type="float" office:value="238.75">
            <text:p>238.75</text:p>
          </table:table-cell>
          <table:table-cell office:value-type="float" office:value="0.25">
            <text:p>0.25</text:p>
          </table:table-cell>
          <table:table-cell office:value-type="float" office:value="68.2142857143">
            <text:p>68.2142857143</text:p>
          </table:table-cell>
          <table:table-cell office:value-type="float" office:value="0.214285714286">
            <text:p>0.2142857143</text:p>
          </table:table-cell>
          <table:table-cell office:value-type="float" office:value="119.375">
            <text:p>119.375</text:p>
          </table:table-cell>
          <table:table-cell office:value-type="float" office:value="20.3191489362">
            <text:p>20.3191489362</text:p>
          </table:table-cell>
          <table:table-cell office:value-type="float" office:value="191">
            <text:p>191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HL.xml</text:p>
          </table:table-cell>
          <table:table-cell office:value-type="float" office:value="6.12924016282">
            <text:p>6.1292401628</text:p>
          </table:table-cell>
          <table:table-cell office:value-type="float" office:value="5.32067137809">
            <text:p>5.3206713781</text:p>
          </table:table-cell>
          <table:table-cell office:value-type="float" office:value="0.241460541814">
            <text:p>0.2414605418</text:p>
          </table:table-cell>
          <table:table-cell office:value-type="float" office:value="96.6256684492">
            <text:p>96.6256684492</text:p>
          </table:table-cell>
          <table:table-cell office:value-type="float" office:value="0.144385026738">
            <text:p>0.1443850267</text:p>
          </table:table-cell>
          <table:table-cell office:value-type="float" office:value="116.574193548">
            <text:p>116.574193548</text:p>
          </table:table-cell>
          <table:table-cell office:value-type="float" office:value="115.089171975">
            <text:p>115.089171975</text:p>
          </table:table-cell>
          <table:table-cell office:value-type="float" office:value="57.1803797468">
            <text:p>57.1803797468</text:p>
          </table:table-cell>
          <table:table-cell office:value-type="float" office:value="18069">
            <text:p>18069</text:p>
          </table:table-cell>
        </table:table-row>
        <table:table-row table:style-name="ro1">
          <table:table-cell office:value-type="string">
            <text:p>Did-A.xml</text:p>
          </table:table-cell>
          <table:table-cell office:value-type="float" office:value="10.311009745">
            <text:p>10.311009745</text:p>
          </table:table-cell>
          <table:table-cell office:value-type="float" office:value="10.0974619289">
            <text:p>10.0974619289</text:p>
          </table:table-cell>
          <table:table-cell office:value-type="float" office:value="0.117766497462">
            <text:p>0.1177664975</text:p>
          </table:table-cell>
          <table:table-cell office:value-type="float" office:value="24865">
            <text:p>24865</text:p>
          </table:table-cell>
          <table:table-cell office:value-type="float" office:value="0">
            <text:p>0</text:p>
          </table:table-cell>
          <table:table-cell office:value-type="float" office:value="90.9140767824">
            <text:p>90.9140767824</text:p>
          </table:table-cell>
          <table:table-cell office:value-type="float" office:value="43.318815331">
            <text:p>43.318815331</text:p>
          </table:table-cell>
          <table:table-cell office:value-type="float" office:value="180.18115942">
            <text:p>180.18115942</text:p>
          </table:table-cell>
          <table:table-cell office:value-type="float" office:value="49730">
            <text:p>49730</text:p>
          </table:table-cell>
        </table:table-row>
        <table:table-row table:style-name="ro1">
          <table:table-cell office:value-type="string">
            <text:p>SK.xml</text:p>
          </table:table-cell>
          <table:table-cell table:number-columns-repeated="2" office:value-type="float" office:value="8423">
            <text:p>8423</text:p>
          </table:table-cell>
          <table:table-cell office:value-type="float" office:value="0.333333333333">
            <text:p>0.3333333333</text:p>
          </table:table-cell>
          <table:table-cell office:value-type="float" office:value="6.72942743009">
            <text:p>6.7294274301</text:p>
          </table:table-cell>
          <table:table-cell office:value-type="float" office:value="0.201864181092">
            <text:p>0.2018641811</text:p>
          </table:table-cell>
          <table:table-cell office:value-type="float" office:value="32.0266159696">
            <text:p>32.0266159696</text:p>
          </table:table-cell>
          <table:table-cell office:value-type="float" office:value="25.269">
            <text:p>25.269</text:p>
          </table:table-cell>
          <table:table-cell office:value-type="float" office:value="12634.5">
            <text:p>12634.5</text:p>
          </table:table-cell>
          <table:table-cell office:value-type="float" office:value="25269">
            <text:p>25269</text:p>
          </table:table-cell>
        </table:table-row>
        <table:table-row table:style-name="ro1">
          <table:table-cell office:value-type="string">
            <text:p>Macarius.xml</text:p>
          </table:table-cell>
          <table:table-cell table:number-columns-repeated="2" office:value-type="float" office:value="6239">
            <text:p>6239</text:p>
          </table:table-cell>
          <table:table-cell office:value-type="float" office:value="0">
            <text:p>0</text:p>
          </table:table-cell>
          <table:table-cell office:value-type="float" office:value="7.39218009479">
            <text:p>7.3921800948</text:p>
          </table:table-cell>
          <table:table-cell office:value-type="float" office:value="0.138625592417">
            <text:p>0.1386255924</text:p>
          </table:table-cell>
          <table:table-cell office:value-type="float" office:value="44.2482269504">
            <text:p>44.2482269504</text:p>
          </table:table-cell>
          <table:table-cell office:value-type="float" office:value="38.512345679">
            <text:p>38.512345679</text:p>
          </table:table-cell>
          <table:table-cell office:value-type="float" office:value="1559.75">
            <text:p>1559.75</text:p>
          </table:table-cell>
          <table:table-cell office:value-type="float" office:value="6239">
            <text:p>6239</text:p>
          </table:table-cell>
        </table:table-row>
        <table:table-row table:style-name="ro1">
          <table:table-cell office:value-type="string">
            <text:p>SVM-C.xml</text:p>
          </table:table-cell>
          <table:table-cell table:number-columns-repeated="2" office:value-type="float" office:value="6473">
            <text:p>6473</text:p>
          </table:table-cell>
          <table:table-cell office:value-type="float" office:value="0">
            <text:p>0</text:p>
          </table:table-cell>
          <table:table-cell office:value-type="float" office:value="86.3066666667">
            <text:p>86.3066666667</text:p>
          </table:table-cell>
          <table:table-cell office:value-type="float" office:value="0.08">
            <text:p>0.08</text:p>
          </table:table-cell>
          <table:table-cell office:value-type="float" office:value="924.714285714">
            <text:p>924.714285714</text:p>
          </table:table-cell>
          <table:table-cell office:value-type="float" office:value="88.6712328767">
            <text:p>88.6712328767</text:p>
          </table:table-cell>
          <table:table-cell office:value-type="float" office:value="497.923076923">
            <text:p>497.923076923</text:p>
          </table:table-cell>
          <table:table-cell office:value-type="float" office:value="6473">
            <text:p>6473</text:p>
          </table:table-cell>
        </table:table-row>
        <table:table-row table:style-name="ro1">
          <table:table-cell office:value-type="string">
            <text:p>Anna9.xml</text:p>
          </table:table-cell>
          <table:table-cell table:number-columns-repeated="2" office:value-type="float" office:value="6411">
            <text:p>6411</text:p>
          </table:table-cell>
          <table:table-cell office:value-type="float" office:value="0">
            <text:p>0</text:p>
          </table:table-cell>
          <table:table-cell office:value-type="float" office:value="6.47575757576">
            <text:p>6.4757575758</text:p>
          </table:table-cell>
          <table:table-cell office:value-type="float" office:value="0.119191919192">
            <text:p>0.1191919192</text:p>
          </table:table-cell>
          <table:table-cell office:value-type="float" office:value="54.3305084746">
            <text:p>54.3305084746</text:p>
          </table:table-cell>
          <table:table-cell office:value-type="float" office:value="37.4912280702">
            <text:p>37.4912280702</text:p>
          </table:table-cell>
          <table:table-cell office:value-type="float" office:value="400.6875">
            <text:p>400.6875</text:p>
          </table:table-cell>
          <table:table-cell office:value-type="float" office:value="6411">
            <text:p>6411</text:p>
          </table:table-cell>
        </table:table-row>
        <table:table-row table:style-name="ro1">
          <table:table-cell office:value-type="string">
            <text:p>Bo.xml</text:p>
          </table:table-cell>
          <table:table-cell office:value-type="float" office:value="9.19376271186">
            <text:p>9.1937627119</text:p>
          </table:table-cell>
          <table:table-cell office:value-type="float" office:value="9.1751014885">
            <text:p>9.1751014885</text:p>
          </table:table-cell>
          <table:table-cell office:value-type="float" office:value="0.323951285521">
            <text:p>0.3239512855</text:p>
          </table:table-cell>
          <table:table-cell office:value-type="float" office:value="131.14893617">
            <text:p>131.14893617</text:p>
          </table:table-cell>
          <table:table-cell office:value-type="float" office:value="0.353965183752">
            <text:p>0.3539651838</text:p>
          </table:table-cell>
          <table:table-cell office:value-type="float" office:value="26.7788309637">
            <text:p>26.7788309637</text:p>
          </table:table-cell>
          <table:table-cell office:value-type="float" office:value="23.0156143924">
            <text:p>23.0156143924</text:p>
          </table:table-cell>
          <table:table-cell office:value-type="float" office:value="584.517241379">
            <text:p>584.517241379</text:p>
          </table:table-cell>
          <table:table-cell office:value-type="float" office:value="67804">
            <text:p>67804</text:p>
          </table:table-cell>
        </table:table-row>
        <table:table-row table:style-name="ro1">
          <table:table-cell office:value-type="string">
            <text:p>Jart.xml</text:p>
          </table:table-cell>
          <table:table-cell office:value-type="float" office:value="41.6681096681">
            <text:p>41.6681096681</text:p>
          </table:table-cell>
          <table:table-cell office:value-type="float" office:value="40.9008498584">
            <text:p>40.9008498584</text:p>
          </table:table-cell>
          <table:table-cell office:value-type="float" office:value="0.420679886686">
            <text:p>0.4206798867</text:p>
          </table:table-cell>
          <table:table-cell office:value-type="float" office:value="121.327731092">
            <text:p>121.327731092</text:p>
          </table:table-cell>
          <table:table-cell office:value-type="float" office:value="0.294117647059">
            <text:p>0.2941176471</text:p>
          </table:table-cell>
          <table:table-cell office:value-type="float" office:value="79.9889196676">
            <text:p>79.9889196676</text:p>
          </table:table-cell>
          <table:table-cell office:value-type="float" office:value="18.4865556978">
            <text:p>18.4865556978</text:p>
          </table:table-cell>
          <table:table-cell office:value-type="float" office:value="75.0025974026">
            <text:p>75.0025974026</text:p>
          </table:table-cell>
          <table:table-cell office:value-type="float" office:value="28876">
            <text:p>28876</text:p>
          </table:table-cell>
        </table:table-row>
        <table:table-row table:style-name="ro1">
          <table:table-cell office:value-type="string">
            <text:p>KatSv.xml</text:p>
          </table:table-cell>
          <table:table-cell table:number-columns-repeated="2" office:value-type="float" office:value="5141">
            <text:p>5141</text:p>
          </table:table-cell>
          <table:table-cell office:value-type="float" office:value="0">
            <text:p>0</text:p>
          </table:table-cell>
          <table:table-cell office:value-type="float" office:value="46.7363636364">
            <text:p>46.7363636364</text:p>
          </table:table-cell>
          <table:table-cell office:value-type="float" office:value="0.0909090909091">
            <text:p>0.0909090909</text:p>
          </table:table-cell>
          <table:table-cell office:value-type="float" office:value="244.80952381">
            <text:p>244.80952381</text:p>
          </table:table-cell>
          <table:table-cell office:value-type="float" office:value="27.5410714286">
            <text:p>27.5410714286</text:p>
          </table:table-cell>
          <table:table-cell office:value-type="float" office:value="185.819277108">
            <text:p>185.819277108</text:p>
          </table:table-cell>
          <table:table-cell office:value-type="float" office:value="15423">
            <text:p>15423</text:p>
          </table:table-cell>
        </table:table-row>
        <table:table-row table:style-name="ro1">
          <table:table-cell office:value-type="string">
            <text:p>Greg-A.xml</text:p>
          </table:table-cell>
          <table:table-cell office:value-type="float" office:value="10.0064177363">
            <text:p>10.0064177363</text:p>
          </table:table-cell>
          <table:table-cell office:value-type="float" office:value="10.0005830904">
            <text:p>10.0005830904</text:p>
          </table:table-cell>
          <table:table-cell office:value-type="float" office:value="0.337026239067">
            <text:p>0.3370262391</text:p>
          </table:table-cell>
          <table:table-cell office:value-type="float" office:value="125.189781022">
            <text:p>125.189781022</text:p>
          </table:table-cell>
          <table:table-cell office:value-type="float" office:value="0.408759124088">
            <text:p>0.4087591241</text:p>
          </table:table-cell>
          <table:table-cell office:value-type="float" office:value="27.7075928918">
            <text:p>27.7075928918</text:p>
          </table:table-cell>
          <table:table-cell office:value-type="float" office:value="23.9874125874">
            <text:p>23.9874125874</text:p>
          </table:table-cell>
          <table:table-cell office:value-type="float" office:value="5717">
            <text:p>5717</text:p>
          </table:table-cell>
          <table:table-cell office:value-type="float" office:value="17151">
            <text:p>17151</text:p>
          </table:table-cell>
        </table:table-row>
        <table:table-row table:style-name="ro1">
          <table:table-cell office:value-type="string">
            <text:p>KatEgMir.xml</text:p>
          </table:table-cell>
          <table:table-cell table:number-columns-repeated="2" office:value-type="float" office:value="59.1875">
            <text:p>59.1875</text:p>
          </table:table-cell>
          <table:table-cell office:value-type="float" office:value="0.1875">
            <text:p>0.1875</text:p>
          </table:table-cell>
          <table:table-cell office:value-type="float" office:value="12.2987012987">
            <text:p>12.2987012987</text:p>
          </table:table-cell>
          <table:table-cell office:value-type="float" office:value="0.0519480519481">
            <text:p>0.0519480519</text:p>
          </table:table-cell>
          <table:table-cell office:value-type="float" office:value="118.375">
            <text:p>118.375</text:p>
          </table:table-cell>
          <table:table-cell office:value-type="float" office:value="23.675">
            <text:p>23.675</text:p>
          </table:table-cell>
          <table:table-cell table:number-columns-repeated="2" office:value-type="float" office:value="947">
            <text:p>947</text:p>
          </table:table-cell>
        </table:table-row>
        <table:table-row table:style-name="ro1">
          <table:table-cell office:value-type="string">
            <text:p>AVgL.xml</text:p>
          </table:table-cell>
          <table:table-cell office:value-type="float" office:value="5.24491203863">
            <text:p>5.2449120386</text:p>
          </table:table-cell>
          <table:table-cell office:value-type="float" office:value="4.70015455951">
            <text:p>4.7001545595</text:p>
          </table:table-cell>
          <table:table-cell office:value-type="float" office:value="0.216383307573">
            <text:p>0.2163833076</text:p>
          </table:table-cell>
          <table:table-cell office:value-type="float" office:value="5068.33333333">
            <text:p>5068.33333333</text:p>
          </table:table-cell>
          <table:table-cell office:value-type="float" office:value="0.333333333333">
            <text:p>0.3333333333</text:p>
          </table:table-cell>
          <table:table-cell office:value-type="float" office:value="60.82">
            <text:p>60.82</text:p>
          </table:table-cell>
          <table:table-cell office:value-type="float" office:value="60.3373015873">
            <text:p>60.3373015873</text:p>
          </table:table-cell>
          <table:table-cell office:value-type="float" office:value="89.9704142012">
            <text:p>89.9704142012</text:p>
          </table:table-cell>
          <table:table-cell office:value-type="float" office:value="15205">
            <text:p>15205</text:p>
          </table:table-cell>
        </table:table-row>
        <table:table-row table:style-name="ro1">
          <table:table-cell office:value-type="string">
            <text:p>PatrikBil.xml</text:p>
          </table:table-cell>
          <table:table-cell office:value-type="float" office:value="55.765625">
            <text:p>55.765625</text:p>
          </table:table-cell>
          <table:table-cell office:value-type="float" office:value="54.9076923077">
            <text:p>54.9076923077</text:p>
          </table:table-cell>
          <table:table-cell office:value-type="float" office:value="0.0461538461538">
            <text:p>0.0461538462</text:p>
          </table:table-cell>
          <table:table-cell office:value-type="float" office:value="1784.5">
            <text:p>1784.5</text:p>
          </table:table-cell>
          <table:table-cell office:value-type="float" office:value="0">
            <text:p>0</text:p>
          </table:table-cell>
          <table:table-cell office:value-type="float" office:value="892.25">
            <text:p>892.25</text:p>
          </table:table-cell>
          <table:table-cell office:value-type="float" office:value="34.9901960784">
            <text:p>34.9901960784</text:p>
          </table:table-cell>
          <table:table-cell office:value-type="float" office:value="594.833333333">
            <text:p>594.833333333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string">
            <text:p>Genoveva.xml</text:p>
          </table:table-cell>
          <table:table-cell office:value-type="float" office:value="11.654589372">
            <text:p>11.654589372</text:p>
          </table:table-cell>
          <table:table-cell office:value-type="float" office:value="11.5985576923">
            <text:p>11.5985576923</text:p>
          </table:table-cell>
          <table:table-cell office:value-type="float" office:value="0.322115384615">
            <text:p>0.3221153846</text:p>
          </table:table-cell>
          <table:table-cell office:value-type="float" office:value="402.083333333">
            <text:p>402.083333333</text:p>
          </table:table-cell>
          <table:table-cell office:value-type="float" office:value="0.5">
            <text:p>0.5</text:p>
          </table:table-cell>
          <table:table-cell office:value-type="float" office:value="35.4779411765">
            <text:p>35.4779411765</text:p>
          </table:table-cell>
          <table:table-cell office:value-type="float" office:value="23.6519607843">
            <text:p>23.6519607843</text:p>
          </table:table-cell>
          <table:table-cell office:value-type="float" office:value="689.285714286">
            <text:p>689.285714286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string">
            <text:p>SVM-B.xml</text:p>
          </table:table-cell>
          <table:table-cell table:number-columns-repeated="2" office:value-type="float" office:value="3991.66666667">
            <text:p>3991.66666667</text:p>
          </table:table-cell>
          <table:table-cell office:value-type="float" office:value="0.666666666667">
            <text:p>0.6666666667</text:p>
          </table:table-cell>
          <table:table-cell office:value-type="float" office:value="48.4817813765">
            <text:p>48.4817813765</text:p>
          </table:table-cell>
          <table:table-cell office:value-type="float" office:value="0.323886639676">
            <text:p>0.3238866397</text:p>
          </table:table-cell>
          <table:table-cell office:value-type="float" office:value="144.277108434">
            <text:p>144.277108434</text:p>
          </table:table-cell>
          <table:table-cell office:value-type="float" office:value="24.046184739">
            <text:p>24.046184739</text:p>
          </table:table-cell>
          <table:table-cell office:value-type="float" office:value="362.878787879">
            <text:p>362.878787879</text:p>
          </table:table-cell>
          <table:table-cell office:value-type="float" office:value="11975">
            <text:p>11975</text:p>
          </table:table-cell>
        </table:table-row>
        <table:table-row table:style-name="ro1">
          <table:table-cell office:value-type="string">
            <text:p>MariaOe.xml</text:p>
          </table:table-cell>
          <table:table-cell table:number-columns-repeated="2" office:value-type="float" office:value="9742">
            <text:p>9742</text:p>
          </table:table-cell>
          <table:table-cell office:value-type="float" office:value="0">
            <text:p>0</text:p>
          </table:table-cell>
          <table:table-cell office:value-type="float" office:value="8.25593220339">
            <text:p>8.2559322034</text:p>
          </table:table-cell>
          <table:table-cell office:value-type="float" office:value="0.0949152542373">
            <text:p>0.0949152542</text:p>
          </table:table-cell>
          <table:table-cell office:value-type="float" office:value="57.9880952381">
            <text:p>57.9880952381</text:p>
          </table:table-cell>
          <table:table-cell office:value-type="float" office:value="48.4676616915">
            <text:p>48.4676616915</text:p>
          </table:table-cell>
          <table:table-cell office:value-type="float" office:value="1391.71428571">
            <text:p>1391.71428571</text:p>
          </table:table-cell>
          <table:table-cell office:value-type="float" office:value="9742">
            <text:p>9742</text:p>
          </table:table-cell>
        </table:table-row>
        <table:table-row table:style-name="ro1">
          <table:table-cell office:value-type="string">
            <text:p>Laek8.xml</text:p>
          </table:table-cell>
          <table:table-cell office:value-type="float" office:value="1121.5">
            <text:p>1121.5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office:value-type="float" office:value="86.2692307692">
            <text:p>86.2692307692</text:p>
          </table:table-cell>
          <table:table-cell office:value-type="float" office:value="0.192307692308">
            <text:p>0.1923076923</text:p>
          </table:table-cell>
          <table:table-cell office:value-type="float" office:value="373.833333333">
            <text:p>373.833333333</text:p>
          </table:table-cell>
          <table:table-cell office:value-type="float" office:value="14.7565789474">
            <text:p>14.7565789474</text:p>
          </table:table-cell>
          <table:table-cell office:value-type="float" office:value="33.4776119403">
            <text:p>33.4776119403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Yvgl.xml</text:p>
          </table:table-cell>
          <table:table-cell office:value-type="float" office:value="5.67047861076">
            <text:p>5.6704786108</text:p>
          </table:table-cell>
          <table:table-cell office:value-type="float" office:value="5.25638005497">
            <text:p>5.256380055</text:p>
          </table:table-cell>
          <table:table-cell office:value-type="float" office:value="0.275618374558">
            <text:p>0.2756183746</text:p>
          </table:table-cell>
          <table:table-cell office:value-type="float" office:value="6694">
            <text:p>6694</text:p>
          </table:table-cell>
          <table:table-cell office:value-type="float" office:value="0.5">
            <text:p>0.5</text:p>
          </table:table-cell>
          <table:table-cell office:value-type="float" office:value="166.310559006">
            <text:p>166.310559006</text:p>
          </table:table-cell>
          <table:table-cell office:value-type="float" office:value="148.755555556">
            <text:p>148.755555556</text:p>
          </table:table-cell>
          <table:table-cell table:number-columns-repeated="2" office:value-type="float" office:value="26776">
            <text:p>26776</text:p>
          </table:table-cell>
        </table:table-row>
        <table:table-row table:style-name="ro1">
          <table:table-cell office:value-type="string">
            <text:p>KrL-Ny.xml</text:p>
          </table:table-cell>
          <table:table-cell office:value-type="float" office:value="34.180952381">
            <text:p>34.180952381</text:p>
          </table:table-cell>
          <table:table-cell office:value-type="float" office:value="29.1788617886">
            <text:p>29.1788617886</text:p>
          </table:table-cell>
          <table:table-cell office:value-type="float" office:value="0.422764227642">
            <text:p>0.4227642276</text:p>
          </table:table-cell>
          <table:table-cell office:value-type="float" office:value="10.8429003021">
            <text:p>10.8429003021</text:p>
          </table:table-cell>
          <table:table-cell office:value-type="float" office:value="0">
            <text:p>0</text:p>
          </table:table-cell>
          <table:table-cell office:value-type="float" office:value="188.894736842">
            <text:p>188.894736842</text:p>
          </table:table-cell>
          <table:table-cell office:value-type="float" office:value="179.45">
            <text:p>179.45</text:p>
          </table:table-cell>
          <table:table-cell table:number-columns-repeated="2" office:value-type="float" office:value="3589">
            <text:p>3589</text:p>
          </table:table-cell>
        </table:table-row>
        <table:table-row table:style-name="ro1">
          <table:table-cell office:value-type="string">
            <text:p>Luc-JB.xml</text:p>
          </table:table-cell>
          <table:table-cell office:value-type="float" office:value="482.051724138">
            <text:p>482.051724138</text:p>
          </table:table-cell>
          <table:table-cell office:value-type="float" office:value="399.414285714">
            <text:p>399.414285714</text:p>
          </table:table-cell>
          <table:table-cell office:value-type="float" office:value="0.114285714286">
            <text:p>0.1142857143</text:p>
          </table:table-cell>
          <table:table-cell office:value-type="float" office:value="64.8700696056">
            <text:p>64.8700696056</text:p>
          </table:table-cell>
          <table:table-cell office:value-type="float" office:value="0.232018561485">
            <text:p>0.2320185615</text:p>
          </table:table-cell>
          <table:table-cell office:value-type="float" office:value="232.991666667">
            <text:p>232.991666667</text:p>
          </table:table-cell>
          <table:table-cell office:value-type="float" office:value="11.3700691338">
            <text:p>11.3700691338</text:p>
          </table:table-cell>
          <table:table-cell office:value-type="float" office:value="36.6916010499">
            <text:p>36.6916010499</text:p>
          </table:table-cell>
          <table:table-cell office:value-type="float" office:value="27959">
            <text:p>27959</text:p>
          </table:table-cell>
        </table:table-row>
        <table:table-row table:style-name="ro1">
          <table:table-cell office:value-type="string">
            <text:p>Tekla.xml</text:p>
          </table:table-cell>
          <table:table-cell table:number-columns-repeated="2"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8.67415730337">
            <text:p>8.6741573034</text:p>
          </table:table-cell>
          <table:table-cell office:value-type="float" office:value="0.134831460674">
            <text:p>0.1348314607</text:p>
          </table:table-cell>
          <table:table-cell office:value-type="float" office:value="64.3333333333">
            <text:p>64.3333333333</text:p>
          </table:table-cell>
          <table:table-cell office:value-type="float" office:value="40.6315789474">
            <text:p>40.6315789474</text:p>
          </table:table-cell>
          <table:table-cell table:number-columns-repeated="2" office:value-type="float" office:value="772">
            <text:p>772</text:p>
          </table:table-cell>
        </table:table-row>
        <table:table-row table:style-name="ro1">
          <table:table-cell office:value-type="string">
            <text:p>LegBu.xml</text:p>
          </table:table-cell>
          <table:table-cell office:value-type="float" office:value="11.2744186047">
            <text:p>11.2744186047</text:p>
          </table:table-cell>
          <table:table-cell office:value-type="float" office:value="11.215299198">
            <text:p>11.215299198</text:p>
          </table:table-cell>
          <table:table-cell office:value-type="float" office:value="0.0231338679827">
            <text:p>0.023133868</text:p>
          </table:table-cell>
          <table:table-cell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05.697674419">
            <text:p>105.697674419</text:p>
          </table:table-cell>
          <table:table-cell office:value-type="float" office:value="67.9626168224">
            <text:p>67.9626168224</text:p>
          </table:table-cell>
          <table:table-cell office:value-type="float" office:value="172.322274882">
            <text:p>172.322274882</text:p>
          </table:table-cell>
          <table:table-cell office:value-type="float" office:value="36360">
            <text:p>36360</text:p>
          </table:table-cell>
        </table:table-row>
        <table:table-row table:style-name="ro1">
          <table:table-cell office:value-type="string">
            <text:p>GL-Add.xml</text:p>
          </table:table-cell>
          <table:table-cell office:value-type="float" office:value="28.0392156863">
            <text:p>28.0392156863</text:p>
          </table:table-cell>
          <table:table-cell office:value-type="float" office:value="25.0877192982">
            <text:p>25.0877192982</text:p>
          </table:table-cell>
          <table:table-cell office:value-type="float" office:value="0.157894736842">
            <text:p>0.1578947368</text:p>
          </table:table-cell>
          <table:table-cell office:value-type="float" office:value="12.0168067227">
            <text:p>12.0168067227</text:p>
          </table:table-cell>
          <table:table-cell office:value-type="float" office:value="0.0420168067227">
            <text:p>0.0420168067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89.375">
            <text:p>89.37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ElisUngUppB.xml</text:p>
          </table:table-cell>
          <table:table-cell table:number-columns-repeated="2" office:value-type="float" office:value="16.2878787879">
            <text:p>16.2878787879</text:p>
          </table:table-cell>
          <table:table-cell office:value-type="float" office:value="0.106060606061">
            <text:p>0.1060606061</text:p>
          </table:table-cell>
          <table:table-cell office:value-type="float" office:value="18.2203389831">
            <text:p>18.2203389831</text:p>
          </table:table-cell>
          <table:table-cell office:value-type="float" office:value="0.169491525424">
            <text:p>0.1694915254</text:p>
          </table:table-cell>
          <table:table-cell office:value-type="float" office:value="53.75">
            <text:p>53.75</text:p>
          </table:table-cell>
          <table:table-cell office:value-type="float" office:value="28.2894736842">
            <text:p>28.2894736842</text:p>
          </table:table-cell>
          <table:table-cell office:value-type="float" office:value="537.5">
            <text:p>537.5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UL-B.xml</text:p>
          </table:table-cell>
          <table:table-cell office:value-type="float" office:value="6.07896846606">
            <text:p>6.0789684661</text:p>
          </table:table-cell>
          <table:table-cell office:value-type="float" office:value="5.55562339724">
            <text:p>5.5556233972</text:p>
          </table:table-cell>
          <table:table-cell office:value-type="float" office:value="0.068750763219">
            <text:p>0.0687507632</text:p>
          </table:table-cell>
          <table:table-cell office:value-type="float" office:value="1978.04347826">
            <text:p>1978.04347826</text:p>
          </table:table-cell>
          <table:table-cell office:value-type="float" office:value="0">
            <text:p>0</text:p>
          </table:table-cell>
          <table:table-cell office:value-type="float" office:value="62.4074074074">
            <text:p>62.4074074074</text:p>
          </table:table-cell>
          <table:table-cell office:value-type="float" office:value="58.7790697674">
            <text:p>58.7790697674</text:p>
          </table:table-cell>
          <table:table-cell office:value-type="float" office:value="229.772727273">
            <text:p>229.772727273</text:p>
          </table:table-cell>
          <table:table-cell office:value-type="float" office:value="45495">
            <text:p>45495</text:p>
          </table:table-cell>
        </table:table-row>
        <table:table-row table:style-name="ro1">
          <table:table-cell office:value-type="string">
            <text:p>OgL-C.xml</text:p>
          </table:table-cell>
          <table:table-cell office:value-type="float" office:value="11.2896218825">
            <text:p>11.2896218825</text:p>
          </table:table-cell>
          <table:table-cell office:value-type="float" office:value="10.96328125">
            <text:p>10.96328125</text:p>
          </table:table-cell>
          <table:table-cell office:value-type="float" office:value="0.09609375">
            <text:p>0.09609375</text:p>
          </table:table-cell>
          <table:table-cell office:value-type="float" office:value="14033">
            <text:p>14033</text:p>
          </table:table-cell>
          <table:table-cell office:value-type="float" office:value="0">
            <text:p>0</text:p>
          </table:table-cell>
          <table:table-cell office:value-type="float" office:value="114.089430894">
            <text:p>114.089430894</text:p>
          </table:table-cell>
          <table:table-cell office:value-type="float" office:value="38.5521978022">
            <text:p>38.5521978022</text:p>
          </table:table-cell>
          <table:table-cell table:number-columns-repeated="2" office:value-type="float" office:value="14033">
            <text:p>14033</text:p>
          </table:table-cell>
        </table:table-row>
        <table:table-row table:style-name="ro1">
          <table:table-cell office:value-type="string">
            <text:p>Vidhem.xml</text:p>
          </table:table-cell>
          <table:table-cell office:value-type="float" office:value="3.98200514139">
            <text:p>3.9820051414</text:p>
          </table:table-cell>
          <table:table-cell office:value-type="float" office:value="3.4006586169">
            <text:p>3.4006586169</text:p>
          </table:table-cell>
          <table:table-cell office:value-type="float" office:value="0.169593852909">
            <text:p>0.1695938529</text:p>
          </table:table-cell>
          <table:table-cell office:value-type="float" office:value="6196">
            <text:p>6196</text:p>
          </table:table-cell>
          <table:table-cell office:value-type="float" office:value="0">
            <text:p>0</text:p>
          </table:table-cell>
          <table:table-cell office:value-type="float" office:value="23.6488549618">
            <text:p>23.6488549618</text:p>
          </table:table-cell>
          <table:table-cell office:value-type="float" office:value="20.0517799353">
            <text:p>20.0517799353</text:p>
          </table:table-cell>
          <table:table-cell office:value-type="float" office:value="69.6179775281">
            <text:p>69.6179775281</text:p>
          </table:table-cell>
          <table:table-cell office:value-type="float" office:value="6196">
            <text:p>6196</text:p>
          </table:table-cell>
        </table:table-row>
        <table:table-row table:style-name="ro1">
          <table:table-cell office:value-type="string">
            <text:p>Laek-Benz22.xml</text:p>
          </table:table-cell>
          <table:table-cell table:number-columns-repeated="2" office:value-type="float" office:value="247.333333333">
            <text:p>247.333333333</text:p>
          </table:table-cell>
          <table:table-cell office:value-type="float" office:value="0">
            <text:p>0</text:p>
          </table:table-cell>
          <table:table-cell office:value-type="float" office:value="82.4444444444">
            <text:p>82.4444444444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28.5384615385">
            <text:p>28.5384615385</text:p>
          </table:table-cell>
          <table:table-cell office:value-type="float" office:value="12.1639344262">
            <text:p>12.1639344262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Ruth.xml</text:p>
          </table:table-cell>
          <table:table-cell table:number-columns-repeated="2" office:value-type="float" office:value="60.6111111111">
            <text:p>60.6111111111</text:p>
          </table:table-cell>
          <table:table-cell office:value-type="float" office:value="0.138888888889">
            <text:p>0.1388888889</text:p>
          </table:table-cell>
          <table:table-cell office:value-type="float" office:value="27.6202531646">
            <text:p>27.6202531646</text:p>
          </table:table-cell>
          <table:table-cell office:value-type="float" office:value="0.0759493670886">
            <text:p>0.0759493671</text:p>
          </table:table-cell>
          <table:table-cell office:value-type="float" office:value="114.842105263">
            <text:p>114.842105263</text:p>
          </table:table-cell>
          <table:table-cell office:value-type="float" office:value="14.4503311258">
            <text:p>14.4503311258</text:p>
          </table:table-cell>
          <table:table-cell office:value-type="float" office:value="363.666666667">
            <text:p>363.666666667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Moses-A.xml</text:p>
          </table:table-cell>
          <table:table-cell office:value-type="float" office:value="394.437853107">
            <text:p>394.437853107</text:p>
          </table:table-cell>
          <table:table-cell office:value-type="float" office:value="390.030726257">
            <text:p>390.030726257</text:p>
          </table:table-cell>
          <table:table-cell office:value-type="float" office:value="0.405027932961">
            <text:p>0.405027933</text:p>
          </table:table-cell>
          <table:table-cell office:value-type="float" office:value="46543.6666667">
            <text:p>46543.6666667</text:p>
          </table:table-cell>
          <table:table-cell office:value-type="float" office:value="0">
            <text:p>0</text:p>
          </table:table-cell>
          <table:table-cell office:value-type="float" office:value="355.295165394">
            <text:p>355.295165394</text:p>
          </table:table-cell>
          <table:table-cell office:value-type="float" office:value="19.0051721791">
            <text:p>19.0051721791</text:p>
          </table:table-cell>
          <table:table-cell office:value-type="float" office:value="1329.81904762">
            <text:p>1329.81904762</text:p>
          </table:table-cell>
          <table:table-cell office:value-type="float" office:value="139631">
            <text:p>139631</text:p>
          </table:table-cell>
        </table:table-row>
        <table:table-row table:style-name="ro1">
          <table:table-cell office:value-type="string">
            <text:p>Horn.xml</text:p>
          </table:table-cell>
          <table:table-cell office:value-type="float" office:value="21.189429618">
            <text:p>21.189429618</text:p>
          </table:table-cell>
          <table:table-cell office:value-type="float" office:value="21.2450157398">
            <text:p>21.2450157398</text:p>
          </table:table-cell>
          <table:table-cell office:value-type="float" office:value="0.9055613851">
            <text:p>0.9055613851</text:p>
          </table:table-cell>
          <table:table-cell office:value-type="float" office:value="13.2459928034">
            <text:p>13.2459928034</text:p>
          </table:table-cell>
          <table:table-cell office:value-type="float" office:value="0.00032711808963">
            <text:p>0.0003271181</text:p>
          </table:table-cell>
          <table:table-cell office:value-type="float" office:value="23.6801169591">
            <text:p>23.6801169591</text:p>
          </table:table-cell>
          <table:table-cell office:value-type="float" office:value="21.7004287245">
            <text:p>21.7004287245</text:p>
          </table:table-cell>
          <table:table-cell office:value-type="float" office:value="710.403508772">
            <text:p>710.403508772</text:p>
          </table:table-cell>
          <table:table-cell office:value-type="float" office:value="40493">
            <text:p>40493</text:p>
          </table:table-cell>
        </table:table-row>
        <table:table-row table:style-name="ro1">
          <table:table-cell office:value-type="string">
            <text:p>ApG-A.xml</text:p>
          </table:table-cell>
          <table:table-cell table:number-columns-repeated="2" office:value-type="float" office:value="113.970873786">
            <text:p>113.970873786</text:p>
          </table:table-cell>
          <table:table-cell office:value-type="float" office:value="0.553398058252">
            <text:p>0.5533980583</text:p>
          </table:table-cell>
          <table:table-cell office:value-type="float" office:value="103.884955752">
            <text:p>103.884955752</text:p>
          </table:table-cell>
          <table:table-cell office:value-type="float" office:value="0.477876106195">
            <text:p>0.4778761062</text:p>
          </table:table-cell>
          <table:table-cell office:value-type="float" office:value="110.745283019">
            <text:p>110.745283019</text:p>
          </table:table-cell>
          <table:table-cell office:value-type="float" office:value="18.6038034865">
            <text:p>18.6038034865</text:p>
          </table:table-cell>
          <table:table-cell office:value-type="float" office:value="205.947368421">
            <text:p>205.947368421</text:p>
          </table:table-cell>
          <table:table-cell office:value-type="float" office:value="11739">
            <text:p>11739</text:p>
          </table:table-cell>
        </table:table-row>
        <table:table-row table:style-name="ro1">
          <table:table-cell office:value-type="string">
            <text:p>Exodus16.xml</text:p>
          </table:table-cell>
          <table:table-cell table:number-columns-repeated="2" office:value-type="float" office:value="134">
            <text:p>134</text:p>
          </table:table-cell>
          <table:table-cell office:value-type="float" office:value="0.5">
            <text:p>0.5</text:p>
          </table:table-cell>
          <table:table-cell office:value-type="float" office:value="8.64516129032">
            <text:p>8.6451612903</text:p>
          </table:table-cell>
          <table:table-cell office:value-type="float" office:value="0.258064516129">
            <text:p>0.2580645161</text:p>
          </table:table-cell>
          <table:table-cell office:value-type="float" office:value="29.7777777778">
            <text:p>29.7777777778</text:p>
          </table:table-cell>
          <table:table-cell office:value-type="float" office:value="22.3333333333">
            <text:p>22.3333333333</text:p>
          </table:table-cell>
          <table:table-cell table:number-columns-repeated="2" office:value-type="float" office:value="268">
            <text:p>268</text:p>
          </table:table-cell>
        </table:table-row>
        <table:table-row table:style-name="ro1">
          <table:table-cell office:value-type="string">
            <text:p>Barl.xml</text:p>
          </table:table-cell>
          <table:table-cell office:value-type="float" office:value="209.59375">
            <text:p>209.59375</text:p>
          </table:table-cell>
          <table:table-cell office:value-type="float" office:value="207.968992248">
            <text:p>207.968992248</text:p>
          </table:table-cell>
          <table:table-cell office:value-type="float" office:value="0.387596899225">
            <text:p>0.3875968992</text:p>
          </table:table-cell>
          <table:table-cell office:value-type="float" office:value="19.9168522643">
            <text:p>19.9168522643</text:p>
          </table:table-cell>
          <table:table-cell office:value-type="float" office:value="0.202672605791">
            <text:p>0.2026726058</text:p>
          </table:table-cell>
          <table:table-cell office:value-type="float" office:value="79.6083086053">
            <text:p>79.6083086053</text:p>
          </table:table-cell>
          <table:table-cell office:value-type="float" office:value="40.2218890555">
            <text:p>40.2218890555</text:p>
          </table:table-cell>
          <table:table-cell office:value-type="float" office:value="447.133333333">
            <text:p>447.133333333</text:p>
          </table:table-cell>
          <table:table-cell office:value-type="float" office:value="26828">
            <text:p>26828</text:p>
          </table:table-cell>
        </table:table-row>
        <table:table-row table:style-name="ro1">
          <table:table-cell office:value-type="string">
            <text:p>OgL-N.xml</text:p>
          </table:table-cell>
          <table:table-cell office:value-type="float" office:value="11.5223880597">
            <text:p>11.5223880597</text:p>
          </table:table-cell>
          <table:table-cell office:value-type="float" office:value="11.8769230769">
            <text:p>11.8769230769</text:p>
          </table:table-cell>
          <table:table-cell office:value-type="float" office:value="0.184615384615">
            <text:p>0.1846153846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59.3846153846">
            <text:p>59.3846153846</text:p>
          </table:table-cell>
          <table:table-cell office:value-type="float" office:value="25.7333333333">
            <text:p>25.7333333333</text:p>
          </table:table-cell>
          <table:table-cell office:value-type="float" office:value="386">
            <text:p>38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Birg7-C61.xml</text:p>
          </table:table-cell>
          <table:table-cell table:number-columns-repeated="2"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14895">
            <text:p>14895</text:p>
          </table:table-cell>
          <table:table-cell office:value-type="float" office:value="0">
            <text:p>0</text:p>
          </table:table-cell>
          <table:table-cell office:value-type="float" office:value="677.045454545">
            <text:p>677.045454545</text:p>
          </table:table-cell>
          <table:table-cell office:value-type="float" office:value="20.7451253482">
            <text:p>20.7451253482</text:p>
          </table:table-cell>
          <table:table-cell office:value-type="float" office:value="620.625">
            <text:p>620.625</text:p>
          </table:table-cell>
          <table:table-cell office:value-type="float" office:value="14895">
            <text:p>14895</text:p>
          </table:table-cell>
        </table:table-row>
        <table:table-row table:style-name="ro1">
          <table:table-cell office:value-type="string">
            <text:p>OgL-H.xml</text:p>
          </table:table-cell>
          <table:table-cell office:value-type="float" office:value="5.78403141361">
            <text:p>5.7840314136</text:p>
          </table:table-cell>
          <table:table-cell office:value-type="float" office:value="5.76892950392">
            <text:p>5.7689295039</text:p>
          </table:table-cell>
          <table:table-cell office:value-type="float" office:value="0.302872062663">
            <text:p>0.3028720627</text:p>
          </table:table-cell>
          <table:table-cell office:value-type="float" office:value="4419">
            <text:p>4419</text:p>
          </table:table-cell>
          <table:table-cell office:value-type="float" office:value="0">
            <text:p>0</text:p>
          </table:table-cell>
          <table:table-cell office:value-type="float" office:value="19.9954751131">
            <text:p>19.9954751131</text:p>
          </table:table-cell>
          <table:table-cell office:value-type="float" office:value="16.2463235294">
            <text:p>16.2463235294</text:p>
          </table:table-cell>
          <table:table-cell office:value-type="float" office:value="883.8">
            <text:p>883.8</text:p>
          </table:table-cell>
          <table:table-cell office:value-type="float" office:value="4419">
            <text:p>4419</text:p>
          </table:table-cell>
        </table:table-row>
        <table:table-row table:style-name="ro1">
          <table:table-cell office:value-type="string">
            <text:p>BartMod.xml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8.06040268456">
            <text:p>8.0604026846</text:p>
          </table:table-cell>
          <table:table-cell office:value-type="float" office:value="0.187919463087">
            <text:p>0.1879194631</text:p>
          </table:table-cell>
          <table:table-cell office:value-type="float" office:value="44.4814814815">
            <text:p>44.4814814815</text:p>
          </table:table-cell>
          <table:table-cell office:value-type="float" office:value="27.9302325581">
            <text:p>27.9302325581</text:p>
          </table:table-cell>
          <table:table-cell table:number-columns-repeated="2" office:value-type="float" office:value="1201">
            <text:p>1201</text:p>
          </table:table-cell>
        </table:table-row>
        <table:table-row table:style-name="ro1">
          <table:table-cell office:value-type="string">
            <text:p>Gyllh.xml</text:p>
          </table:table-cell>
          <table:table-cell office:value-type="float" office:value="35.7395693136">
            <text:p>35.7395693136</text:p>
          </table:table-cell>
          <table:table-cell office:value-type="float" office:value="33.7628734901">
            <text:p>33.7628734901</text:p>
          </table:table-cell>
          <table:table-cell office:value-type="float" office:value="0.928162746345">
            <text:p>0.9281627463</text:p>
          </table:table-cell>
          <table:table-cell office:value-type="float" office:value="12.1809633028">
            <text:p>12.1809633028</text:p>
          </table:table-cell>
          <table:table-cell office:value-type="float" office:value="0.0183486238532">
            <text:p>0.0183486239</text:p>
          </table:table-cell>
          <table:table-cell office:value-type="float" office:value="35.8118678355">
            <text:p>35.8118678355</text:p>
          </table:table-cell>
          <table:table-cell office:value-type="float" office:value="11.5004330879">
            <text:p>11.5004330879</text:p>
          </table:table-cell>
          <table:table-cell office:value-type="float" office:value="354.06">
            <text:p>354.06</text:p>
          </table:table-cell>
          <table:table-cell office:value-type="float" office:value="53109">
            <text:p>53109</text:p>
          </table:table-cell>
        </table:table-row>
        <table:table-row table:style-name="ro1">
          <table:table-cell office:value-type="string">
            <text:p>Erik-A.xml</text:p>
          </table:table-cell>
          <table:table-cell table:number-columns-repeated="2"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0">
            <text:p>0</text:p>
          </table:table-cell>
          <table:table-cell office:value-type="float" office:value="27905">
            <text:p>27905</text:p>
          </table:table-cell>
          <table:table-cell office:value-type="float" office:value="19.6930134086">
            <text:p>19.6930134086</text:p>
          </table:table-cell>
          <table:table-cell table:number-columns-repeated="2" office:value-type="float" office:value="27905">
            <text:p>27905</text:p>
          </table:table-cell>
        </table:table-row>
        <table:table-row table:style-name="ro1">
          <table:table-cell office:value-type="string">
            <text:p>Briccius.xml</text:p>
          </table:table-cell>
          <table:table-cell table:number-columns-repeated="2" office:value-type="float" office:value="25.303030303">
            <text:p>25.303030303</text:p>
          </table:table-cell>
          <table:table-cell office:value-type="float" office:value="0.0909090909091">
            <text:p>0.0909090909</text:p>
          </table:table-cell>
          <table:table-cell office:value-type="float" office:value="18.9772727273">
            <text:p>18.9772727273</text:p>
          </table:table-cell>
          <table:table-cell office:value-type="float" office:value="0.295454545455">
            <text:p>0.2954545455</text:p>
          </table:table-cell>
          <table:table-cell office:value-type="float" office:value="46.3888888889">
            <text:p>46.3888888889</text:p>
          </table:table-cell>
          <table:table-cell office:value-type="float" office:value="20.3658536585">
            <text:p>20.3658536585</text:p>
          </table:table-cell>
          <table:table-cell office:value-type="float" office:value="278.333333333">
            <text:p>278.333333333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string">
            <text:p>LegBil.xml</text:p>
          </table:table-cell>
          <table:table-cell office:value-type="float" office:value="30.1251507114">
            <text:p>30.1251507114</text:p>
          </table:table-cell>
          <table:table-cell office:value-type="float" office:value="29.3743240066">
            <text:p>29.3743240066</text:p>
          </table:table-cell>
          <table:table-cell office:value-type="float" office:value="0.349400423231">
            <text:p>0.3494004232</text:p>
          </table:table-cell>
          <table:table-cell office:value-type="float" office:value="77.1166666667">
            <text:p>77.1166666667</text:p>
          </table:table-cell>
          <table:table-cell office:value-type="float" office:value="0.0648148148148">
            <text:p>0.0648148148</text:p>
          </table:table-cell>
          <table:table-cell office:value-type="float" office:value="42.8425925926">
            <text:p>42.8425925926</text:p>
          </table:table-cell>
          <table:table-cell office:value-type="float" office:value="16.6705364291">
            <text:p>16.6705364291</text:p>
          </table:table-cell>
          <table:table-cell office:value-type="float" office:value="279.483221477">
            <text:p>279.483221477</text:p>
          </table:table-cell>
          <table:table-cell office:value-type="float" office:value="124929">
            <text:p>124929</text:p>
          </table:table-cell>
        </table:table-row>
        <table:table-row table:style-name="ro1">
          <table:table-cell office:value-type="string">
            <text:p>ErikBil.xml</text:p>
          </table:table-cell>
          <table:table-cell table:number-columns-repeated="2"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68.4705882353">
            <text:p>68.4705882353</text:p>
          </table:table-cell>
          <table:table-cell office:value-type="float" office:value="32.3333333333">
            <text:p>32.3333333333</text:p>
          </table:table-cell>
          <table:table-cell office:value-type="float" office:value="194">
            <text:p>194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string">
            <text:p>TreKung.xml</text:p>
          </table:table-cell>
          <table:table-cell table:number-columns-repeated="2" office:value-type="float" office:value="103.333333333">
            <text:p>103.333333333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41.3333333333">
            <text:p>41.3333333333</text:p>
          </table:table-cell>
          <table:table-cell office:value-type="float" office:value="310">
            <text:p>31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ElisBra.xml</text:p>
          </table:table-cell>
          <table:table-cell table:number-columns-repeated="2"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8.07246376812">
            <text:p>8.0724637681</text:p>
          </table:table-cell>
          <table:table-cell office:value-type="float" office:value="0.130434782609">
            <text:p>0.1304347826</text:p>
          </table:table-cell>
          <table:table-cell office:value-type="float" office:value="46.4166666667">
            <text:p>46.4166666667</text:p>
          </table:table-cell>
          <table:table-cell office:value-type="float" office:value="39.7857142857">
            <text:p>39.7857142857</text:p>
          </table:table-cell>
          <table:table-cell office:value-type="float" office:value="278.5">
            <text:p>278.5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RegS.xml</text:p>
          </table:table-cell>
          <table:table-cell office:value-type="float" office:value="692.307692308">
            <text:p>692.307692308</text:p>
          </table:table-cell>
          <table:table-cell office:value-type="float" office:value="729.72972973">
            <text:p>729.72972973</text:p>
          </table:table-cell>
          <table:table-cell office:value-type="float" office:value="0.513513513514">
            <text:p>0.5135135135</text:p>
          </table:table-cell>
          <table:table-cell office:value-type="float" office:value="12.3006833713">
            <text:p>12.3006833713</text:p>
          </table:table-cell>
          <table:table-cell office:value-type="float" office:value="0.573576309795">
            <text:p>0.5735763098</text:p>
          </table:table-cell>
          <table:table-cell office:value-type="float" office:value="20.1192250373">
            <text:p>20.1192250373</text:p>
          </table:table-cell>
          <table:table-cell office:value-type="float" office:value="10.9135004042">
            <text:p>10.9135004042</text:p>
          </table:table-cell>
          <table:table-cell office:value-type="float" office:value="9000">
            <text:p>9000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string">
            <text:p>Albinus.xml</text:p>
          </table:table-cell>
          <table:table-cell table:number-columns-repeated="2"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9.04278074866">
            <text:p>9.0427807487</text:p>
          </table:table-cell>
          <table:table-cell office:value-type="float" office:value="0.096256684492">
            <text:p>0.0962566845</text:p>
          </table:table-cell>
          <table:table-cell office:value-type="float" office:value="60.3928571429">
            <text:p>60.3928571429</text:p>
          </table:table-cell>
          <table:table-cell office:value-type="float" office:value="52.84375">
            <text:p>52.84375</text:p>
          </table:table-cell>
          <table:table-cell table:number-columns-repeated="2" office:value-type="float" office:value="1691">
            <text:p>1691</text:p>
          </table:table-cell>
        </table:table-row>
        <table:table-row table:style-name="ro1">
          <table:table-cell office:value-type="string">
            <text:p>OgL-D.xml</text:p>
          </table:table-cell>
          <table:table-cell office:value-type="float" office:value="14.4505494505">
            <text:p>14.4505494505</text:p>
          </table:table-cell>
          <table:table-cell office:value-type="float" office:value="13.8421052632">
            <text:p>13.8421052632</text:p>
          </table:table-cell>
          <table:table-cell office:value-type="float" office:value="0.0631578947368">
            <text:p>0.0631578947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219.166666667">
            <text:p>219.166666667</text:p>
          </table:table-cell>
          <table:table-cell office:value-type="float" office:value="26.8367346939">
            <text:p>26.8367346939</text:p>
          </table:table-cell>
          <table:table-cell office:value-type="float" office:value="657.5">
            <text:p>657.5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Laek7.xml</text:p>
          </table:table-cell>
          <table:table-cell office:value-type="float" office:value="111.090069284">
            <text:p>111.090069284</text:p>
          </table:table-cell>
          <table:table-cell office:value-type="float" office:value="112.915492958">
            <text:p>112.915492958</text:p>
          </table:table-cell>
          <table:table-cell office:value-type="float" office:value="0.467136150235">
            <text:p>0.4671361502</text:p>
          </table:table-cell>
          <table:table-cell office:value-type="float" office:value="9.7431638647">
            <text:p>9.7431638647</text:p>
          </table:table-cell>
          <table:table-cell office:value-type="float" office:value="0.403078792789">
            <text:p>0.4030787928</text:p>
          </table:table-cell>
          <table:table-cell office:value-type="float" office:value="22.0752638825">
            <text:p>22.0752638825</text:p>
          </table:table-cell>
          <table:table-cell office:value-type="float" office:value="13.2768423958">
            <text:p>13.2768423958</text:p>
          </table:table-cell>
          <table:table-cell office:value-type="float" office:value="31.3981723238">
            <text:p>31.3981723238</text:p>
          </table:table-cell>
          <table:table-cell office:value-type="float" office:value="48102">
            <text:p>48102</text:p>
          </table:table-cell>
        </table:table-row>
        <table:table-row table:style-name="ro1">
          <table:table-cell office:value-type="string">
            <text:p>Laek3.xml</text:p>
          </table:table-cell>
          <table:table-cell office:value-type="float" office:value="193.085470085">
            <text:p>193.085470085</text:p>
          </table:table-cell>
          <table:table-cell office:value-type="float" office:value="167.340740741">
            <text:p>167.340740741</text:p>
          </table:table-cell>
          <table:table-cell office:value-type="float" office:value="0.718518518519">
            <text:p>0.7185185185</text:p>
          </table:table-cell>
          <table:table-cell office:value-type="float" office:value="58.9843342037">
            <text:p>58.9843342037</text:p>
          </table:table-cell>
          <table:table-cell office:value-type="float" office:value="0.10182767624">
            <text:p>0.1018276762</text:p>
          </table:table-cell>
          <table:table-cell office:value-type="float" office:value="148.625">
            <text:p>148.625</text:p>
          </table:table-cell>
          <table:table-cell office:value-type="float" office:value="23.0991820041">
            <text:p>23.0991820041</text:p>
          </table:table-cell>
          <table:table-cell office:value-type="float" office:value="60.7284946237">
            <text:p>60.7284946237</text:p>
          </table:table-cell>
          <table:table-cell office:value-type="float" office:value="22591">
            <text:p>22591</text:p>
          </table:table-cell>
        </table:table-row>
        <table:table-row table:style-name="ro1">
          <table:table-cell office:value-type="string">
            <text:p>Mektild20.xml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1.3333333333">
            <text:p>21.3333333333</text:p>
          </table:table-cell>
          <table:table-cell table:number-columns-repeated="2" office:value-type="float" office:value="192">
            <text:p>192</text:p>
          </table:table-cell>
        </table:table-row>
        <table:table-row table:style-name="ro1">
          <table:table-cell office:value-type="string">
            <text:p>flores.xml</text:p>
          </table:table-cell>
          <table:table-cell office:value-type="float" office:value="20.7626865672">
            <text:p>20.7626865672</text:p>
          </table:table-cell>
          <table:table-cell office:value-type="float" office:value="24.8410714286">
            <text:p>24.8410714286</text:p>
          </table:table-cell>
          <table:table-cell office:value-type="float" office:value="0.771428571429">
            <text:p>0.7714285714</text:p>
          </table:table-cell>
          <table:table-cell office:value-type="float" office:value="12.739010989">
            <text:p>12.739010989</text:p>
          </table:table-cell>
          <table:table-cell office:value-type="float" office:value="0.018315018315">
            <text:p>0.0183150183</text:p>
          </table:table-cell>
          <table:table-cell office:value-type="float" office:value="31.7602739726">
            <text:p>31.7602739726</text:p>
          </table:table-cell>
          <table:table-cell office:value-type="float" office:value="17.195302843">
            <text:p>17.195302843</text:p>
          </table:table-cell>
          <table:table-cell table:number-columns-repeated="2" office:value-type="float" office:value="13911">
            <text:p>13911</text:p>
          </table:table-cell>
        </table:table-row>
        <table:table-row table:style-name="ro1">
          <table:table-cell office:value-type="string">
            <text:p>Jakelina.xml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.34042553191">
            <text:p>8.3404255319</text:p>
          </table:table-cell>
          <table:table-cell office:value-type="float" office:value="0.148936170213">
            <text:p>0.1489361702</text:p>
          </table:table-cell>
          <table:table-cell office:value-type="float" office:value="46.1176470588">
            <text:p>46.1176470588</text:p>
          </table:table-cell>
          <table:table-cell office:value-type="float" office:value="37.3333333333">
            <text:p>37.3333333333</text:p>
          </table:table-cell>
          <table:table-cell office:value-type="float" office:value="392">
            <text:p>392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Otilia.xml</text:p>
          </table:table-cell>
          <table:table-cell table:number-columns-repeated="2"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8.13333333333">
            <text:p>8.1333333333</text:p>
          </table:table-cell>
          <table:table-cell office:value-type="float" office:value="0.12380952381">
            <text:p>0.1238095238</text:p>
          </table:table-cell>
          <table:table-cell office:value-type="float" office:value="40.6666666667">
            <text:p>40.6666666667</text:p>
          </table:table-cell>
          <table:table-cell office:value-type="float" office:value="34.16">
            <text:p>34.16</text:p>
          </table:table-cell>
          <table:table-cell office:value-type="float" office:value="213.5">
            <text:p>213.5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YVgL-add.xml</text:p>
          </table:table-cell>
          <table:table-cell office:value-type="float" office:value="5.69632352941">
            <text:p>5.6963235294</text:p>
          </table:table-cell>
          <table:table-cell office:value-type="float" office:value="5.24864498645">
            <text:p>5.2486449865</text:p>
          </table:table-cell>
          <table:table-cell office:value-type="float" office:value="0.124661246612">
            <text:p>0.1246612466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table:number-columns-repeated="2" office:value-type="float" office:value="121.046875">
            <text:p>121.046875</text:p>
          </table:table-cell>
          <table:table-cell office:value-type="float" office:value="553.357142857">
            <text:p>553.357142857</text:p>
          </table:table-cell>
          <table:table-cell office:value-type="float" office:value="7747">
            <text:p>7747</text:p>
          </table:table-cell>
        </table:table-row>
        <table:table-row table:style-name="ro1">
          <table:table-cell office:value-type="string">
            <text:p>Birg-Bergm.xml</text:p>
          </table:table-cell>
          <table:table-cell office:value-type="float" office:value="10.9790575916">
            <text:p>10.9790575916</text:p>
          </table:table-cell>
          <table:table-cell office:value-type="float" office:value="10.8652849741">
            <text:p>10.8652849741</text:p>
          </table:table-cell>
          <table:table-cell office:value-type="float" office:value="0.492227979275">
            <text:p>0.4922279793</text:p>
          </table:table-cell>
          <table:table-cell office:value-type="float" office:value="419.4">
            <text:p>419.4</text:p>
          </table:table-cell>
          <table:table-cell office:value-type="float" office:value="0.8">
            <text:p>0.8</text:p>
          </table:table-cell>
          <table:table-cell office:value-type="float" office:value="21.618556701">
            <text:p>21.618556701</text:p>
          </table:table-cell>
          <table:table-cell office:value-type="float" office:value="16.2558139535">
            <text:p>16.2558139535</text:p>
          </table:table-cell>
          <table:table-cell office:value-type="float" office:value="262.125">
            <text:p>262.125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string">
            <text:p>Birg-Ox.xml</text:p>
          </table:table-cell>
          <table:table-cell office:value-type="float" office:value="435.083333333">
            <text:p>435.083333333</text:p>
          </table:table-cell>
          <table:table-cell office:value-type="float" office:value="401.615384615">
            <text:p>401.615384615</text:p>
          </table:table-cell>
          <table:table-cell office:value-type="float" office:value="0.230769230769">
            <text:p>0.2307692308</text:p>
          </table:table-cell>
          <table:table-cell office:value-type="float" office:value="28.375">
            <text:p>28.375</text:p>
          </table:table-cell>
          <table:table-cell office:value-type="float" office:value="0.521739130435">
            <text:p>0.5217391304</text:p>
          </table:table-cell>
          <table:table-cell office:value-type="float" office:value="52.21">
            <text:p>52.21</text:p>
          </table:table-cell>
          <table:table-cell office:value-type="float" office:value="16.7877813505">
            <text:p>16.7877813505</text:p>
          </table:table-cell>
          <table:table-cell office:value-type="float" office:value="522.1">
            <text:p>522.1</text:p>
          </table:table-cell>
          <table:table-cell office:value-type="float" office:value="5221">
            <text:p>5221</text:p>
          </table:table-cell>
        </table:table-row>
        <table:table-row table:style-name="ro1">
          <table:table-cell office:value-type="string">
            <text:p>KS-Bu.xml</text:p>
          </table:table-cell>
          <table:table-cell office:value-type="float" office:value="28.7777777778">
            <text:p>28.7777777778</text:p>
          </table:table-cell>
          <table:table-cell office:value-type="float" office:value="28.9716981132">
            <text:p>28.9716981132</text:p>
          </table:table-cell>
          <table:table-cell office:value-type="float" office:value="0.99730458221">
            <text:p>0.9973045822</text:p>
          </table:table-cell>
          <table:table-cell office:value-type="float" office:value="7165.66666667">
            <text:p>7165.66666667</text:p>
          </table:table-cell>
          <table:table-cell office:value-type="float" office:value="0.333333333333">
            <text:p>0.3333333333</text:p>
          </table:table-cell>
          <table:table-cell office:value-type="float" office:value="29.9818688982">
            <text:p>29.9818688982</text:p>
          </table:table-cell>
          <table:table-cell office:value-type="float" office:value="11.1905257678">
            <text:p>11.1905257678</text:p>
          </table:table-cell>
          <table:table-cell office:value-type="float" office:value="66.1446153846">
            <text:p>66.1446153846</text:p>
          </table:table-cell>
          <table:table-cell office:value-type="float" office:value="21497">
            <text:p>21497</text:p>
          </table:table-cell>
        </table:table-row>
        <table:table-row table:style-name="ro1">
          <table:table-cell office:value-type="string">
            <text:p>Olav.xml</text:p>
          </table:table-cell>
          <table:table-cell office:value-type="float" office:value="697.5">
            <text:p>697.5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2790">
            <text:p>279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9.8571428571">
            <text:p>39.8571428571</text:p>
          </table:table-cell>
          <table:table-cell office:value-type="float" office:value="186">
            <text:p>186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string">
            <text:p>MariaE.xml</text:p>
          </table:table-cell>
          <table:table-cell table:number-columns-repeated="2" office:value-type="float" office:value="1594">
            <text:p>1594</text:p>
          </table:table-cell>
          <table:table-cell office:value-type="float" office:value="0.5">
            <text:p>0.5</text:p>
          </table:table-cell>
          <table:table-cell office:value-type="float" office:value="9.63141993958">
            <text:p>9.6314199396</text:p>
          </table:table-cell>
          <table:table-cell office:value-type="float" office:value="0.132930513595">
            <text:p>0.1329305136</text:p>
          </table:table-cell>
          <table:table-cell office:value-type="float" office:value="69.3043478261">
            <text:p>69.3043478261</text:p>
          </table:table-cell>
          <table:table-cell office:value-type="float" office:value="18.011299435">
            <text:p>18.011299435</text:p>
          </table:table-cell>
          <table:table-cell office:value-type="float" office:value="1062.66666667">
            <text:p>1062.66666667</text:p>
          </table:table-cell>
          <table:table-cell office:value-type="float" office:value="3188">
            <text:p>3188</text:p>
          </table:table-cell>
        </table:table-row>
        <table:table-row table:style-name="ro1">
          <table:table-cell office:value-type="string">
            <text:p>Columb.xml</text:p>
          </table:table-cell>
          <table:table-cell office:value-type="float" office:value="17.9033687943">
            <text:p>17.9033687943</text:p>
          </table:table-cell>
          <table:table-cell office:value-type="float" office:value="18.9802631579">
            <text:p>18.9802631579</text:p>
          </table:table-cell>
          <table:table-cell office:value-type="float" office:value="0.899436090226">
            <text:p>0.8994360902</text:p>
          </table:table-cell>
          <table:table-cell office:value-type="float" office:value="11.9709543568">
            <text:p>11.9709543568</text:p>
          </table:table-cell>
          <table:table-cell office:value-type="float" office:value="0.0438648488441">
            <text:p>0.0438648488</text:p>
          </table:table-cell>
          <table:table-cell office:value-type="float" office:value="20.1145418327">
            <text:p>20.1145418327</text:p>
          </table:table-cell>
          <table:table-cell office:value-type="float" office:value="7.92582417582">
            <text:p>7.9258241758</text:p>
          </table:table-cell>
          <table:table-cell office:value-type="float" office:value="65.355987055">
            <text:p>65.355987055</text:p>
          </table:table-cell>
          <table:table-cell office:value-type="float" office:value="20195">
            <text:p>20195</text:p>
          </table:table-cell>
        </table:table-row>
        <table:table-row table:style-name="ro1">
          <table:table-cell office:value-type="string">
            <text:p>BirgVita.xml</text:p>
          </table:table-cell>
          <table:table-cell table:number-columns-repeated="2" office:value-type="float" office:value="27.4470046083">
            <text:p>27.4470046083</text:p>
          </table:table-cell>
          <table:table-cell office:value-type="float" office:value="0.479262672811">
            <text:p>0.4792626728</text:p>
          </table:table-cell>
          <table:table-cell office:value-type="float" office:value="83.8873239437">
            <text:p>83.8873239437</text:p>
          </table:table-cell>
          <table:table-cell office:value-type="float" office:value="0.549295774648">
            <text:p>0.5492957746</text:p>
          </table:table-cell>
          <table:table-cell office:value-type="float" office:value="43.4744525547">
            <text:p>43.4744525547</text:p>
          </table:table-cell>
          <table:table-cell office:value-type="float" office:value="20.0538720539">
            <text:p>20.0538720539</text:p>
          </table:table-cell>
          <table:table-cell office:value-type="float" office:value="541.454545455">
            <text:p>541.454545455</text:p>
          </table:table-cell>
          <table:table-cell office:value-type="float" office:value="5956">
            <text:p>5956</text:p>
          </table:table-cell>
        </table:table-row>
        <table:table-row table:style-name="ro1">
          <table:table-cell office:value-type="string">
            <text:p>Clara.xml</text:p>
          </table:table-cell>
          <table:table-cell office:value-type="float" office:value="12.6315228967">
            <text:p>12.6315228967</text:p>
          </table:table-cell>
          <table:table-cell office:value-type="float" office:value="12.6180851064">
            <text:p>12.6180851064</text:p>
          </table:table-cell>
          <table:table-cell office:value-type="float" office:value="0.38829787234">
            <text:p>0.3882978723</text:p>
          </table:table-cell>
          <table:table-cell office:value-type="float" office:value="130.340659341">
            <text:p>130.340659341</text:p>
          </table:table-cell>
          <table:table-cell office:value-type="float" office:value="0.428571428571">
            <text:p>0.4285714286</text:p>
          </table:table-cell>
          <table:table-cell office:value-type="float" office:value="30.1806615776">
            <text:p>30.1806615776</text:p>
          </table:table-cell>
          <table:table-cell office:value-type="float" office:value="24.5061983471">
            <text:p>24.5061983471</text:p>
          </table:table-cell>
          <table:table-cell office:value-type="float" office:value="790.733333333">
            <text:p>790.733333333</text:p>
          </table:table-cell>
          <table:table-cell office:value-type="float" office:value="11861">
            <text:p>11861</text:p>
          </table:table-cell>
        </table:table-row>
        <table:table-row table:style-name="ro1">
          <table:table-cell office:value-type="string">
            <text:p>Runius.xml</text:p>
          </table:table-cell>
          <table:table-cell office:value-type="float" office:value="33.2505518764">
            <text:p>33.2505518764</text:p>
          </table:table-cell>
          <table:table-cell office:value-type="float" office:value="32.8875545852">
            <text:p>32.8875545852</text:p>
          </table:table-cell>
          <table:table-cell office:value-type="float" office:value="0.917030567686">
            <text:p>0.9170305677</text:p>
          </table:table-cell>
          <table:table-cell office:value-type="float" office:value="56.5196998124">
            <text:p>56.5196998124</text:p>
          </table:table-cell>
          <table:table-cell office:value-type="float" office:value="0.0168855534709">
            <text:p>0.0168855535</text:p>
          </table:table-cell>
          <table:table-cell office:value-type="float" office:value="37.3296158612">
            <text:p>37.3296158612</text:p>
          </table:table-cell>
          <table:table-cell office:value-type="float" office:value="12.2359870024">
            <text:p>12.2359870024</text:p>
          </table:table-cell>
          <table:table-cell office:value-type="float" office:value="424.295774648">
            <text:p>424.295774648</text:p>
          </table:table-cell>
          <table:table-cell office:value-type="float" office:value="30125">
            <text:p>30125</text:p>
          </table:table-cell>
        </table:table-row>
        <table:table-row table:style-name="ro1">
          <table:table-cell office:value-type="string">
            <text:p>MariaF.xml</text:p>
          </table:table-cell>
          <table:table-cell table:number-columns-repeated="2"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6.66463414634">
            <text:p>6.6646341463</text:p>
          </table:table-cell>
          <table:table-cell office:value-type="float" office:value="0.15243902439">
            <text:p>0.1524390244</text:p>
          </table:table-cell>
          <table:table-cell office:value-type="float" office:value="42.0384615385">
            <text:p>42.0384615385</text:p>
          </table:table-cell>
          <table:table-cell office:value-type="float" office:value="36.4333333333">
            <text:p>36.4333333333</text:p>
          </table:table-cell>
          <table:table-cell office:value-type="float" office:value="546.5">
            <text:p>546.5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string">
            <text:p>Germ-Gen.xml</text:p>
          </table:table-cell>
          <table:table-cell office:value-type="float" office:value="11.7369323051">
            <text:p>11.7369323051</text:p>
          </table:table-cell>
          <table:table-cell office:value-type="float" office:value="11.6868600683">
            <text:p>11.6868600683</text:p>
          </table:table-cell>
          <table:table-cell office:value-type="float" office:value="0.339590443686">
            <text:p>0.3395904437</text:p>
          </table:table-cell>
          <table:table-cell office:value-type="float" office:value="428.03125">
            <text:p>428.03125</text:p>
          </table:table-cell>
          <table:table-cell office:value-type="float" office:value="0.28125">
            <text:p>0.28125</text:p>
          </table:table-cell>
          <table:table-cell office:value-type="float" office:value="34.9413265306">
            <text:p>34.9413265306</text:p>
          </table:table-cell>
          <table:table-cell office:value-type="float" office:value="24.7685352622">
            <text:p>24.7685352622</text:p>
          </table:table-cell>
          <table:table-cell office:value-type="float" office:value="1956.71428571">
            <text:p>1956.71428571</text:p>
          </table:table-cell>
          <table:table-cell office:value-type="float" office:value="13697">
            <text:p>13697</text:p>
          </table:table-cell>
        </table:table-row>
        <table:table-row table:style-name="ro1">
          <table:table-cell office:value-type="string">
            <text:p>Laek2.xml</text:p>
          </table:table-cell>
          <table:table-cell office:value-type="float" office:value="405.608695652">
            <text:p>405.608695652</text:p>
          </table:table-cell>
          <table:table-cell office:value-type="float" office:value="491">
            <text:p>491</text:p>
          </table:table-cell>
          <table:table-cell office:value-type="float" office:value="0.315789473684">
            <text:p>0.3157894737</text:p>
          </table:table-cell>
          <table:table-cell office:value-type="float" office:value="239.205128205">
            <text:p>239.205128205</text:p>
          </table:table-cell>
          <table:table-cell office:value-type="float" office:value="0.179487179487">
            <text:p>0.1794871795</text:p>
          </table:table-cell>
          <table:table-cell office:value-type="float" office:value="444.238095238">
            <text:p>444.238095238</text:p>
          </table:table-cell>
          <table:table-cell office:value-type="float" office:value="14.4635658915">
            <text:p>14.4635658915</text:p>
          </table:table-cell>
          <table:table-cell office:value-type="float" office:value="19.5576519916">
            <text:p>19.5576519916</text:p>
          </table:table-cell>
          <table:table-cell office:value-type="float" office:value="9329">
            <text:p>9329</text:p>
          </table:table-cell>
        </table:table-row>
        <table:table-row table:style-name="ro1">
          <table:table-cell office:value-type="string">
            <text:p>Ester.xml</text:p>
          </table:table-cell>
          <table:table-cell office:value-type="float" office:value="67.4455445545">
            <text:p>67.4455445545</text:p>
          </table:table-cell>
          <table:table-cell office:value-type="float" office:value="64.8761904762">
            <text:p>64.8761904762</text:p>
          </table:table-cell>
          <table:table-cell office:value-type="float" office:value="0.171428571429">
            <text:p>0.1714285714</text:p>
          </table:table-cell>
          <table:table-cell office:value-type="float" office:value="20.7051671733">
            <text:p>20.7051671733</text:p>
          </table:table-cell>
          <table:table-cell office:value-type="float" office:value="0.130699088146">
            <text:p>0.1306990881</text:p>
          </table:table-cell>
          <table:table-cell office:value-type="float" office:value="67.4455445545">
            <text:p>67.4455445545</text:p>
          </table:table-cell>
          <table:table-cell office:value-type="float" office:value="17.4219948849">
            <text:p>17.4219948849</text:p>
          </table:table-cell>
          <table:table-cell office:value-type="float" office:value="567.666666667">
            <text:p>567.666666667</text:p>
          </table:table-cell>
          <table:table-cell office:value-type="float" office:value="6812">
            <text:p>6812</text:p>
          </table:table-cell>
        </table:table-row>
        <table:table-row table:style-name="ro1">
          <table:table-cell office:value-type="string">
            <text:p>GermBil.xml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39.8">
            <text:p>39.8</text:p>
          </table:table-cell>
          <table:table-cell office:value-type="float" office:value="0.2">
            <text:p>0.2</text:p>
          </table:table-cell>
          <table:table-cell office:value-type="float" office:value="66.3333333333">
            <text:p>66.3333333333</text:p>
          </table:table-cell>
          <table:table-cell office:value-type="float" office:value="24.875">
            <text:p>24.875</text:p>
          </table:table-cell>
          <table:table-cell table:number-columns-repeated="2" office:value-type="float" office:value="199">
            <text:p>199</text:p>
          </table:table-cell>
        </table:table-row>
        <table:table-row table:style-name="ro1">
          <table:table-cell office:value-type="string">
            <text:p>Servacius.xml</text:p>
          </table:table-cell>
          <table:table-cell table:number-columns-repeated="2" office:value-type="float" office:value="4003">
            <text:p>4003</text:p>
          </table:table-cell>
          <table:table-cell office:value-type="float" office:value="0.5">
            <text:p>0.5</text:p>
          </table:table-cell>
          <table:table-cell office:value-type="float" office:value="8.22816032888">
            <text:p>8.2281603289</text:p>
          </table:table-cell>
          <table:table-cell office:value-type="float" office:value="0.0924974306269">
            <text:p>0.0924974306</text:p>
          </table:table-cell>
          <table:table-cell office:value-type="float" office:value="87.0217391304">
            <text:p>87.0217391304</text:p>
          </table:table-cell>
          <table:table-cell office:value-type="float" office:value="58.8676470588">
            <text:p>58.8676470588</text:p>
          </table:table-cell>
          <table:table-cell table:number-columns-repeated="2" office:value-type="float" office:value="8006">
            <text:p>8006</text:p>
          </table:table-cell>
        </table:table-row>
        <table:table-row table:style-name="ro1">
          <table:table-cell office:value-type="string">
            <text:p>ChrPina.xml</text:p>
          </table:table-cell>
          <table:table-cell table:number-columns-repeated="2" office:value-type="float" office:value="2719.33333333">
            <text:p>2719.33333333</text:p>
          </table:table-cell>
          <table:table-cell office:value-type="float" office:value="0">
            <text:p>0</text:p>
          </table:table-cell>
          <table:table-cell office:value-type="float" office:value="10.0344403444">
            <text:p>10.0344403444</text:p>
          </table:table-cell>
          <table:table-cell office:value-type="float" office:value="0.372693726937">
            <text:p>0.3726937269</text:p>
          </table:table-cell>
          <table:table-cell office:value-type="float" office:value="24.7212121212">
            <text:p>24.7212121212</text:p>
          </table:table-cell>
          <table:table-cell office:value-type="float" office:value="21.4120734908">
            <text:p>21.4120734908</text:p>
          </table:table-cell>
          <table:table-cell office:value-type="float" office:value="388.476190476">
            <text:p>388.476190476</text:p>
          </table:table-cell>
          <table:table-cell office:value-type="float" office:value="8158">
            <text:p>8158</text:p>
          </table:table-cell>
        </table:table-row>
        <table:table-row table:style-name="ro1">
          <table:table-cell office:value-type="string">
            <text:p>AnnaVasa.xml</text:p>
          </table:table-cell>
          <table:table-cell office:value-type="float" office:value="23.649122807">
            <text:p>23.649122807</text:p>
          </table:table-cell>
          <table:table-cell office:value-type="float" office:value="22.9772727273">
            <text:p>22.9772727273</text:p>
          </table:table-cell>
          <table:table-cell office:value-type="float" office:value="0.957386363636">
            <text:p>0.9573863636</text:p>
          </table:table-cell>
          <table:table-cell office:value-type="float" office:value="53.5629139073">
            <text:p>53.5629139073</text:p>
          </table:table-cell>
          <table:table-cell office:value-type="float" office:value="0.0331125827815">
            <text:p>0.0331125828</text:p>
          </table:table-cell>
          <table:table-cell office:value-type="float" office:value="26.5180327869">
            <text:p>26.5180327869</text:p>
          </table:table-cell>
          <table:table-cell office:value-type="float" office:value="23.1085714286">
            <text:p>23.1085714286</text:p>
          </table:table-cell>
          <table:table-cell table:number-columns-repeated="2" office:value-type="float" office:value="8088">
            <text:p>8088</text:p>
          </table:table-cell>
        </table:table-row>
        <table:table-row table:style-name="ro1">
          <table:table-cell office:value-type="string">
            <text:p>Val.xml</text:p>
          </table:table-cell>
          <table:table-cell office:value-type="float" office:value="16.884529148">
            <text:p>16.884529148</text:p>
          </table:table-cell>
          <table:table-cell office:value-type="float" office:value="18.1896135266">
            <text:p>18.1896135266</text:p>
          </table:table-cell>
          <table:table-cell office:value-type="float" office:value="0.0591787439614">
            <text:p>0.059178744</text:p>
          </table:table-cell>
          <table:table-cell office:value-type="float" office:value="14.4956689124">
            <text:p>14.4956689124</text:p>
          </table:table-cell>
          <table:table-cell office:value-type="float" office:value="0.00577478344562">
            <text:p>0.0057747834</text:p>
          </table:table-cell>
          <table:table-cell office:value-type="float" office:value="268.946428571">
            <text:p>268.946428571</text:p>
          </table:table-cell>
          <table:table-cell office:value-type="float" office:value="26.4692442882">
            <text:p>26.4692442882</text:p>
          </table:table-cell>
          <table:table-cell office:value-type="float" office:value="55.3713235294">
            <text:p>55.3713235294</text:p>
          </table:table-cell>
          <table:table-cell office:value-type="float" office:value="15061">
            <text:p>15061</text:p>
          </table:table-cell>
        </table:table-row>
        <table:table-row table:style-name="ro1">
          <table:table-cell office:value-type="string">
            <text:p>Alexius.xml</text:p>
          </table:table-cell>
          <table:table-cell office:value-type="float" office:value="24.1428571429">
            <text:p>24.1428571429</text:p>
          </table:table-cell>
          <table:table-cell office:value-type="float" office:value="22.5333333333">
            <text:p>22.5333333333</text:p>
          </table:table-cell>
          <table:table-cell office:value-type="float" office:value="0.166666666667">
            <text:p>0.1666666667</text:p>
          </table:table-cell>
          <table:table-cell office:value-type="float" office:value="10.2424242424">
            <text:p>10.2424242424</text:p>
          </table:table-cell>
          <table:table-cell office:value-type="float" office:value="0.181818181818">
            <text:p>0.1818181818</text:p>
          </table:table-cell>
          <table:table-cell office:value-type="float" office:value="42.25">
            <text:p>42.25</text:p>
          </table:table-cell>
          <table:table-cell office:value-type="float" office:value="27.04">
            <text:p>27.04</text:p>
          </table:table-cell>
          <table:table-cell table:number-columns-repeated="2" office:value-type="float" office:value="676">
            <text:p>676</text:p>
          </table:table-cell>
        </table:table-row>
        <table:table-row table:style-name="ro1">
          <table:table-cell office:value-type="string">
            <text:p>PetriB.xml</text:p>
          </table:table-cell>
          <table:table-cell office:value-type="float" office:value="569.03125">
            <text:p>569.03125</text:p>
          </table:table-cell>
          <table:table-cell office:value-type="float" office:value="444.12195122">
            <text:p>444.12195122</text:p>
          </table:table-cell>
          <table:table-cell office:value-type="float" office:value="0.951219512195">
            <text:p>0.9512195122</text:p>
          </table:table-cell>
          <table:table-cell office:value-type="float" office:value="7.62520938023">
            <text:p>7.6252093802</text:p>
          </table:table-cell>
          <table:table-cell office:value-type="float" office:value="0.328098827471">
            <text:p>0.3280988275</text:p>
          </table:table-cell>
          <table:table-cell office:value-type="float" office:value="22.5778053317">
            <text:p>22.5778053317</text:p>
          </table:table-cell>
          <table:table-cell office:value-type="float" office:value="7.18020504732">
            <text:p>7.1802050473</text:p>
          </table:table-cell>
          <table:table-cell office:value-type="float" office:value="428.447058824">
            <text:p>428.447058824</text:p>
          </table:table-cell>
          <table:table-cell office:value-type="float" office:value="36418">
            <text:p>36418</text:p>
          </table:table-cell>
        </table:table-row>
        <table:table-row table:style-name="ro1">
          <table:table-cell office:value-type="string">
            <text:p>Spegel.xml</text:p>
          </table:table-cell>
          <table:table-cell office:value-type="float" office:value="14.7260869565">
            <text:p>14.7260869565</text:p>
          </table:table-cell>
          <table:table-cell office:value-type="float" office:value="13.3873517787">
            <text:p>13.3873517787</text:p>
          </table:table-cell>
          <table:table-cell office:value-type="float" office:value="0.49209486166">
            <text:p>0.4920948617</text:p>
          </table:table-cell>
          <table:table-cell office:value-type="float" office:value="12.192224622">
            <text:p>12.192224622</text:p>
          </table:table-cell>
          <table:table-cell office:value-type="float" office:value="0.105471562275">
            <text:p>0.1054715623</text:p>
          </table:table-cell>
          <table:table-cell office:value-type="float" office:value="25.7175398633">
            <text:p>25.7175398633</text:p>
          </table:table-cell>
          <table:table-cell office:value-type="float" office:value="6.07969843834">
            <text:p>6.0796984383</text:p>
          </table:table-cell>
          <table:table-cell office:value-type="float" office:value="37.6751946607">
            <text:p>37.6751946607</text:p>
          </table:table-cell>
          <table:table-cell office:value-type="float" office:value="33870">
            <text:p>33870</text:p>
          </table:table-cell>
        </table:table-row>
        <table:table-row table:style-name="ro1">
          <table:table-cell office:value-type="string">
            <text:p>BjR.xml</text:p>
          </table:table-cell>
          <table:table-cell office:value-type="float" office:value="5.43108233117">
            <text:p>5.4310823312</text:p>
          </table:table-cell>
          <table:table-cell office:value-type="float" office:value="4.91708542714">
            <text:p>4.9170854271</text:p>
          </table:table-cell>
          <table:table-cell office:value-type="float" office:value="0.136515912898">
            <text:p>0.1365159129</text:p>
          </table:table-cell>
          <table:table-cell office:value-type="float" office:value="5871">
            <text:p>5871</text:p>
          </table:table-cell>
          <table:table-cell office:value-type="float" office:value="0">
            <text:p>0</text:p>
          </table:table-cell>
          <table:table-cell table:number-columns-repeated="2" office:value-type="float" office:value="71.5975609756">
            <text:p>71.5975609756</text:p>
          </table:table-cell>
          <table:table-cell office:value-type="float" office:value="75.2692307692">
            <text:p>75.2692307692</text:p>
          </table:table-cell>
          <table:table-cell office:value-type="float" office:value="5871">
            <text:p>5871</text:p>
          </table:table-cell>
        </table:table-row>
        <table:table-row table:style-name="ro1">
          <table:table-cell office:value-type="string">
            <text:p>Hiarne.xml</text:p>
          </table:table-cell>
          <table:table-cell office:value-type="float" office:value="25.21875">
            <text:p>25.21875</text:p>
          </table:table-cell>
          <table:table-cell office:value-type="float" office:value="27.556097561">
            <text:p>27.556097561</text:p>
          </table:table-cell>
          <table:table-cell office:value-type="float" office:value="0.882926829268">
            <text:p>0.8829268293</text:p>
          </table:table-cell>
          <table:table-cell office:value-type="float" office:value="10.0965147453">
            <text:p>10.0965147453</text:p>
          </table:table-cell>
          <table:table-cell office:value-type="float" office:value="0.0151921358356">
            <text:p>0.0151921358</text:p>
          </table:table-cell>
          <table:table-cell office:value-type="float" office:value="30.2085561497">
            <text:p>30.2085561497</text:p>
          </table:table-cell>
          <table:table-cell office:value-type="float" office:value="10.3272394881">
            <text:p>10.3272394881</text:p>
          </table:table-cell>
          <table:table-cell office:value-type="float" office:value="185.213114754">
            <text:p>185.213114754</text:p>
          </table:table-cell>
          <table:table-cell office:value-type="float" office:value="11298">
            <text:p>11298</text:p>
          </table:table-cell>
        </table:table-row>
        <table:table-row table:style-name="ro1">
          <table:table-cell office:value-type="string">
            <text:p>ElisUngUppA.xml</text:p>
          </table:table-cell>
          <table:table-cell office:value-type="float" office:value="29.5675675676">
            <text:p>29.5675675676</text:p>
          </table:table-cell>
          <table:table-cell office:value-type="float" office:value="28.2322580645">
            <text:p>28.2322580645</text:p>
          </table:table-cell>
          <table:table-cell office:value-type="float" office:value="0.103225806452">
            <text:p>0.1032258065</text:p>
          </table:table-cell>
          <table:table-cell office:value-type="float" office:value="14.3947368421">
            <text:p>14.3947368421</text:p>
          </table:table-cell>
          <table:table-cell office:value-type="float" office:value="0.144736842105">
            <text:p>0.1447368421</text:p>
          </table:table-cell>
          <table:table-cell office:value-type="float" office:value="59.1351351351">
            <text:p>59.1351351351</text:p>
          </table:table-cell>
          <table:table-cell office:value-type="float" office:value="19.9817351598">
            <text:p>19.9817351598</text:p>
          </table:table-cell>
          <table:table-cell office:value-type="float" office:value="486.222222222">
            <text:p>486.222222222</text:p>
          </table:table-cell>
          <table:table-cell office:value-type="float" office:value="4376">
            <text:p>437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J17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6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16:09:53</meta:creation-date>
    <dc:date>2012-05-29T16:34:30</dc:date>
    <meta:editing-duration>PT24M37S</meta:editing-duration>
    <meta:editing-cycles>2</meta:editing-cycles>
    <meta:generator>LibreOffice/3.4$Linux LibreOffice_project/340m1$Build-402</meta:generator>
    <meta:document-statistic meta:table-count="3" meta:cell-count="3542" meta:object-count="0"/>
  </office:meta>
</office:document-meta>
</file>